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5pt"/>
    </style:style>
    <style:style style:name="co2" style:family="table-column">
      <style:table-column-properties fo:break-before="auto" style:column-width="52.55pt"/>
    </style:style>
    <style:style style:name="co3" style:family="table-column">
      <style:table-column-properties fo:break-before="auto" style:column-width="67.1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36.2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7.29pt"/>
    </style:style>
    <style:style style:name="co11" style:family="table-column">
      <style:table-column-properties fo:break-before="auto" style:column-width="41.24pt"/>
    </style:style>
    <style:style style:name="co12" style:family="table-column">
      <style:table-column-properties fo:break-before="auto" style:column-width="36.79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8.11pt"/>
    </style:style>
    <style:style style:name="co15" style:family="table-column">
      <style:table-column-properties fo:break-before="auto" style:column-width="13.35pt"/>
    </style:style>
    <style:style style:name="co16" style:family="table-column">
      <style:table-column-properties fo:break-before="auto" style:column-width="22.85pt"/>
    </style:style>
    <style:style style:name="co17" style:family="table-column">
      <style:table-column-properties fo:break-before="auto" style:column-width="19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fo:background-color="#708090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cfc00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fo:background-color="#ffc0cb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1">
      <style:table-cell-properties fo:background-color="#ff8c00"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 style:data-style-name="N121">
      <style:table-cell-properties fo:background-color="#ff8c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1">
      <style:table-cell-properties fo:background-color="#9400d3"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 style:data-style-name="N121">
      <style:table-cell-properties fo:background-color="#9400d3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1">
      <style:table-cell-properties fo:background-color="#a9a9a9" style:text-align-source="fix" style:repeat-content="false" style:vertical-align="middle"/>
      <style:paragraph-properties fo:text-align="center" fo:margin-left="0pt"/>
    </style:style>
    <style:style style:name="ce33" style:family="table-cell" style:parent-style-name="Default" style:data-style-name="N121">
      <style:table-cell-properties fo:background-color="#a9a9a9"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1">
      <style:table-cell-properties fo:background-color="#00ff00"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21">
      <style:table-cell-properties fo:background-color="#7fffd4"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 style:data-style-name="N121">
      <style:table-cell-properties fo:background-color="#7fffd4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21">
      <style:table-cell-properties fo:background-color="#ffdab9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 style:data-style-name="N121">
      <style:table-cell-properties fo:background-color="#ffdab9"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pt"/>
    </style:style>
    <style:style style:name="ce57" style:family="table-cell" style:parent-style-name="Default" style:data-style-name="N121">
      <style:table-cell-properties fo:background-color="#808080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1">
      <style:table-cell-properties fo:background-color="#ff8c00"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12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76" style:family="table-cell" style:parent-style-name="Default" style:data-style-name="N12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4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 style:data-style-name="N1">
      <style:table-cell-properties fo:background-color="transparent"/>
    </style:style>
    <style:style style:name="ce30" style:family="table-cell" style:parent-style-name="Default" style:data-style-name="N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48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2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90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56" style:family="table-cell" style:parent-style-name="Default" style:data-style-name="N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9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95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 style:data-style-name="N121">
      <style:table-cell-properties fo:background-color="#ffc0cb" style:text-align-source="fix" style:repeat-content="false" fo:border="0.06pt solid #000000" style:vertical-align="middle"/>
      <style:paragraph-properties fo:text-align="center" fo:margin-left="0pt"/>
    </style:style>
    <style:style style:name="ce98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5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66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7" style:family="table-cell" style:parent-style-name="Default" style:data-style-name="N121">
      <style:table-cell-properties fo:background-color="#ff8c00" style:text-align-source="fix" style:repeat-content="false" fo:border="0.06pt solid #000000" style:vertical-align="middle"/>
      <style:paragraph-properties fo:text-align="center" fo:margin-left="0pt"/>
    </style:style>
    <style:style style:name="ce68" style:family="table-cell" style:parent-style-name="Default" style:data-style-name="N1">
      <style:table-cell-properties fo:background-color="#ff8c00" style:text-align-source="fix" style:repeat-content="false" fo:border="0.06pt solid #000000"/>
      <style:paragraph-properties fo:text-align="center" fo:margin-left="0pt"/>
    </style:style>
    <style:style style:name="ce69" style:family="table-cell" style:parent-style-name="Default" style:data-style-name="N121">
      <style:table-cell-properties fo:background-color="#ff8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05" style:family="table-cell" style:parent-style-name="Default" style:data-style-name="N121">
      <style:table-cell-properties fo:background-color="#ff8c00"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 style:data-style-name="N121">
      <style:table-cell-properties fo:background-color="#9400d3" style:text-align-source="fix" style:repeat-content="false" fo:border="0.06pt solid #000000" style:vertical-align="middle"/>
      <style:paragraph-properties fo:text-align="center" fo:margin-left="0pt"/>
    </style:style>
    <style:style style:name="ce72" style:family="table-cell" style:parent-style-name="Default" style:data-style-name="N1">
      <style:table-cell-properties fo:background-color="#9400d3"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121">
      <style:table-cell-properties fo:background-color="#9400d3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09" style:family="table-cell" style:parent-style-name="Default" style:data-style-name="N121">
      <style:table-cell-properties fo:background-color="#9400d3" style:text-align-source="fix" style:repeat-content="false" fo:border="0.06pt solid #000000"/>
      <style:paragraph-properties fo:text-align="center" fo:margin-left="0pt"/>
    </style:style>
    <style:style style:name="ce110" style:family="table-cell" style:parent-style-name="Default" style:data-style-name="N121">
      <style:table-cell-properties fo:background-color="#a9a9a9" style:text-align-source="fix" style:repeat-content="false" fo:border="0.06pt solid #000000" style:vertical-align="middle"/>
      <style:paragraph-properties fo:text-align="center" fo:margin-left="0pt"/>
    </style:style>
    <style:style style:name="ce111" style:family="table-cell" style:parent-style-name="Default" style:data-style-name="N1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 style:data-style-name="N121">
      <style:table-cell-properties fo:background-color="#a9a9a9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13" style:family="table-cell" style:parent-style-name="Default" style:data-style-name="N121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 style:data-style-name="N12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15" style:family="table-cell" style:parent-style-name="Default" style:data-style-name="N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16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17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 style:data-style-name="N121">
      <style:table-cell-properties fo:background-color="#ffe4b5" style:text-align-source="fix" style:repeat-content="false" fo:border="0.06pt solid #000000" style:vertical-align="middle"/>
      <style:paragraph-properties fo:text-align="center" fo:margin-left="0pt"/>
    </style:style>
    <style:style style:name="ce119" style:family="table-cell" style:parent-style-name="Default" style:data-style-name="N1">
      <style:table-cell-properties fo:background-color="#ffe4b5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 style:data-style-name="N121">
      <style:table-cell-properties fo:background-color="#ffe4b5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21" style:family="table-cell" style:parent-style-name="Default" style:data-style-name="N121">
      <style:table-cell-properties fo:background-color="#ffe4b5" style:text-align-source="fix" style:repeat-content="false" fo:border="0.06pt solid #000000"/>
      <style:paragraph-properties fo:text-align="center" fo:margin-left="0pt"/>
    </style:style>
    <style:style style:name="ce122" style:family="table-cell" style:parent-style-name="Default" style:data-style-name="N121">
      <style:table-cell-properties fo:background-color="#7fffd4" style:text-align-source="fix" style:repeat-content="false" fo:border="0.06pt solid #000000" style:vertical-align="middle"/>
      <style:paragraph-properties fo:text-align="center" fo:margin-left="0pt"/>
    </style:style>
    <style:style style:name="ce123" style:family="table-cell" style:parent-style-name="Default" style:data-style-name="N1">
      <style:table-cell-properties fo:background-color="#7fffd4" style:text-align-source="fix" style:repeat-content="false" fo:border="0.06pt solid #000000"/>
      <style:paragraph-properties fo:text-align="center" fo:margin-left="0pt"/>
    </style:style>
    <style:style style:name="ce124" style:family="table-cell" style:parent-style-name="Default" style:data-style-name="N121">
      <style:table-cell-properties fo:background-color="#7fffd4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25" style:family="table-cell" style:parent-style-name="Default" style:data-style-name="N121">
      <style:table-cell-properties fo:background-color="#7fffd4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 style:data-style-name="N121">
      <style:table-cell-properties fo:background-color="#808080" style:text-align-source="fix" style:repeat-content="false" fo:border="0.06pt solid #000000" style:vertical-align="middle"/>
      <style:paragraph-properties fo:text-align="center" fo:margin-left="0pt"/>
    </style:style>
    <style:style style:name="ce127" style:family="table-cell" style:parent-style-name="Default" style:data-style-name="N1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28" style:family="table-cell" style:parent-style-name="Default" style:data-style-name="N121">
      <style:table-cell-properties fo:background-color="#80808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29" style:family="table-cell" style:parent-style-name="Default" style:data-style-name="N121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earchSpaceResult_2Ch_(61)_S109_RemoveBaseLineOff_OrthogonalOn_SamplesIn4Out8_Avg_E30_20191031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default-cell-style-name="ce45"/>
        <table:table-column table:style-name="co5" table:default-cell-style-name="ce11"/>
        <table:table-column table:style-name="co6" table:default-cell-style-name="ce11"/>
        <table:table-column table:style-name="co7" table:default-cell-style-name="ce28"/>
        <table:table-column table:style-name="co8" table:default-cell-style-name="ce11"/>
        <table:table-column table:style-name="co9" table:default-cell-style-name="ce11"/>
        <table:table-column table:style-name="co9" table:default-cell-style-name="ce28"/>
        <table:table-column table:style-name="co10" table:default-cell-style-name="ce11"/>
        <table:table-column table:style-name="co9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number-columns-repeated="1005" table:default-cell-style-name="ce11"/>
        <table:table-row table:style-name="ro1">
          <table:table-cell table:style-name="ce1" table:number-columns-spanned="2" table:number-rows-spanned="2"/>
          <table:covered-table-cell table:style-name="ce3"/>
          <table:table-cell table:style-name="ce1" office:value-type="string" calcext:value-type="string" table:number-columns-spanned="3" table:number-rows-spanned="1">
            <text:p>Train</text:p>
          </table:table-cell>
          <table:covered-table-cell table:style-name="ce3"/>
          <table:covered-table-cell table:style-name="ce1" office:value-type="string" calcext:value-type="string">
            <text:p>Valid,</text:p>
          </table:covered-table-cell>
          <table:table-cell table:style-name="ce1" office:value-type="string" calcext:value-type="string" table:number-columns-spanned="3" table:number-rows-spanned="1">
            <text:p>Test</text:p>
          </table:table-cell>
          <table:covered-table-cell table:style-name="ce1"/>
          <table:covered-table-cell table:style-name="ce3"/>
          <table:table-cell table:style-name="ce42"/>
          <table:table-cell table:style-name="ce30" office:value-type="string" calcext:value-type="string" table:number-columns-spanned="2" table:number-rows-spanned="1">
            <text:p>Try 1</text:p>
          </table:table-cell>
          <table:covered-table-cell table:style-name="ce76"/>
          <table:table-cell table:style-name="ce56" office:value-type="string" calcext:value-type="string" table:number-columns-spanned="2" table:number-rows-spanned="1">
            <text:p>Try 2</text:p>
          </table:table-cell>
          <table:covered-table-cell table:style-name="ce95"/>
          <table:table-cell table:style-name="ce37" office:value-type="string" calcext:value-type="string" table:number-columns-spanned="2" table:number-rows-spanned="1">
            <text:p>Try 3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ry 4</text:p>
          </table:table-cell>
          <table:covered-table-cell table:style-name="ce105"/>
          <table:table-cell table:style-name="ce71" office:value-type="string" calcext:value-type="string" table:number-columns-spanned="2" table:number-rows-spanned="1">
            <text:p>Try 5</text:p>
          </table:table-cell>
          <table:covered-table-cell table:style-name="ce109"/>
          <table:table-cell table:style-name="ce110" office:value-type="string" calcext:value-type="string" table:number-columns-spanned="2" table:number-rows-spanned="1">
            <text:p>Try 6</text:p>
          </table:table-cell>
          <table:covered-table-cell table:style-name="ce113"/>
          <table:table-cell table:style-name="ce114" office:value-type="string" calcext:value-type="string" table:number-columns-spanned="2" table:number-rows-spanned="1">
            <text:p>Try 7</text:p>
          </table:table-cell>
          <table:covered-table-cell table:style-name="ce117"/>
          <table:table-cell table:style-name="ce118" office:value-type="string" calcext:value-type="string" table:number-columns-spanned="2" table:number-rows-spanned="1">
            <text:p>Try 8</text:p>
          </table:table-cell>
          <table:covered-table-cell table:style-name="ce121"/>
          <table:table-cell table:style-name="ce122" office:value-type="string" calcext:value-type="string" table:number-columns-spanned="2" table:number-rows-spanned="1">
            <text:p>Try 9</text:p>
          </table:table-cell>
          <table:covered-table-cell table:style-name="ce125"/>
          <table:table-cell table:style-name="ce126" office:value-type="string" calcext:value-type="string" table:number-columns-spanned="2" table:number-rows-spanned="1">
            <text:p>Try 10</text:p>
          </table:table-cell>
          <table:covered-table-cell table:style-name="ce129"/>
          <table:table-cell table:number-columns-repeated="995"/>
        </table:table-row>
        <table:table-row table:style-name="ro1">
          <table:covered-table-cell table:number-columns-repeated="2" table:style-name="ce3"/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<text:s/>Acc. (avg)</text:p>
          </table:table-cell>
          <table:table-cell table:style-name="ce2" office:value-type="string" calcext:value-type="string">
            <text:p><text:s/>Acc. (std)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<text:s/>Acc. (avg)</text:p>
          </table:table-cell>
          <table:table-cell table:style-name="ce2" office:value-type="string" calcext:value-type="string">
            <text:p><text:s/>Acc. (std)</text:p>
          </table:table-cell>
          <table:table-cell table:style-name="ce42"/>
          <table:table-cell table:style-name="ce48" office:value-type="string" calcext:value-type="string">
            <text:p>Train</text:p>
          </table:table-cell>
          <table:table-cell table:style-name="ce76" office:value-type="string" calcext:value-type="string">
            <text:p>Test</text:p>
          </table:table-cell>
          <table:table-cell table:style-name="ce34" office:value-type="string" calcext:value-type="string">
            <text:p>Train</text:p>
          </table:table-cell>
          <table:table-cell table:style-name="ce95" office:value-type="string" calcext:value-type="string">
            <text:p>Test</text:p>
          </table:table-cell>
          <table:table-cell table:style-name="ce98" office:value-type="string" calcext:value-type="string">
            <text:p>Train</text:p>
          </table:table-cell>
          <table:table-cell table:style-name="ce98" office:value-type="string" calcext:value-type="string">
            <text:p>Test</text:p>
          </table:table-cell>
          <table:table-cell table:style-name="ce68" office:value-type="string" calcext:value-type="string">
            <text:p>Train</text:p>
          </table:table-cell>
          <table:table-cell table:style-name="ce68" office:value-type="string" calcext:value-type="string">
            <text:p>Test</text:p>
          </table:table-cell>
          <table:table-cell table:style-name="ce72" office:value-type="string" calcext:value-type="string">
            <text:p>Train</text:p>
          </table:table-cell>
          <table:table-cell table:style-name="ce72" office:value-type="string" calcext:value-type="string">
            <text:p>Test</text:p>
          </table:table-cell>
          <table:table-cell table:style-name="ce111" office:value-type="string" calcext:value-type="string">
            <text:p>Train</text:p>
          </table:table-cell>
          <table:table-cell table:style-name="ce111" office:value-type="string" calcext:value-type="string">
            <text:p>Test</text:p>
          </table:table-cell>
          <table:table-cell table:style-name="ce115" office:value-type="string" calcext:value-type="string">
            <text:p>Train</text:p>
          </table:table-cell>
          <table:table-cell table:style-name="ce115" office:value-type="string" calcext:value-type="string">
            <text:p>Test</text:p>
          </table:table-cell>
          <table:table-cell table:style-name="ce119" office:value-type="string" calcext:value-type="string">
            <text:p>Train</text:p>
          </table:table-cell>
          <table:table-cell table:style-name="ce119" office:value-type="string" calcext:value-type="string">
            <text:p>Test</text:p>
          </table:table-cell>
          <table:table-cell table:style-name="ce123" office:value-type="string" calcext:value-type="string">
            <text:p>Train</text:p>
          </table:table-cell>
          <table:table-cell table:style-name="ce123" office:value-type="string" calcext:value-type="string">
            <text:p>Test</text:p>
          </table:table-cell>
          <table:table-cell table:style-name="ce127" office:value-type="string" calcext:value-type="string">
            <text:p>Train</text:p>
          </table:table-cell>
          <table:table-cell table:style-name="ce127" office:value-type="string" calcext:value-type="string">
            <text:p>Tes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1" table:number-rows-spanned="20">
            <text:p>AVG.</text:p>
          </table:table-cell>
          <table:table-cell table:style-name="ce2" office:value-type="string" calcext:value-type="string">
            <text:p>Fp1</text:p>
          </table:table-cell>
          <table:table-cell table:style-name="ce2" table:formula="of:=([.C28]+[.C49]+[.C70]+[.C91]+[.C112]+[.C133]+[.C154]+[.C175]+[.C196]+[.C217])/10" office:value-type="float" office:value="0.0286800769022681" calcext:value-type="float">
            <text:p>0.0287</text:p>
          </table:table-cell>
          <table:table-cell table:style-name="ce2" table:formula="of:=([.D28]+[.D49]+[.D70]+[.D91]+[.D112]+[.D133]+[.D154]+[.D175]+[.D196]+[.D217])/10" office:value-type="float" office:value="0.990645572100314" calcext:value-type="float">
            <text:p>0.9906</text:p>
          </table:table-cell>
          <table:table-cell table:style-name="ce2" table:formula="of:=STDEV([.D28];[.D49];[.D70];[.D91];[.D112];[.D133];[.D154];[.D175];[.D196];[.D217])" office:value-type="float" office:value="0.0114957235603403" calcext:value-type="float">
            <text:p>0.0115</text:p>
          </table:table-cell>
          <table:table-cell table:style-name="ce2" table:formula="of:=([.G28]+[.G49]+[.G70]+[.G91]+[.G112]+[.G133]+[.G154]+[.G175]+[.G196]+[.G217])/10" office:value-type="float" office:value="0.0370998174773832" calcext:value-type="float">
            <text:p>0.0371</text:p>
          </table:table-cell>
          <table:table-cell table:style-name="ce2" table:formula="of:=([.H28]+[.H49]+[.H70]+[.H91]+[.H112]+[.H133]+[.H154]+[.H175]+[.H196]+[.H217])/10" office:value-type="float" office:value="0.987379208229426" calcext:value-type="float">
            <text:p>0.9874</text:p>
          </table:table-cell>
          <table:table-cell table:style-name="ce2" table:formula="of:=STDEV([.H28];[.H49];[.H70];[.H91];[.H112];[.H133];[.H154];[.H175];[.H196];[.H217])" office:value-type="float" office:value="0.0119441739333553" calcext:value-type="float">
            <text:p>0.0119</text:p>
          </table:table-cell>
          <table:table-cell table:style-name="ce42"/>
          <table:table-cell table:style-name="ce49" table:formula="of:=[.J31]" office:value-type="string" office:string-value="P7" calcext:value-type="string">
            <text:p>P7</text:p>
          </table:table-cell>
          <table:table-cell table:style-name="ce54" table:formula="of:=[.L31]" office:value-type="string" office:string-value="P7" calcext:value-type="string">
            <text:p>P7</text:p>
          </table:table-cell>
          <table:table-cell table:style-name="ce58" table:formula="of:=[.J52]" office:value-type="string" office:string-value="T8" calcext:value-type="string">
            <text:p>T8</text:p>
          </table:table-cell>
          <table:table-cell table:style-name="ce61" table:formula="of:=[.L52]" office:value-type="string" office:string-value="O1" calcext:value-type="string">
            <text:p>O1</text:p>
          </table:table-cell>
          <table:table-cell table:style-name="ce64" table:formula="of:=[.J73]" office:value-type="string" office:string-value="P7" calcext:value-type="string">
            <text:p>P7</text:p>
          </table:table-cell>
          <table:table-cell table:style-name="ce66" table:formula="of:=[.L73]" office:value-type="string" office:string-value="Fp1" calcext:value-type="string">
            <text:p>Fp1</text:p>
          </table:table-cell>
          <table:table-cell table:style-name="ce69" table:formula="of:=[.J94]" office:value-type="string" office:string-value="Fz" calcext:value-type="string">
            <text:p>Fz</text:p>
          </table:table-cell>
          <table:table-cell table:style-name="ce69" table:formula="of:=[.L94]" office:value-type="string" office:string-value="Fz" calcext:value-type="string">
            <text:p>Fz</text:p>
          </table:table-cell>
          <table:table-cell table:style-name="ce73" table:formula="of:=[.J115]" office:value-type="string" office:string-value="Fp1" calcext:value-type="string">
            <text:p>Fp1</text:p>
          </table:table-cell>
          <table:table-cell table:style-name="ce73" table:formula="of:=[.L115]" office:value-type="string" office:string-value="Fp1" calcext:value-type="string">
            <text:p>Fp1</text:p>
          </table:table-cell>
          <table:table-cell table:style-name="ce112" table:formula="of:=[.J136]" office:value-type="string" office:string-value="F4" calcext:value-type="string">
            <text:p>F4</text:p>
          </table:table-cell>
          <table:table-cell table:style-name="ce112" table:formula="of:=[.L136]" office:value-type="string" office:string-value="P3" calcext:value-type="string">
            <text:p>P3</text:p>
          </table:table-cell>
          <table:table-cell table:style-name="ce116" table:formula="of:=[.J157]" office:value-type="string" office:string-value="Fz" calcext:value-type="string">
            <text:p>Fz</text:p>
          </table:table-cell>
          <table:table-cell table:style-name="ce116" table:formula="of:=[.L157]" office:value-type="string" office:string-value="Fz" calcext:value-type="string">
            <text:p>Fz</text:p>
          </table:table-cell>
          <table:table-cell table:style-name="ce120" table:formula="of:=[.J178]" office:value-type="string" office:string-value="Fp1" calcext:value-type="string">
            <text:p>Fp1</text:p>
          </table:table-cell>
          <table:table-cell table:style-name="ce120" table:formula="of:=[.L178]" office:value-type="string" office:string-value="F8" calcext:value-type="string">
            <text:p>F8</text:p>
          </table:table-cell>
          <table:table-cell table:style-name="ce124" table:formula="of:=[.J199]" office:value-type="string" office:string-value="F8" calcext:value-type="string">
            <text:p>F8</text:p>
          </table:table-cell>
          <table:table-cell table:style-name="ce124" table:formula="of:=[.L199]" office:value-type="string" office:string-value="F8" calcext:value-type="string">
            <text:p>F8</text:p>
          </table:table-cell>
          <table:table-cell table:style-name="ce128" table:formula="of:=[.J220]" office:value-type="string" office:string-value="F3" calcext:value-type="string">
            <text:p>F3</text:p>
          </table:table-cell>
          <table:table-cell table:style-name="ce128" table:formula="of:=[.L220]" office:value-type="string" office:string-value="F3" calcext:value-type="string">
            <text:p>F3</text:p>
          </table:table-cell>
          <table:table-cell table:number-columns-repeated="995"/>
        </table:table-row>
        <table:table-row table:style-name="ro1">
          <table:covered-table-cell table:style-name="ce3"/>
          <table:table-cell table:style-name="ce2" office:value-type="string" calcext:value-type="string">
            <text:p>Fp2</text:p>
          </table:table-cell>
          <table:table-cell table:style-name="ce2" table:formula="of:=([.C29]+[.C50]+[.C71]+[.C92]+[.C113]+[.C134]+[.C155]+[.C176]+[.C197]+[.C218])/10" office:value-type="float" office:value="0.0350036149821919" calcext:value-type="float">
            <text:p>0.0350</text:p>
          </table:table-cell>
          <table:table-cell table:style-name="ce2" table:formula="of:=([.D29]+[.D50]+[.D71]+[.D92]+[.D113]+[.D134]+[.D155]+[.D176]+[.D197]+[.D218])/10" office:value-type="float" office:value="0.988930250783699" calcext:value-type="float">
            <text:p>0.9889</text:p>
          </table:table-cell>
          <table:table-cell table:style-name="ce2" table:formula="of:=STDEV([.D29];[.D50];[.D71];[.D92];[.D113];[.D134];[.D155];[.D176];[.D197];[.D218])" office:value-type="float" office:value="0.0131174698749492" calcext:value-type="float">
            <text:p>0.0131</text:p>
          </table:table-cell>
          <table:table-cell table:style-name="ce2" table:formula="of:=([.G29]+[.G50]+[.G71]+[.G92]+[.G113]+[.G134]+[.G155]+[.G176]+[.G197]+[.G218])/10" office:value-type="float" office:value="0.0474655230218537" calcext:value-type="float">
            <text:p>0.0475</text:p>
          </table:table-cell>
          <table:table-cell table:style-name="ce2" table:formula="of:=([.H29]+[.H50]+[.H71]+[.H92]+[.H113]+[.H134]+[.H155]+[.H176]+[.H197]+[.H218])/10" office:value-type="float" office:value="0.984530860349127" calcext:value-type="float">
            <text:p>0.9845</text:p>
          </table:table-cell>
          <table:table-cell table:style-name="ce2" table:formula="of:=STDEV([.H29];[.H50];[.H71];[.H92];[.H113];[.H134];[.H155];[.H176];[.H197];[.H218])" office:value-type="float" office:value="0.0146887411458046" calcext:value-type="float">
            <text:p>0.0147</text:p>
          </table:table-cell>
          <table:table-cell table:style-name="ce42"/>
          <table:table-cell table:style-name="ce49" table:formula="of:=[.J32]" office:value-type="string" office:string-value="T7" calcext:value-type="string">
            <text:p>T7</text:p>
          </table:table-cell>
          <table:table-cell table:style-name="ce54" table:formula="of:=[.L32]" office:value-type="string" office:string-value="T7" calcext:value-type="string">
            <text:p>T7</text:p>
          </table:table-cell>
          <table:table-cell table:style-name="ce58" table:formula="of:=[.J53]" office:value-type="string" office:string-value="P4" calcext:value-type="string">
            <text:p>P4</text:p>
          </table:table-cell>
          <table:table-cell table:style-name="ce61" table:formula="of:=[.L53]" office:value-type="string" office:string-value="P4" calcext:value-type="string">
            <text:p>P4</text:p>
          </table:table-cell>
          <table:table-cell table:style-name="ce64" table:formula="of:=[.J74]" office:value-type="string" office:string-value="Fp1" calcext:value-type="string">
            <text:p>Fp1</text:p>
          </table:table-cell>
          <table:table-cell table:style-name="ce66" table:formula="of:=[.L74]" office:value-type="string" office:string-value="P7" calcext:value-type="string">
            <text:p>P7</text:p>
          </table:table-cell>
          <table:table-cell table:style-name="ce69" table:formula="of:=[.J95]" office:value-type="string" office:string-value="Fp1" calcext:value-type="string">
            <text:p>Fp1</text:p>
          </table:table-cell>
          <table:table-cell table:style-name="ce69" table:formula="of:=[.L95]" office:value-type="string" office:string-value="Fp1" calcext:value-type="string">
            <text:p>Fp1</text:p>
          </table:table-cell>
          <table:table-cell table:style-name="ce73" table:formula="of:=[.J116]" office:value-type="string" office:string-value="P7" calcext:value-type="string">
            <text:p>P7</text:p>
          </table:table-cell>
          <table:table-cell table:style-name="ce73" table:formula="of:=[.L116]" office:value-type="string" office:string-value="P7" calcext:value-type="string">
            <text:p>P7</text:p>
          </table:table-cell>
          <table:table-cell table:style-name="ce112" table:formula="of:=[.J137]" office:value-type="string" office:string-value="P3" calcext:value-type="string">
            <text:p>P3</text:p>
          </table:table-cell>
          <table:table-cell table:style-name="ce112" table:formula="of:=[.L137]" office:value-type="string" office:string-value="Fz" calcext:value-type="string">
            <text:p>Fz</text:p>
          </table:table-cell>
          <table:table-cell table:style-name="ce116" table:formula="of:=[.J158]" office:value-type="string" office:string-value="C4" calcext:value-type="string">
            <text:p>C4</text:p>
          </table:table-cell>
          <table:table-cell table:style-name="ce116" table:formula="of:=[.L158]" office:value-type="string" office:string-value="P4" calcext:value-type="string">
            <text:p>P4</text:p>
          </table:table-cell>
          <table:table-cell table:style-name="ce120" table:formula="of:=[.J179]" office:value-type="string" office:string-value="F8" calcext:value-type="string">
            <text:p>F8</text:p>
          </table:table-cell>
          <table:table-cell table:style-name="ce120" table:formula="of:=[.L179]" office:value-type="string" office:string-value="Fp1" calcext:value-type="string">
            <text:p>Fp1</text:p>
          </table:table-cell>
          <table:table-cell table:style-name="ce124" table:formula="of:=[.J200]" office:value-type="string" office:string-value="F3" calcext:value-type="string">
            <text:p>F3</text:p>
          </table:table-cell>
          <table:table-cell table:style-name="ce124" table:formula="of:=[.L200]" office:value-type="string" office:string-value="P3" calcext:value-type="string">
            <text:p>P3</text:p>
          </table:table-cell>
          <table:table-cell table:style-name="ce128" table:formula="of:=[.J221]" office:value-type="string" office:string-value="O1" calcext:value-type="string">
            <text:p>O1</text:p>
          </table:table-cell>
          <table:table-cell table:style-name="ce128" table:formula="of:=[.L221]" office:value-type="string" office:string-value="O1" calcext:value-type="string">
            <text:p>O1</text:p>
          </table:table-cell>
          <table:table-cell table:number-columns-repeated="995"/>
        </table:table-row>
        <table:table-row table:style-name="ro1">
          <table:covered-table-cell table:style-name="ce3"/>
          <table:table-cell table:style-name="ce2" office:value-type="string" calcext:value-type="string">
            <text:p>F7</text:p>
          </table:table-cell>
          <table:table-cell table:style-name="ce2" table:formula="of:=([.C30]+[.C51]+[.C72]+[.C93]+[.C114]+[.C135]+[.C156]+[.C177]+[.C198]+[.C219])/10" office:value-type="float" office:value="0.0342258096081139" calcext:value-type="float">
            <text:p>0.0342</text:p>
          </table:table-cell>
          <table:table-cell table:style-name="ce2" table:formula="of:=([.D30]+[.D51]+[.D72]+[.D93]+[.D114]+[.D135]+[.D156]+[.D177]+[.D198]+[.D219])/10" office:value-type="float" office:value="0.989239811912226" calcext:value-type="float">
            <text:p>0.9892</text:p>
          </table:table-cell>
          <table:table-cell table:style-name="ce2" table:formula="of:=STDEV([.D30];[.D51];[.D72];[.D93];[.D114];[.D135];[.D156];[.D177];[.D198];[.D219])" office:value-type="float" office:value="0.00982979840091035" calcext:value-type="float">
            <text:p>0.0098</text:p>
          </table:table-cell>
          <table:table-cell table:style-name="ce2" table:formula="of:=([.G30]+[.G51]+[.G72]+[.G93]+[.G114]+[.G135]+[.G156]+[.G177]+[.G198]+[.G219])/10" office:value-type="float" office:value="0.0441622942732241" calcext:value-type="float">
            <text:p>0.0442</text:p>
          </table:table-cell>
          <table:table-cell table:style-name="ce2" table:formula="of:=([.H30]+[.H51]+[.H72]+[.H93]+[.H114]+[.H135]+[.H156]+[.H177]+[.H198]+[.H219])/10" office:value-type="float" office:value="0.985212749376558" calcext:value-type="float">
            <text:p>0.9852</text:p>
          </table:table-cell>
          <table:table-cell table:style-name="ce2" table:formula="of:=STDEV([.H30];[.H51];[.H72];[.H93];[.H114];[.H135];[.H156];[.H177];[.H198];[.H219])" office:value-type="float" office:value="0.0115358778865935" calcext:value-type="float">
            <text:p>0.0115</text:p>
          </table:table-cell>
          <table:table-cell table:style-name="ce42"/>
          <table:table-cell table:style-name="ce49" table:formula="of:=[.J33]" office:value-type="string" office:string-value="F7" calcext:value-type="string">
            <text:p>F7</text:p>
          </table:table-cell>
          <table:table-cell table:style-name="ce54" table:formula="of:=[.L33]" office:value-type="string" office:string-value="F7" calcext:value-type="string">
            <text:p>F7</text:p>
          </table:table-cell>
          <table:table-cell table:style-name="ce58" table:formula="of:=[.J54]" office:value-type="string" office:string-value="O1" calcext:value-type="string">
            <text:p>O1</text:p>
          </table:table-cell>
          <table:table-cell table:style-name="ce61" table:formula="of:=[.L54]" office:value-type="string" office:string-value="T8" calcext:value-type="string">
            <text:p>T8</text:p>
          </table:table-cell>
          <table:table-cell table:style-name="ce64" table:formula="of:=[.J75]" office:value-type="string" office:string-value="F4" calcext:value-type="string">
            <text:p>F4</text:p>
          </table:table-cell>
          <table:table-cell table:style-name="ce66" table:formula="of:=[.L75]" office:value-type="string" office:string-value="F4" calcext:value-type="string">
            <text:p>F4</text:p>
          </table:table-cell>
          <table:table-cell table:style-name="ce69" table:formula="of:=[.J96]" office:value-type="string" office:string-value="Cz" calcext:value-type="string">
            <text:p>Cz</text:p>
          </table:table-cell>
          <table:table-cell table:style-name="ce69" table:formula="of:=[.L96]" office:value-type="string" office:string-value="Cz" calcext:value-type="string">
            <text:p>Cz</text:p>
          </table:table-cell>
          <table:table-cell table:style-name="ce73" table:formula="of:=[.J117]" office:value-type="string" office:string-value="F4" calcext:value-type="string">
            <text:p>F4</text:p>
          </table:table-cell>
          <table:table-cell table:style-name="ce73" table:formula="of:=[.L117]" office:value-type="string" office:string-value="Fz" calcext:value-type="string">
            <text:p>Fz</text:p>
          </table:table-cell>
          <table:table-cell table:style-name="ce112" table:formula="of:=[.J138]" office:value-type="string" office:string-value="Fp2" calcext:value-type="string">
            <text:p>Fp2</text:p>
          </table:table-cell>
          <table:table-cell table:style-name="ce112" table:formula="of:=[.L138]" office:value-type="string" office:string-value="Fp1" calcext:value-type="string">
            <text:p>Fp1</text:p>
          </table:table-cell>
          <table:table-cell table:style-name="ce116" table:formula="of:=[.J159]" office:value-type="string" office:string-value="P4" calcext:value-type="string">
            <text:p>P4</text:p>
          </table:table-cell>
          <table:table-cell table:style-name="ce116" table:formula="of:=[.L159]" office:value-type="string" office:string-value="C4" calcext:value-type="string">
            <text:p>C4</text:p>
          </table:table-cell>
          <table:table-cell table:style-name="ce120" table:formula="of:=[.J180]" office:value-type="string" office:string-value="C4" calcext:value-type="string">
            <text:p>C4</text:p>
          </table:table-cell>
          <table:table-cell table:style-name="ce120" table:formula="of:=[.L180]" office:value-type="string" office:string-value="C4" calcext:value-type="string">
            <text:p>C4</text:p>
          </table:table-cell>
          <table:table-cell table:style-name="ce124" table:formula="of:=[.J201]" office:value-type="string" office:string-value="P3" calcext:value-type="string">
            <text:p>P3</text:p>
          </table:table-cell>
          <table:table-cell table:style-name="ce124" table:formula="of:=[.L201]" office:value-type="string" office:string-value="Fp2" calcext:value-type="string">
            <text:p>Fp2</text:p>
          </table:table-cell>
          <table:table-cell table:style-name="ce128" table:formula="of:=[.J222]" office:value-type="string" office:string-value="F4" calcext:value-type="string">
            <text:p>F4</text:p>
          </table:table-cell>
          <table:table-cell table:style-name="ce128" table:formula="of:=[.L222]" office:value-type="string" office:string-value="F4" calcext:value-type="string">
            <text:p>F4</text:p>
          </table:table-cell>
          <table:table-cell table:number-columns-repeated="995"/>
        </table:table-row>
        <table:table-row table:style-name="ro1">
          <table:covered-table-cell table:style-name="ce3"/>
          <table:table-cell table:style-name="ce2" office:value-type="string" calcext:value-type="string">
            <text:p>F3</text:p>
          </table:table-cell>
          <table:table-cell table:style-name="ce2" table:formula="of:=([.C31]+[.C52]+[.C73]+[.C94]+[.C115]+[.C136]+[.C157]+[.C178]+[.C199]+[.C220])/10" office:value-type="float" office:value="0.0295406936934192" calcext:value-type="float">
            <text:p>0.0295</text:p>
          </table:table-cell>
          <table:table-cell table:style-name="ce2" table:formula="of:=([.D31]+[.D52]+[.D73]+[.D94]+[.D115]+[.D136]+[.D157]+[.D178]+[.D199]+[.D220])/10" office:value-type="float" office:value="0.991198079937304" calcext:value-type="float">
            <text:p>0.9912</text:p>
          </table:table-cell>
          <table:table-cell table:style-name="ce2" table:formula="of:=STDEV([.D31];[.D52];[.D73];[.D94];[.D115];[.D136];[.D157];[.D178];[.D199];[.D220])" office:value-type="float" office:value="0.00767586961875625" calcext:value-type="float">
            <text:p>0.0077</text:p>
          </table:table-cell>
          <table:table-cell table:style-name="ce2" table:formula="of:=([.G31]+[.G52]+[.G73]+[.G94]+[.G115]+[.G136]+[.G157]+[.G178]+[.G199]+[.G220])/10" office:value-type="float" office:value="0.0389094660412799" calcext:value-type="float">
            <text:p>0.0389</text:p>
          </table:table-cell>
          <table:table-cell table:style-name="ce2" table:formula="of:=([.H31]+[.H52]+[.H73]+[.H94]+[.H115]+[.H136]+[.H157]+[.H178]+[.H199]+[.H220])/10" office:value-type="float" office:value="0.98741427680798" calcext:value-type="float">
            <text:p>0.9874</text:p>
          </table:table-cell>
          <table:table-cell table:style-name="ce2" table:formula="of:=STDEV([.H31];[.H52];[.H73];[.H94];[.H115];[.H136];[.H157];[.H178];[.H199];[.H220])" office:value-type="float" office:value="0.00828840724021842" calcext:value-type="float">
            <text:p>0.0083</text:p>
          </table:table-cell>
          <table:table-cell table:style-name="ce42"/>
          <table:table-cell table:style-name="ce49" table:formula="of:=[.J34]" office:value-type="string" office:string-value="P4" calcext:value-type="string">
            <text:p>P4</text:p>
          </table:table-cell>
          <table:table-cell table:style-name="ce54" table:formula="of:=[.L34]" office:value-type="string" office:string-value="Fp1" calcext:value-type="string">
            <text:p>Fp1</text:p>
          </table:table-cell>
          <table:table-cell table:style-name="ce58" table:formula="of:=[.J55]" office:value-type="string" office:string-value="O2" calcext:value-type="string">
            <text:p>O2</text:p>
          </table:table-cell>
          <table:table-cell table:style-name="ce61" table:formula="of:=[.L55]" office:value-type="string" office:string-value="O2" calcext:value-type="string">
            <text:p>O2</text:p>
          </table:table-cell>
          <table:table-cell table:style-name="ce64" table:formula="of:=[.J76]" office:value-type="string" office:string-value="Cz" calcext:value-type="string">
            <text:p>Cz</text:p>
          </table:table-cell>
          <table:table-cell table:style-name="ce66" table:formula="of:=[.L76]" office:value-type="string" office:string-value="Cz" calcext:value-type="string">
            <text:p>Cz</text:p>
          </table:table-cell>
          <table:table-cell table:style-name="ce69" table:formula="of:=[.J97]" office:value-type="string" office:string-value="F7" calcext:value-type="string">
            <text:p>F7</text:p>
          </table:table-cell>
          <table:table-cell table:style-name="ce69" table:formula="of:=[.L97]" office:value-type="string" office:string-value="F7" calcext:value-type="string">
            <text:p>F7</text:p>
          </table:table-cell>
          <table:table-cell table:style-name="ce73" table:formula="of:=[.J118]" office:value-type="string" office:string-value="Fz" calcext:value-type="string">
            <text:p>Fz</text:p>
          </table:table-cell>
          <table:table-cell table:style-name="ce73" table:formula="of:=[.L118]" office:value-type="string" office:string-value="O2" calcext:value-type="string">
            <text:p>O2</text:p>
          </table:table-cell>
          <table:table-cell table:style-name="ce112" table:formula="of:=[.J139]" office:value-type="string" office:string-value="Fz" calcext:value-type="string">
            <text:p>Fz</text:p>
          </table:table-cell>
          <table:table-cell table:style-name="ce112" table:formula="of:=[.L139]" office:value-type="string" office:string-value="F4" calcext:value-type="string">
            <text:p>F4</text:p>
          </table:table-cell>
          <table:table-cell table:style-name="ce116" table:formula="of:=[.J160]" office:value-type="string" office:string-value="O1" calcext:value-type="string">
            <text:p>O1</text:p>
          </table:table-cell>
          <table:table-cell table:style-name="ce116" table:formula="of:=[.L160]" office:value-type="string" office:string-value="O1" calcext:value-type="string">
            <text:p>O1</text:p>
          </table:table-cell>
          <table:table-cell table:style-name="ce120" table:formula="of:=[.J181]" office:value-type="string" office:string-value="F4" calcext:value-type="string">
            <text:p>F4</text:p>
          </table:table-cell>
          <table:table-cell table:style-name="ce120" table:formula="of:=[.L181]" office:value-type="string" office:string-value="F4" calcext:value-type="string">
            <text:p>F4</text:p>
          </table:table-cell>
          <table:table-cell table:style-name="ce124" table:formula="of:=[.J202]" office:value-type="string" office:string-value="Fp2" calcext:value-type="string">
            <text:p>Fp2</text:p>
          </table:table-cell>
          <table:table-cell table:style-name="ce124" table:formula="of:=[.L202]" office:value-type="string" office:string-value="F4" calcext:value-type="string">
            <text:p>F4</text:p>
          </table:table-cell>
          <table:table-cell table:style-name="ce128" table:formula="of:=[.J223]" office:value-type="string" office:string-value="Cz" calcext:value-type="string">
            <text:p>Cz</text:p>
          </table:table-cell>
          <table:table-cell table:style-name="ce128" table:formula="of:=[.L223]" office:value-type="string" office:string-value="Pz" calcext:value-type="string">
            <text:p>Pz</text:p>
          </table:table-cell>
          <table:table-cell table:number-columns-repeated="995"/>
        </table:table-row>
        <table:table-row table:style-name="ro1">
          <table:covered-table-cell table:style-name="ce3"/>
          <table:table-cell table:style-name="ce2" office:value-type="string" calcext:value-type="string">
            <text:p>Fz</text:p>
          </table:table-cell>
          <table:table-cell table:style-name="ce2" table:formula="of:=([.C32]+[.C53]+[.C74]+[.C95]+[.C116]+[.C137]+[.C158]+[.C179]+[.C200]+[.C221])/10" office:value-type="float" office:value="0.0298541794632829" calcext:value-type="float">
            <text:p>0.0299</text:p>
          </table:table-cell>
          <table:table-cell table:style-name="ce2" table:formula="of:=([.D32]+[.D53]+[.D74]+[.D95]+[.D116]+[.D137]+[.D158]+[.D179]+[.D200]+[.D221])/10" office:value-type="float" office:value="0.990726880877743" calcext:value-type="float">
            <text:p>0.9907</text:p>
          </table:table-cell>
          <table:table-cell table:style-name="ce2" table:formula="of:=STDEV([.D32];[.D53];[.D74];[.D95];[.D116];[.D137];[.D158];[.D179];[.D200];[.D221])" office:value-type="float" office:value="0.00704958401581005" calcext:value-type="float">
            <text:p>0.0070</text:p>
          </table:table-cell>
          <table:table-cell table:style-name="ce2" table:formula="of:=([.G32]+[.G53]+[.G74]+[.G95]+[.G116]+[.G137]+[.G158]+[.G179]+[.G200]+[.G221])/10" office:value-type="float" office:value="0.0390434939689334" calcext:value-type="float">
            <text:p>0.0390</text:p>
          </table:table-cell>
          <table:table-cell table:style-name="ce2" table:formula="of:=([.H32]+[.H53]+[.H74]+[.H95]+[.H116]+[.H137]+[.H158]+[.H179]+[.H200]+[.H221])/10" office:value-type="float" office:value="0.987425966334165" calcext:value-type="float">
            <text:p>0.9874</text:p>
          </table:table-cell>
          <table:table-cell table:style-name="ce2" table:formula="of:=STDEV([.H32];[.H53];[.H74];[.H95];[.H116];[.H137];[.H158];[.H179];[.H200];[.H221])" office:value-type="float" office:value="0.00812689735504372" calcext:value-type="float">
            <text:p>0.0081</text:p>
          </table:table-cell>
          <table:table-cell table:style-name="ce42"/>
          <table:table-cell table:style-name="ce49" table:formula="of:=[.J35]" office:value-type="string" office:string-value="F4" calcext:value-type="string">
            <text:p>F4</text:p>
          </table:table-cell>
          <table:table-cell table:style-name="ce54" table:formula="of:=[.L35]" office:value-type="string" office:string-value="Fp1" calcext:value-type="string">
            <text:p>Fp1</text:p>
          </table:table-cell>
          <table:table-cell table:style-name="ce58" table:formula="of:=[.J56]" office:value-type="string" office:string-value="Cz" calcext:value-type="string">
            <text:p>Cz</text:p>
          </table:table-cell>
          <table:table-cell table:style-name="ce61" table:formula="of:=[.L56]" office:value-type="string" office:string-value="P3" calcext:value-type="string">
            <text:p>P3</text:p>
          </table:table-cell>
          <table:table-cell table:style-name="ce64" table:formula="of:=[.J77]" office:value-type="string" office:string-value="F7" calcext:value-type="string">
            <text:p>F7</text:p>
          </table:table-cell>
          <table:table-cell table:style-name="ce66" table:formula="of:=[.L77]" office:value-type="string" office:string-value="Pz" calcext:value-type="string">
            <text:p>Pz</text:p>
          </table:table-cell>
          <table:table-cell table:style-name="ce69" table:formula="of:=[.J98]" office:value-type="string" office:string-value="Fp2" calcext:value-type="string">
            <text:p>Fp2</text:p>
          </table:table-cell>
          <table:table-cell table:style-name="ce69" table:formula="of:=[.L98]" office:value-type="string" office:string-value="Fp2" calcext:value-type="string">
            <text:p>Fp2</text:p>
          </table:table-cell>
          <table:table-cell table:style-name="ce73" table:formula="of:=[.J119]" office:value-type="string" office:string-value="C4" calcext:value-type="string">
            <text:p>C4</text:p>
          </table:table-cell>
          <table:table-cell table:style-name="ce73" table:formula="of:=[.L119]" office:value-type="string" office:string-value="F4" calcext:value-type="string">
            <text:p>F4</text:p>
          </table:table-cell>
          <table:table-cell table:style-name="ce112" table:formula="of:=[.J140]" office:value-type="string" office:string-value="Pz" calcext:value-type="string">
            <text:p>Pz</text:p>
          </table:table-cell>
          <table:table-cell table:style-name="ce112" table:formula="of:=[.L140]" office:value-type="string" office:string-value="F3" calcext:value-type="string">
            <text:p>F3</text:p>
          </table:table-cell>
          <table:table-cell table:style-name="ce116" table:formula="of:=[.J161]" office:value-type="string" office:string-value="P8" calcext:value-type="string">
            <text:p>P8</text:p>
          </table:table-cell>
          <table:table-cell table:style-name="ce116" table:formula="of:=[.L161]" office:value-type="string" office:string-value="P7" calcext:value-type="string">
            <text:p>P7</text:p>
          </table:table-cell>
          <table:table-cell table:style-name="ce120" table:formula="of:=[.J182]" office:value-type="string" office:string-value="P8" calcext:value-type="string">
            <text:p>P8</text:p>
          </table:table-cell>
          <table:table-cell table:style-name="ce120" table:formula="of:=[.L182]" office:value-type="string" office:string-value="P8" calcext:value-type="string">
            <text:p>P8</text:p>
          </table:table-cell>
          <table:table-cell table:style-name="ce124" table:formula="of:=[.J203]" office:value-type="string" office:string-value="O1" calcext:value-type="string">
            <text:p>O1</text:p>
          </table:table-cell>
          <table:table-cell table:style-name="ce124" table:formula="of:=[.L203]" office:value-type="string" office:string-value="F3" calcext:value-type="string">
            <text:p>F3</text:p>
          </table:table-cell>
          <table:table-cell table:style-name="ce128" table:formula="of:=[.J224]" office:value-type="string" office:string-value="Pz" calcext:value-type="string">
            <text:p>Pz</text:p>
          </table:table-cell>
          <table:table-cell table:style-name="ce128" table:formula="of:=[.L224]" office:value-type="string" office:string-value="F7" calcext:value-type="string">
            <text:p>F7</text:p>
          </table:table-cell>
          <table:table-cell table:number-columns-repeated="995"/>
        </table:table-row>
        <table:table-row table:style-name="ro1">
          <table:covered-table-cell table:style-name="ce3"/>
          <table:table-cell table:style-name="ce2" office:value-type="string" calcext:value-type="string">
            <text:p>F4</text:p>
          </table:table-cell>
          <table:table-cell table:style-name="ce2" table:formula="of:=([.C33]+[.C54]+[.C75]+[.C96]+[.C117]+[.C138]+[.C159]+[.C180]+[.C201]+[.C222])/10" office:value-type="float" office:value="0.019952554205596" calcext:value-type="float">
            <text:p>0.0200</text:p>
          </table:table-cell>
          <table:table-cell table:style-name="ce2" table:formula="of:=([.D33]+[.D54]+[.D75]+[.D96]+[.D117]+[.D138]+[.D159]+[.D180]+[.D201]+[.D222])/10" office:value-type="float" office:value="0.994386755485893" calcext:value-type="float">
            <text:p>0.9944</text:p>
          </table:table-cell>
          <table:table-cell table:style-name="ce2" table:formula="of:=STDEV([.D33];[.D54];[.D75];[.D96];[.D117];[.D138];[.D159];[.D180];[.D201];[.D222])" office:value-type="float" office:value="0.00338327963505346" calcext:value-type="float">
            <text:p>0.0034</text:p>
          </table:table-cell>
          <table:table-cell table:style-name="ce2" table:formula="of:=([.G33]+[.G54]+[.G75]+[.G96]+[.G117]+[.G138]+[.G159]+[.G180]+[.G201]+[.G222])/10" office:value-type="float" office:value="0.0285504153054359" calcext:value-type="float">
            <text:p>0.0286</text:p>
          </table:table-cell>
          <table:table-cell table:style-name="ce2" table:formula="of:=([.H33]+[.H54]+[.H75]+[.H96]+[.H117]+[.H138]+[.H159]+[.H180]+[.H201]+[.H222])/10" office:value-type="float" office:value="0.991119856608479" calcext:value-type="float">
            <text:p>0.9911</text:p>
          </table:table-cell>
          <table:table-cell table:style-name="ce2" table:formula="of:=STDEV([.H33];[.H54];[.H75];[.H96];[.H117];[.H138];[.H159];[.H180];[.H201];[.H222])" office:value-type="float" office:value="0.00413374708075355" calcext:value-type="float">
            <text:p>0.0041</text:p>
          </table:table-cell>
          <table:table-cell table:style-name="ce42"/>
          <table:table-cell table:style-name="ce48"/>
          <table:table-cell table:style-name="ce76"/>
          <table:table-cell table:style-name="ce34"/>
          <table:table-cell table:style-name="ce95"/>
          <table:table-cell table:style-name="ce65"/>
          <table:table-cell table:style-name="ce98"/>
          <table:table-cell table:style-name="ce105" table:number-columns-repeated="2"/>
          <table:table-cell table:style-name="ce109" table:number-columns-repeated="2"/>
          <table:table-cell table:style-name="ce113" table:number-columns-repeated="2"/>
          <table:table-cell table:style-name="ce117" table:number-columns-repeated="2"/>
          <table:table-cell table:style-name="ce121" table:number-columns-repeated="2"/>
          <table:table-cell table:style-name="ce125" table:number-columns-repeated="2"/>
          <table:table-cell table:style-name="ce129" table:number-columns-repeated="2"/>
          <table:table-cell table:number-columns-repeated="995"/>
        </table:table-row>
        <table:table-row table:style-name="ro1">
          <table:covered-table-cell table:style-name="ce3"/>
          <table:table-cell table:style-name="ce2" office:value-type="string" calcext:value-type="string">
            <text:p>F8</text:p>
          </table:table-cell>
          <table:table-cell table:style-name="ce2" table:formula="of:=([.C34]+[.C55]+[.C76]+[.C97]+[.C118]+[.C139]+[.C160]+[.C181]+[.C202]+[.C223])/10" office:value-type="float" office:value="0.0308913940869297" calcext:value-type="float">
            <text:p>0.0309</text:p>
          </table:table-cell>
          <table:table-cell table:style-name="ce2" table:formula="of:=([.D34]+[.D55]+[.D76]+[.D97]+[.D118]+[.D139]+[.D160]+[.D181]+[.D202]+[.D223])/10" office:value-type="float" office:value="0.990331112852664" calcext:value-type="float">
            <text:p>0.9903</text:p>
          </table:table-cell>
          <table:table-cell table:style-name="ce2" table:formula="of:=STDEV([.D34];[.D55];[.D76];[.D97];[.D118];[.D139];[.D160];[.D181];[.D202];[.D223])" office:value-type="float" office:value="0.00996030111449012" calcext:value-type="float">
            <text:p>0.0100</text:p>
          </table:table-cell>
          <table:table-cell table:style-name="ce2" table:formula="of:=([.G34]+[.G55]+[.G76]+[.G97]+[.G118]+[.G139]+[.G160]+[.G181]+[.G202]+[.G223])/10" office:value-type="float" office:value="0.0411104523355941" calcext:value-type="float">
            <text:p>0.0411</text:p>
          </table:table-cell>
          <table:table-cell table:style-name="ce2" table:formula="of:=([.H34]+[.H55]+[.H76]+[.H97]+[.H118]+[.H139]+[.H160]+[.H181]+[.H202]+[.H223])/10" office:value-type="float" office:value="0.986576527431422" calcext:value-type="float">
            <text:p>0.9866</text:p>
          </table:table-cell>
          <table:table-cell table:style-name="ce2" table:formula="of:=STDEV([.H34];[.H55];[.H76];[.H97];[.H118];[.H139];[.H160];[.H181];[.H202];[.H223])" office:value-type="float" office:value="0.0122681150857854" calcext:value-type="float">
            <text:p>0.0123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T7</text:p>
          </table:table-cell>
          <table:table-cell table:style-name="ce2" table:formula="of:=([.C35]+[.C56]+[.C77]+[.C98]+[.C119]+[.C140]+[.C161]+[.C182]+[.C203]+[.C224])/10" office:value-type="float" office:value="0.0314400524531307" calcext:value-type="float">
            <text:p>0.0314</text:p>
          </table:table-cell>
          <table:table-cell table:style-name="ce2" table:formula="of:=([.D35]+[.D56]+[.D77]+[.D98]+[.D119]+[.D140]+[.D161]+[.D182]+[.D203]+[.D224])/10" office:value-type="float" office:value="0.99018710815047" calcext:value-type="float">
            <text:p>0.9902</text:p>
          </table:table-cell>
          <table:table-cell table:style-name="ce2" table:formula="of:=STDEV([.D35];[.D56];[.D77];[.D98];[.D119];[.D140];[.D161];[.D182];[.D203];[.D224])" office:value-type="float" office:value="0.00560451200298287" calcext:value-type="float">
            <text:p>0.0056</text:p>
          </table:table-cell>
          <table:table-cell table:style-name="ce2" table:formula="of:=([.G35]+[.G56]+[.G77]+[.G98]+[.G119]+[.G140]+[.G161]+[.G182]+[.G203]+[.G224])/10" office:value-type="float" office:value="0.0423456268033629" calcext:value-type="float">
            <text:p>0.0423</text:p>
          </table:table-cell>
          <table:table-cell table:style-name="ce2" table:formula="of:=([.H35]+[.H56]+[.H77]+[.H98]+[.H119]+[.H140]+[.H161]+[.H182]+[.H203]+[.H224])/10" office:value-type="float" office:value="0.986206359102244" calcext:value-type="float">
            <text:p>0.9862</text:p>
          </table:table-cell>
          <table:table-cell table:style-name="ce2" table:formula="of:=STDEV([.H35];[.H56];[.H77];[.H98];[.H119];[.H140];[.H161];[.H182];[.H203];[.H224])" office:value-type="float" office:value="0.00597258516422657" calcext:value-type="float">
            <text:p>0.0060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C3</text:p>
          </table:table-cell>
          <table:table-cell table:style-name="ce2" table:formula="of:=([.C36]+[.C57]+[.C78]+[.C99]+[.C120]+[.C141]+[.C162]+[.C183]+[.C204]+[.C225])/10" office:value-type="float" office:value="0.0434093215956198" calcext:value-type="float">
            <text:p>0.0434</text:p>
          </table:table-cell>
          <table:table-cell table:style-name="ce2" table:formula="of:=([.D36]+[.D57]+[.D78]+[.D99]+[.D120]+[.D141]+[.D162]+[.D183]+[.D204]+[.D225])/10" office:value-type="float" office:value="0.985945336990596" calcext:value-type="float">
            <text:p>0.9859</text:p>
          </table:table-cell>
          <table:table-cell table:style-name="ce2" table:formula="of:=STDEV([.D36];[.D57];[.D78];[.D99];[.D120];[.D141];[.D162];[.D183];[.D204];[.D225])" office:value-type="float" office:value="0.0053750619124278" calcext:value-type="float">
            <text:p>0.0054</text:p>
          </table:table-cell>
          <table:table-cell table:style-name="ce2" table:formula="of:=([.G36]+[.G57]+[.G78]+[.G99]+[.G120]+[.G141]+[.G162]+[.G183]+[.G204]+[.G225])/10" office:value-type="float" office:value="0.0565573921432937" calcext:value-type="float">
            <text:p>0.0566</text:p>
          </table:table-cell>
          <table:table-cell table:style-name="ce2" table:formula="of:=([.H36]+[.H57]+[.H78]+[.H99]+[.H120]+[.H141]+[.H162]+[.H183]+[.H204]+[.H225])/10" office:value-type="float" office:value="0.980646041147132" calcext:value-type="float">
            <text:p>0.9806</text:p>
          </table:table-cell>
          <table:table-cell table:style-name="ce2" table:formula="of:=STDEV([.H36];[.H57];[.H78];[.H99];[.H120];[.H141];[.H162];[.H183];[.H204];[.H225])" office:value-type="float" office:value="0.00599463371652145" calcext:value-type="float">
            <text:p>0.0060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Cz</text:p>
          </table:table-cell>
          <table:table-cell table:style-name="ce2" table:formula="of:=([.C37]+[.C58]+[.C79]+[.C100]+[.C121]+[.C142]+[.C163]+[.C184]+[.C205]+[.C226])/10" office:value-type="float" office:value="0.0395536409133277" calcext:value-type="float">
            <text:p>0.0396</text:p>
          </table:table-cell>
          <table:table-cell table:style-name="ce2" table:formula="of:=([.D37]+[.D58]+[.D79]+[.D100]+[.D121]+[.D142]+[.D163]+[.D184]+[.D205]+[.D226])/10" office:value-type="float" office:value="0.987167907523511" calcext:value-type="float">
            <text:p>0.9872</text:p>
          </table:table-cell>
          <table:table-cell table:style-name="ce2" table:formula="of:=STDEV([.D37];[.D58];[.D79];[.D100];[.D121];[.D142];[.D163];[.D184];[.D205];[.D226])" office:value-type="float" office:value="0.00828409207628422" calcext:value-type="float">
            <text:p>0.0083</text:p>
          </table:table-cell>
          <table:table-cell table:style-name="ce2" table:formula="of:=([.G37]+[.G58]+[.G79]+[.G100]+[.G121]+[.G142]+[.G163]+[.G184]+[.G205]+[.G226])/10" office:value-type="float" office:value="0.0507785227040277" calcext:value-type="float">
            <text:p>0.0508</text:p>
          </table:table-cell>
          <table:table-cell table:style-name="ce2" table:formula="of:=([.H37]+[.H58]+[.H79]+[.H100]+[.H121]+[.H142]+[.H163]+[.H184]+[.H205]+[.H226])/10" office:value-type="float" office:value="0.982796913965087" calcext:value-type="float">
            <text:p>0.9828</text:p>
          </table:table-cell>
          <table:table-cell table:style-name="ce2" table:formula="of:=STDEV([.H37];[.H58];[.H79];[.H100];[.H121];[.H142];[.H163];[.H184];[.H205];[.H226])" office:value-type="float" office:value="0.00885559180421301" calcext:value-type="float">
            <text:p>0.0089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C4</text:p>
          </table:table-cell>
          <table:table-cell table:style-name="ce2" table:formula="of:=([.C38]+[.C59]+[.C80]+[.C101]+[.C122]+[.C143]+[.C164]+[.C185]+[.C206]+[.C227])/10" office:value-type="float" office:value="0.0306886756983235" calcext:value-type="float">
            <text:p>0.0307</text:p>
          </table:table-cell>
          <table:table-cell table:style-name="ce2" table:formula="of:=([.D38]+[.D59]+[.D80]+[.D101]+[.D122]+[.D143]+[.D164]+[.D185]+[.D206]+[.D227])/10" office:value-type="float" office:value="0.990602468652038" calcext:value-type="float">
            <text:p>0.9906</text:p>
          </table:table-cell>
          <table:table-cell table:style-name="ce2" table:formula="of:=STDEV([.D38];[.D59];[.D80];[.D101];[.D122];[.D143];[.D164];[.D185];[.D206];[.D227])" office:value-type="float" office:value="0.00731469081308763" calcext:value-type="float">
            <text:p>0.0073</text:p>
          </table:table-cell>
          <table:table-cell table:style-name="ce2" table:formula="of:=([.G38]+[.G59]+[.G80]+[.G101]+[.G122]+[.G143]+[.G164]+[.G185]+[.G206]+[.G227])/10" office:value-type="float" office:value="0.0411016937835604" calcext:value-type="float">
            <text:p>0.0411</text:p>
          </table:table-cell>
          <table:table-cell table:style-name="ce2" table:formula="of:=([.H38]+[.H59]+[.H80]+[.H101]+[.H122]+[.H143]+[.H164]+[.H185]+[.H206]+[.H227])/10" office:value-type="float" office:value="0.986662250623441" calcext:value-type="float">
            <text:p>0.9867</text:p>
          </table:table-cell>
          <table:table-cell table:style-name="ce2" table:formula="of:=STDEV([.H38];[.H59];[.H80];[.H101];[.H122];[.H143];[.H164];[.H185];[.H206];[.H227])" office:value-type="float" office:value="0.00846131852222268" calcext:value-type="float">
            <text:p>0.0085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T8</text:p>
          </table:table-cell>
          <table:table-cell table:style-name="ce2" table:formula="of:=([.C39]+[.C60]+[.C81]+[.C102]+[.C123]+[.C144]+[.C165]+[.C186]+[.C207]+[.C228])/10" office:value-type="float" office:value="0.0308625305113879" calcext:value-type="float">
            <text:p>0.0309</text:p>
          </table:table-cell>
          <table:table-cell table:style-name="ce2" table:formula="of:=([.D39]+[.D60]+[.D81]+[.D102]+[.D123]+[.D144]+[.D165]+[.D186]+[.D207]+[.D228])/10" office:value-type="float" office:value="0.99040262539185" calcext:value-type="float">
            <text:p>0.9904</text:p>
          </table:table-cell>
          <table:table-cell table:style-name="ce2" table:formula="of:=STDEV([.D39];[.D60];[.D81];[.D102];[.D123];[.D144];[.D165];[.D186];[.D207];[.D228])" office:value-type="float" office:value="0.00472533556400543" calcext:value-type="float">
            <text:p>0.0047</text:p>
          </table:table-cell>
          <table:table-cell table:style-name="ce2" table:formula="of:=([.G39]+[.G60]+[.G81]+[.G102]+[.G123]+[.G144]+[.G165]+[.G186]+[.G207]+[.G228])/10" office:value-type="float" office:value="0.0412192164377241" calcext:value-type="float">
            <text:p>0.0412</text:p>
          </table:table-cell>
          <table:table-cell table:style-name="ce2" table:formula="of:=([.H39]+[.H60]+[.H81]+[.H102]+[.H123]+[.H144]+[.H165]+[.H186]+[.H207]+[.H228])/10" office:value-type="float" office:value="0.98689993765586" calcext:value-type="float">
            <text:p>0.9869</text:p>
          </table:table-cell>
          <table:table-cell table:style-name="ce2" table:formula="of:=STDEV([.H39];[.H60];[.H81];[.H102];[.H123];[.H144];[.H165];[.H186];[.H207];[.H228])" office:value-type="float" office:value="0.00532525393826462" calcext:value-type="float">
            <text:p>0.0053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P7</text:p>
          </table:table-cell>
          <table:table-cell table:style-name="ce2" table:formula="of:=([.C40]+[.C61]+[.C82]+[.C103]+[.C124]+[.C145]+[.C166]+[.C187]+[.C208]+[.C229])/10" office:value-type="float" office:value="0.0270474374959746" calcext:value-type="float">
            <text:p>0.0270</text:p>
          </table:table-cell>
          <table:table-cell table:style-name="ce2" table:formula="of:=([.D40]+[.D61]+[.D82]+[.D103]+[.D124]+[.D145]+[.D166]+[.D187]+[.D208]+[.D229])/10" office:value-type="float" office:value="0.991776057993731" calcext:value-type="float">
            <text:p>0.9918</text:p>
          </table:table-cell>
          <table:table-cell table:style-name="ce2" table:formula="of:=STDEV([.D40];[.D61];[.D82];[.D103];[.D124];[.D145];[.D166];[.D187];[.D208];[.D229])" office:value-type="float" office:value="0.00563651340279596" calcext:value-type="float">
            <text:p>0.0056</text:p>
          </table:table-cell>
          <table:table-cell table:style-name="ce2" table:formula="of:=([.G40]+[.G61]+[.G82]+[.G103]+[.G124]+[.G145]+[.G166]+[.G187]+[.G208]+[.G229])/10" office:value-type="float" office:value="0.0377218472200302" calcext:value-type="float">
            <text:p>0.0377</text:p>
          </table:table-cell>
          <table:table-cell table:style-name="ce2" table:formula="of:=([.H40]+[.H61]+[.H82]+[.H103]+[.H124]+[.H145]+[.H166]+[.H187]+[.H208]+[.H229])/10" office:value-type="float" office:value="0.987831203241895" calcext:value-type="float">
            <text:p>0.9878</text:p>
          </table:table-cell>
          <table:table-cell table:style-name="ce2" table:formula="of:=STDEV([.H40];[.H61];[.H82];[.H103];[.H124];[.H145];[.H166];[.H187];[.H208];[.H229])" office:value-type="float" office:value="0.00683716206711361" calcext:value-type="float">
            <text:p>0.0068</text:p>
          </table:table-cell>
          <table:table-cell table:style-name="ce43"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3"/>
          <table:table-cell table:style-name="ce2" office:value-type="string" calcext:value-type="string">
            <text:p>P3</text:p>
          </table:table-cell>
          <table:table-cell table:style-name="ce2" table:formula="of:=([.C41]+[.C62]+[.C83]+[.C104]+[.C125]+[.C146]+[.C167]+[.C188]+[.C209]+[.C230])/10" office:value-type="float" office:value="0.0317880069743787" calcext:value-type="float">
            <text:p>0.0318</text:p>
          </table:table-cell>
          <table:table-cell table:style-name="ce2" table:formula="of:=([.D41]+[.D62]+[.D83]+[.D104]+[.D125]+[.D146]+[.D167]+[.D188]+[.D209]+[.D230])/10" office:value-type="float" office:value="0.990324255485893" calcext:value-type="float">
            <text:p>0.9903</text:p>
          </table:table-cell>
          <table:table-cell table:style-name="ce2" table:formula="of:=STDEV([.D41];[.D62];[.D83];[.D104];[.D125];[.D146];[.D167];[.D188];[.D209];[.D230])" office:value-type="float" office:value="0.00898226795827411" calcext:value-type="float">
            <text:p>0.0090</text:p>
          </table:table-cell>
          <table:table-cell table:style-name="ce2" table:formula="of:=([.G41]+[.G62]+[.G83]+[.G104]+[.G125]+[.G146]+[.G167]+[.G188]+[.G209]+[.G230])/10" office:value-type="float" office:value="0.0407694011968311" calcext:value-type="float">
            <text:p>0.0408</text:p>
          </table:table-cell>
          <table:table-cell table:style-name="ce2" table:formula="of:=([.H41]+[.H62]+[.H83]+[.H104]+[.H125]+[.H146]+[.H167]+[.H188]+[.H209]+[.H230])/10" office:value-type="float" office:value="0.987141521197007" calcext:value-type="float">
            <text:p>0.9871</text:p>
          </table:table-cell>
          <table:table-cell table:style-name="ce2" table:formula="of:=STDEV([.H41];[.H62];[.H83];[.H104];[.H125];[.H146];[.H167];[.H188];[.H209];[.H230])" office:value-type="float" office:value="0.0106636116633126" calcext:value-type="float">
            <text:p>0.0107</text:p>
          </table:table-cell>
          <table:table-cell table:style-name="ce43"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3"/>
          <table:table-cell table:style-name="ce2" office:value-type="string" calcext:value-type="string">
            <text:p>Pz</text:p>
          </table:table-cell>
          <table:table-cell table:style-name="ce2" table:formula="of:=([.C42]+[.C63]+[.C84]+[.C105]+[.C126]+[.C147]+[.C168]+[.C189]+[.C210]+[.C231])/10" office:value-type="float" office:value="0.0351622483132007" calcext:value-type="float">
            <text:p>0.0352</text:p>
          </table:table-cell>
          <table:table-cell table:style-name="ce2" table:formula="of:=([.D42]+[.D63]+[.D84]+[.D105]+[.D126]+[.D147]+[.D168]+[.D189]+[.D210]+[.D231])/10" office:value-type="float" office:value="0.988894984326019" calcext:value-type="float">
            <text:p>0.9889</text:p>
          </table:table-cell>
          <table:table-cell table:style-name="ce2" table:formula="of:=STDEV([.D42];[.D63];[.D84];[.D105];[.D126];[.D147];[.D168];[.D189];[.D210];[.D231])" office:value-type="float" office:value="0.0110510658844132" calcext:value-type="float">
            <text:p>0.0111</text:p>
          </table:table-cell>
          <table:table-cell table:style-name="ce2" table:formula="of:=([.G42]+[.G63]+[.G84]+[.G105]+[.G126]+[.G147]+[.G168]+[.G189]+[.G210]+[.G231])/10" office:value-type="float" office:value="0.0466386310781754" calcext:value-type="float">
            <text:p>0.0466</text:p>
          </table:table-cell>
          <table:table-cell table:style-name="ce2" table:formula="of:=([.H42]+[.H63]+[.H84]+[.H105]+[.H126]+[.H147]+[.H168]+[.H189]+[.H210]+[.H231])/10" office:value-type="float" office:value="0.984671134663342" calcext:value-type="float">
            <text:p>0.9847</text:p>
          </table:table-cell>
          <table:table-cell table:style-name="ce2" table:formula="of:=STDEV([.H42];[.H63];[.H84];[.H105];[.H126];[.H147];[.H168];[.H189];[.H210];[.H231])" office:value-type="float" office:value="0.0118607034680477" calcext:value-type="float">
            <text:p>0.0119</text:p>
          </table:table-cell>
          <table:table-cell table:style-name="ce43"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2" office:value-type="string" calcext:value-type="string">
            <text:p>P4</text:p>
          </table:table-cell>
          <table:table-cell table:style-name="ce2" table:formula="of:=([.C43]+[.C64]+[.C85]+[.C106]+[.C127]+[.C148]+[.C169]+[.C190]+[.C211]+[.C232])/10" office:value-type="float" office:value="0.0244985573801145" calcext:value-type="float">
            <text:p>0.0245</text:p>
          </table:table-cell>
          <table:table-cell table:style-name="ce2" table:formula="of:=([.D43]+[.D64]+[.D85]+[.D106]+[.D127]+[.D148]+[.D169]+[.D190]+[.D211]+[.D232])/10" office:value-type="float" office:value="0.992590125391849" calcext:value-type="float">
            <text:p>0.9926</text:p>
          </table:table-cell>
          <table:table-cell table:style-name="ce2" table:formula="of:=STDEV([.D43];[.D64];[.D85];[.D106];[.D127];[.D148];[.D169];[.D190];[.D211];[.D232])" office:value-type="float" office:value="0.00384841381645756" calcext:value-type="float">
            <text:p>0.0038</text:p>
          </table:table-cell>
          <table:table-cell table:style-name="ce2" table:formula="of:=([.G43]+[.G64]+[.G85]+[.G106]+[.G127]+[.G148]+[.G169]+[.G190]+[.G211]+[.G232])/10" office:value-type="float" office:value="0.0344120480277241" calcext:value-type="float">
            <text:p>0.0344</text:p>
          </table:table-cell>
          <table:table-cell table:style-name="ce2" table:formula="of:=([.H43]+[.H64]+[.H85]+[.H106]+[.H127]+[.H148]+[.H169]+[.H190]+[.H211]+[.H232])/10" office:value-type="float" office:value="0.988781951371571" calcext:value-type="float">
            <text:p>0.9888</text:p>
          </table:table-cell>
          <table:table-cell table:style-name="ce2" table:formula="of:=STDEV([.H43];[.H64];[.H85];[.H106];[.H127];[.H148];[.H169];[.H190];[.H211];[.H232])" office:value-type="float" office:value="0.00419604320970518" calcext:value-type="float">
            <text:p>0.0042</text:p>
          </table:table-cell>
          <table:table-cell table:style-name="ce43"/>
          <table:table-cell table:style-name="ce28" table:formula="of:=INDEX([.$B$3:.$B$22];MATCH(LARGE(INDIRECT([.P18]);INDEX([.O18]));INDIRECT([.P18]);0);1)" office:value-type="string" office:string-value="F4" calcext:value-type="string">
            <text:p>F4</text:p>
          </table:table-cell>
          <table:table-cell table:style-name="ce90" table:formula="of:=INDEX(INDIRECT([.P18]);MATCH(LARGE(INDIRECT([.P18]);INDEX([.O18]));INDIRECT([.P18]);0);1)" office:value-type="float" office:value="0.994386755485893" calcext:value-type="float">
            <text:p>0.9944</text:p>
          </table:table-cell>
          <table:table-cell table:style-name="ce94" table:formula="of:=INDEX([.$B$3:.$B$22];MATCH(LARGE(INDIRECT([.Q18]);INDEX([.O18]));INDIRECT([.Q18]);0);1)" office:value-type="string" office:string-value="F4" calcext:value-type="string">
            <text:p>F4</text:p>
          </table:table-cell>
          <table:table-cell table:formula="of:=INDEX(INDIRECT([.Q18]);MATCH(LARGE(INDIRECT([.Q18]);INDEX([.O18]));INDIRECT([.Q18]);0);1)" office:value-type="float" office:value="0.991119856608479" calcext:value-type="float">
            <text:p>0.99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covered-table-cell table:style-name="ce3"/>
          <table:table-cell table:style-name="ce2" office:value-type="string" calcext:value-type="string">
            <text:p>P8</text:p>
          </table:table-cell>
          <table:table-cell table:style-name="ce2" table:formula="of:=([.C44]+[.C65]+[.C86]+[.C107]+[.C128]+[.C149]+[.C170]+[.C191]+[.C212]+[.C233])/10" office:value-type="float" office:value="0.0292718935217292" calcext:value-type="float">
            <text:p>0.0293</text:p>
          </table:table-cell>
          <table:table-cell table:style-name="ce2" table:formula="of:=([.D44]+[.D65]+[.D86]+[.D107]+[.D128]+[.D149]+[.D170]+[.D191]+[.D212]+[.D233])/10" office:value-type="float" office:value="0.990850313479624" calcext:value-type="float">
            <text:p>0.9909</text:p>
          </table:table-cell>
          <table:table-cell table:style-name="ce2" table:formula="of:=STDEV([.D44];[.D65];[.D86];[.D107];[.D128];[.D149];[.D170];[.D191];[.D212];[.D233])" office:value-type="float" office:value="0.0035000167779126" calcext:value-type="float">
            <text:p>0.0035</text:p>
          </table:table-cell>
          <table:table-cell table:style-name="ce2" table:formula="of:=([.G44]+[.G65]+[.G86]+[.G107]+[.G128]+[.G149]+[.G170]+[.G191]+[.G212]+[.G233])/10" office:value-type="float" office:value="0.0393488180336335" calcext:value-type="float">
            <text:p>0.0393</text:p>
          </table:table-cell>
          <table:table-cell table:style-name="ce2" table:formula="of:=([.H44]+[.H65]+[.H86]+[.H107]+[.H128]+[.H149]+[.H170]+[.H191]+[.H212]+[.H233])/10" office:value-type="float" office:value="0.986923316708229" calcext:value-type="float">
            <text:p>0.9869</text:p>
          </table:table-cell>
          <table:table-cell table:style-name="ce2" table:formula="of:=STDEV([.H44];[.H65];[.H86];[.H107];[.H128];[.H149];[.H170];[.H191];[.H212];[.H233])" office:value-type="float" office:value="0.00407218615593448" calcext:value-type="float">
            <text:p>0.0041</text:p>
          </table:table-cell>
          <table:table-cell table:style-name="ce43"/>
          <table:table-cell table:style-name="ce28" table:formula="of:=INDEX([.$B$3:.$B$22];MATCH(LARGE(INDIRECT([.P19]);INDEX([.O19]));INDIRECT([.P19]);0);1)" office:value-type="string" office:string-value="P4" calcext:value-type="string">
            <text:p>P4</text:p>
          </table:table-cell>
          <table:table-cell table:style-name="ce90" table:formula="of:=INDEX(INDIRECT([.P19]);MATCH(LARGE(INDIRECT([.P19]);INDEX([.O19]));INDIRECT([.P19]);0);1)" office:value-type="float" office:value="0.992590125391849" calcext:value-type="float">
            <text:p>0.9926</text:p>
          </table:table-cell>
          <table:table-cell table:style-name="ce94" table:formula="of:=INDEX([.$B$3:.$B$22];MATCH(LARGE(INDIRECT([.Q19]);INDEX([.O19]));INDIRECT([.Q19]);0);1)" office:value-type="string" office:string-value="P4" calcext:value-type="string">
            <text:p>P4</text:p>
          </table:table-cell>
          <table:table-cell table:formula="of:=INDEX(INDIRECT([.Q19]);MATCH(LARGE(INDIRECT([.Q19]);INDEX([.O19]));INDIRECT([.Q19]);0);1)" office:value-type="float" office:value="0.988781951371571" calcext:value-type="float">
            <text:p>0.988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covered-table-cell table:style-name="ce3"/>
          <table:table-cell table:style-name="ce2" office:value-type="string" calcext:value-type="string">
            <text:p>O1</text:p>
          </table:table-cell>
          <table:table-cell table:style-name="ce2" table:formula="of:=([.C45]+[.C66]+[.C87]+[.C108]+[.C129]+[.C150]+[.C171]+[.C192]+[.C213]+[.C234])/10" office:value-type="float" office:value="0.0511152294711108" calcext:value-type="float">
            <text:p>0.0511</text:p>
          </table:table-cell>
          <table:table-cell table:style-name="ce2" table:formula="of:=([.D45]+[.D66]+[.D87]+[.D108]+[.D129]+[.D150]+[.D171]+[.D192]+[.D213]+[.D234])/10" office:value-type="float" office:value="0.984468064263323" calcext:value-type="float">
            <text:p>0.9845</text:p>
          </table:table-cell>
          <table:table-cell table:style-name="ce2" table:formula="of:=STDEV([.D45];[.D66];[.D87];[.D108];[.D129];[.D150];[.D171];[.D192];[.D213];[.D234])" office:value-type="float" office:value="0.0239001166033242" calcext:value-type="float">
            <text:p>0.0239</text:p>
          </table:table-cell>
          <table:table-cell table:style-name="ce2" table:formula="of:=([.G45]+[.G66]+[.G87]+[.G108]+[.G129]+[.G150]+[.G171]+[.G192]+[.G213]+[.G234])/10" office:value-type="float" office:value="0.060430517779478" calcext:value-type="float">
            <text:p>0.0604</text:p>
          </table:table-cell>
          <table:table-cell table:style-name="ce2" table:formula="of:=([.H45]+[.H66]+[.H87]+[.H108]+[.H129]+[.H150]+[.H171]+[.H192]+[.H213]+[.H234])/10" office:value-type="float" office:value="0.981253896508728" calcext:value-type="float">
            <text:p>0.9813</text:p>
          </table:table-cell>
          <table:table-cell table:style-name="ce2" table:formula="of:=STDEV([.H45];[.H66];[.H87];[.H108];[.H129];[.H150];[.H171];[.H192];[.H213];[.H234])" office:value-type="float" office:value="0.0248399601130793" calcext:value-type="float">
            <text:p>0.0248</text:p>
          </table:table-cell>
          <table:table-cell table:style-name="ce43"/>
          <table:table-cell table:style-name="ce28" table:formula="of:=INDEX([.$B$3:.$B$22];MATCH(LARGE(INDIRECT([.P20]);INDEX([.O20]));INDIRECT([.P20]);0);1)" office:value-type="string" office:string-value="P7" calcext:value-type="string">
            <text:p>P7</text:p>
          </table:table-cell>
          <table:table-cell table:style-name="ce90" table:formula="of:=INDEX(INDIRECT([.P20]);MATCH(LARGE(INDIRECT([.P20]);INDEX([.O20]));INDIRECT([.P20]);0);1)" office:value-type="float" office:value="0.991776057993731" calcext:value-type="float">
            <text:p>0.9918</text:p>
          </table:table-cell>
          <table:table-cell table:style-name="ce94" table:formula="of:=INDEX([.$B$3:.$B$22];MATCH(LARGE(INDIRECT([.Q20]);INDEX([.O20]));INDIRECT([.Q20]);0);1)" office:value-type="string" office:string-value="P7" calcext:value-type="string">
            <text:p>P7</text:p>
          </table:table-cell>
          <table:table-cell table:formula="of:=INDEX(INDIRECT([.Q20]);MATCH(LARGE(INDIRECT([.Q20]);INDEX([.O20]));INDIRECT([.Q20]);0);1)" office:value-type="float" office:value="0.987831203241895" calcext:value-type="float">
            <text:p>0.9878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2" office:value-type="string" calcext:value-type="string">
            <text:p>Oz</text:p>
          </table:table-cell>
          <table:table-cell table:style-name="ce2" table:formula="of:=([.C46]+[.C67]+[.C88]+[.C109]+[.C130]+[.C151]+[.C172]+[.C193]+[.C214]+[.C235])/10" office:value-type="float" office:value="0.1" calcext:value-type="float">
            <text:p>0.1000</text:p>
          </table:table-cell>
          <table:table-cell table:style-name="ce2" table:formula="of:=([.D46]+[.D67]+[.D88]+[.D109]+[.D130]+[.D151]+[.D172]+[.D193]+[.D214]+[.D235])/10" office:value-type="float" office:value="0" calcext:value-type="float">
            <text:p>0.0000</text:p>
          </table:table-cell>
          <table:table-cell table:style-name="ce2" table:formula="of:=STDEV([.D46];[.D67];[.D88];[.D109];[.D130];[.D151];[.D172];[.D193];[.D214];[.D235])" office:value-type="float" office:value="0" calcext:value-type="float">
            <text:p>0.0000</text:p>
          </table:table-cell>
          <table:table-cell table:style-name="ce2" table:formula="of:=([.G46]+[.G67]+[.G88]+[.G109]+[.G130]+[.G151]+[.G172]+[.G193]+[.G214]+[.G235])/10" office:value-type="float" office:value="0" calcext:value-type="float">
            <text:p>0.0000</text:p>
          </table:table-cell>
          <table:table-cell table:style-name="ce2" table:formula="of:=([.H46]+[.H67]+[.H88]+[.H109]+[.H130]+[.H151]+[.H172]+[.H193]+[.H214]+[.H235])/10" office:value-type="float" office:value="0" calcext:value-type="float">
            <text:p>0.0000</text:p>
          </table:table-cell>
          <table:table-cell table:style-name="ce2" table:formula="of:=STDEV([.H46];[.H67];[.H88];[.H109];[.H130];[.H151];[.H172];[.H193];[.H214];[.H235])" office:value-type="float" office:value="0" calcext:value-type="float">
            <text:p>0.0000</text:p>
          </table:table-cell>
          <table:table-cell table:style-name="ce43"/>
          <table:table-cell table:style-name="ce28" table:formula="of:=INDEX([.$B$3:.$B$22];MATCH(LARGE(INDIRECT([.P21]);INDEX([.O21]));INDIRECT([.P21]);0);1)" office:value-type="string" office:string-value="F3" calcext:value-type="string">
            <text:p>F3</text:p>
          </table:table-cell>
          <table:table-cell table:style-name="ce90" table:formula="of:=INDEX(INDIRECT([.P21]);MATCH(LARGE(INDIRECT([.P21]);INDEX([.O21]));INDIRECT([.P21]);0);1)" office:value-type="float" office:value="0.991198079937304" calcext:value-type="float">
            <text:p>0.9912</text:p>
          </table:table-cell>
          <table:table-cell table:style-name="ce94" table:formula="of:=INDEX([.$B$3:.$B$22];MATCH(LARGE(INDIRECT([.Q21]);INDEX([.O21]));INDIRECT([.Q21]);0);1)" office:value-type="string" office:string-value="Fz" calcext:value-type="string">
            <text:p>Fz</text:p>
          </table:table-cell>
          <table:table-cell table:formula="of:=INDEX(INDIRECT([.Q21]);MATCH(LARGE(INDIRECT([.Q21]);INDEX([.O21]));INDIRECT([.Q21]);0);1)" office:value-type="float" office:value="0.987425966334165" calcext:value-type="float">
            <text:p>0.987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2" office:value-type="string" calcext:value-type="string">
            <text:p>O2</text:p>
          </table:table-cell>
          <table:table-cell table:style-name="ce2" table:formula="of:=([.C47]+[.C68]+[.C89]+[.C110]+[.C131]+[.C152]+[.C173]+[.C194]+[.C215]+[.C236])/10" office:value-type="float" office:value="0.0371846535164085" calcext:value-type="float">
            <text:p>0.0372</text:p>
          </table:table-cell>
          <table:table-cell table:style-name="ce2" table:formula="of:=([.D47]+[.D68]+[.D89]+[.D110]+[.D131]+[.D152]+[.D173]+[.D194]+[.D215]+[.D236])/10" office:value-type="float" office:value="0.988149490595611" calcext:value-type="float">
            <text:p>0.9881</text:p>
          </table:table-cell>
          <table:table-cell table:style-name="ce2" table:formula="of:=STDEV([.D47];[.D68];[.D89];[.D110];[.D131];[.D152];[.D173];[.D194];[.D215];[.D236])" office:value-type="float" office:value="0.0103402098824712" calcext:value-type="float">
            <text:p>0.0103</text:p>
          </table:table-cell>
          <table:table-cell table:style-name="ce2" table:formula="of:=([.G47]+[.G68]+[.G89]+[.G110]+[.G131]+[.G152]+[.G173]+[.G194]+[.G215]+[.G236])/10" office:value-type="float" office:value="0.0474852060206163" calcext:value-type="float">
            <text:p>0.0475</text:p>
          </table:table-cell>
          <table:table-cell table:style-name="ce2" table:formula="of:=([.H47]+[.H68]+[.H89]+[.H110]+[.H131]+[.H152]+[.H173]+[.H194]+[.H215]+[.H236])/10" office:value-type="float" office:value="0.984534756857856" calcext:value-type="float">
            <text:p>0.9845</text:p>
          </table:table-cell>
          <table:table-cell table:style-name="ce2" table:formula="of:=STDEV([.H47];[.H68];[.H89];[.H110];[.H131];[.H152];[.H173];[.H194];[.H215];[.H236])" office:value-type="float" office:value="0.0115412172369796" calcext:value-type="float">
            <text:p>0.0115</text:p>
          </table:table-cell>
          <table:table-cell table:style-name="ce43"/>
          <table:table-cell table:style-name="ce28" table:formula="of:=INDEX([.$B$3:.$B$22];MATCH(LARGE(INDIRECT([.P22]);INDEX([.O22]));INDIRECT([.P22]);0);1)" office:value-type="string" office:string-value="P8" calcext:value-type="string">
            <text:p>P8</text:p>
          </table:table-cell>
          <table:table-cell table:style-name="ce90" table:formula="of:=INDEX(INDIRECT([.P22]);MATCH(LARGE(INDIRECT([.P22]);INDEX([.O22]));INDIRECT([.P22]);0);1)" office:value-type="float" office:value="0.990850313479624" calcext:value-type="float">
            <text:p>0.9909</text:p>
          </table:table-cell>
          <table:table-cell table:style-name="ce94" table:formula="of:=INDEX([.$B$3:.$B$22];MATCH(LARGE(INDIRECT([.Q22]);INDEX([.O22]));INDIRECT([.Q22]);0);1)" office:value-type="string" office:string-value="F3" calcext:value-type="string">
            <text:p>F3</text:p>
          </table:table-cell>
          <table:table-cell table:formula="of:=INDEX(INDIRECT([.Q22]);MATCH(LARGE(INDIRECT([.Q22]);INDEX([.O22]));INDIRECT([.Q22]);0);1)" office:value-type="float" office:value="0.98741427680798" calcext:value-type="float">
            <text:p>0.987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43"/>
          <table:table-cell table:style-name="ce28"/>
          <table:table-cell table:number-columns-repeated="1014"/>
        </table:table-row>
        <table:table-row table:style-name="ro1">
          <table:table-cell table:style-name="ce4" table:number-columns-repeated="8"/>
          <table:table-cell table:style-name="ce43"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style-name="ce44"/>
          <table:table-cell table:style-name="ce53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2" table:number-rows-spanned="1">
            <text:p>Train</text:p>
          </table:table-cell>
          <table:covered-table-cell table:style-name="ce76"/>
          <table:table-cell table:style-name="ce40" office:value-type="string" calcext:value-type="string" table:number-columns-spanned="2" table:number-rows-spanned="1">
            <text:p>Valid,</text:p>
          </table:table-cell>
          <table:covered-table-cell table:style-name="ce76"/>
          <table:table-cell table:style-name="ce40" office:value-type="string" calcext:value-type="string" table:number-columns-spanned="2" table:number-rows-spanned="1">
            <text:p>Test</text:p>
          </table:table-cell>
          <table:covered-table-cell table:style-name="ce76"/>
          <table:table-cell table:style-name="ce42"/>
          <table:table-cell table:style-name="ce53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76" office:value-type="string" calcext:value-type="string">
            <text:p>Loss</text:p>
          </table:table-cell>
          <table:table-cell table:style-name="ce76" office:value-type="string" calcext:value-type="string">
            <text:p>Acc.</text:p>
          </table:table-cell>
          <table:table-cell table:style-name="ce76" office:value-type="string" calcext:value-type="string">
            <text:p>Loss</text:p>
          </table:table-cell>
          <table:table-cell table:style-name="ce76" office:value-type="string" calcext:value-type="string">
            <text:p>Acc.</text:p>
          </table:table-cell>
          <table:table-cell table:style-name="ce76" office:value-type="string" calcext:value-type="string">
            <text:p>Loss</text:p>
          </table:table-cell>
          <table:table-cell table:style-name="ce76" office:value-type="string" calcext:value-type="string">
            <text:p>Acc.</text:p>
          </table:table-cell>
          <table:table-cell table:style-name="ce43"/>
          <table:table-cell table:style-name="ce53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" table:number-rows-spanned="20">
            <text:p>Try 1</text:p>
          </table:table-cell>
          <table:table-cell table:style-name="ce6" office:value-type="string" calcext:value-type="string">
            <text:p>Fp1</text:p>
          </table:table-cell>
          <table:table-cell table:style-name="ce6" office:value-type="float" office:value="0.0149578327344815" calcext:value-type="float">
            <text:p>0.0150</text:p>
          </table:table-cell>
          <table:table-cell table:style-name="ce6" office:value-type="float" office:value="0.995797413793104" calcext:value-type="float">
            <text:p>0.9958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207652941969179" calcext:value-type="float">
            <text:p>0.0208</text:p>
          </table:table-cell>
          <table:table-cell table:style-name="ce6" office:value-type="float" office:value="0.993025249376558" calcext:value-type="float">
            <text:p>0.9930</text:p>
          </table:table-cell>
          <table:table-cell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p2</text:p>
          </table:table-cell>
          <table:table-cell table:style-name="ce6" office:value-type="float" office:value="0.0457822835040761" calcext:value-type="float">
            <text:p>0.0458</text:p>
          </table:table-cell>
          <table:table-cell table:style-name="ce6" office:value-type="float" office:value="0.984766849529781" calcext:value-type="float">
            <text:p>0.9848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596328172693378" calcext:value-type="float">
            <text:p>0.0596</text:p>
          </table:table-cell>
          <table:table-cell table:style-name="ce6" office:value-type="float" office:value="0.97895885286783" calcext:value-type="float">
            <text:p>0.9790</text:p>
          </table:table-cell>
          <table:table-cell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7</text:p>
          </table:table-cell>
          <table:table-cell table:style-name="ce6" office:value-type="float" office:value="0.0129177985478231" calcext:value-type="float">
            <text:p>0.0129</text:p>
          </table:table-cell>
          <table:table-cell table:style-name="ce6" office:value-type="float" office:value="0.996972962382445" calcext:value-type="float">
            <text:p>0.9970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1837762440189" calcext:value-type="float">
            <text:p>0.0184</text:p>
          </table:table-cell>
          <table:table-cell table:style-name="ce6" office:value-type="float" office:value="0.994622817955112" calcext:value-type="float">
            <text:p>0.9946</text:p>
          </table:table-cell>
          <table:table-cell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3</text:p>
          </table:table-cell>
          <table:table-cell table:style-name="ce6" office:value-type="float" office:value="0.0229729125159428" calcext:value-type="float">
            <text:p>0.0230</text:p>
          </table:table-cell>
          <table:table-cell table:style-name="ce6" office:value-type="float" office:value="0.993622648902821" calcext:value-type="float">
            <text:p>0.9936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292116909385415" calcext:value-type="float">
            <text:p>0.0292</text:p>
          </table:table-cell>
          <table:table-cell table:style-name="ce6" office:value-type="float" office:value="0.990999064837905" calcext:value-type="float">
            <text:p>0.9910</text:p>
          </table:table-cell>
          <table:table-cell/>
          <table:table-cell table:style-name="ce28" table:formula="of:=INDEX([.$B$3:.$B$22];MATCH(LARGE(INDIRECT([.P31]);INDEX([.O31]));INDIRECT([.P31]);0);1)" office:value-type="string" office:string-value="P7" calcext:value-type="string">
            <text:p>P7</text:p>
          </table:table-cell>
          <table:table-cell table:style-name="ce90" table:formula="of:=INDEX(INDIRECT([.P31]);MATCH(LARGE(INDIRECT([.P31]);INDEX([.O31]));INDIRECT([.P31]);0);1)" office:value-type="float" office:value="0.997717476489028" calcext:value-type="float">
            <text:p>0.9977</text:p>
          </table:table-cell>
          <table:table-cell table:style-name="ce94" table:formula="of:=INDEX([.$B$3:.$B$22];MATCH(LARGE(INDIRECT([.Q31]);INDEX([.O31]));INDIRECT([.Q31]);0);1)" office:value-type="string" office:string-value="P7" calcext:value-type="string">
            <text:p>P7</text:p>
          </table:table-cell>
          <table:table-cell table:formula="of:=INDEX(INDIRECT([.Q31]);MATCH(LARGE(INDIRECT([.Q31]);INDEX([.O31]));INDIRECT([.Q31]);0);1)" office:value-type="float" office:value="0.995674875311721" calcext:value-type="float">
            <text:p>0.99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covered-table-cell table:style-name="ce16"/>
          <table:table-cell table:style-name="ce6" office:value-type="string" calcext:value-type="string">
            <text:p>Fz</text:p>
          </table:table-cell>
          <table:table-cell table:style-name="ce6" office:value-type="float" office:value="0.0563748718719626" calcext:value-type="float">
            <text:p>0.0564</text:p>
          </table:table-cell>
          <table:table-cell table:style-name="ce6" office:value-type="float" office:value="0.98023119122257" calcext:value-type="float">
            <text:p>0.9802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708695299333505" calcext:value-type="float">
            <text:p>0.0709</text:p>
          </table:table-cell>
          <table:table-cell table:style-name="ce6" office:value-type="float" office:value="0.97634819201995" calcext:value-type="float">
            <text:p>0.9763</text:p>
          </table:table-cell>
          <table:table-cell/>
          <table:table-cell table:style-name="ce28" table:formula="of:=INDEX([.$B$3:.$B$22];MATCH(LARGE(INDIRECT([.P32]);INDEX([.O32]));INDIRECT([.P32]);0);1)" office:value-type="string" office:string-value="T7" calcext:value-type="string">
            <text:p>T7</text:p>
          </table:table-cell>
          <table:table-cell table:style-name="ce90" table:formula="of:=INDEX(INDIRECT([.P32]);MATCH(LARGE(INDIRECT([.P32]);INDEX([.O32]));INDIRECT([.P32]);0);1)" office:value-type="float" office:value="0.997541144200627" calcext:value-type="float">
            <text:p>0.9975</text:p>
          </table:table-cell>
          <table:table-cell table:style-name="ce94" table:formula="of:=INDEX([.$B$3:.$B$22];MATCH(LARGE(INDIRECT([.Q32]);INDEX([.O32]));INDIRECT([.Q32]);0);1)" office:value-type="string" office:string-value="T7" calcext:value-type="string">
            <text:p>T7</text:p>
          </table:table-cell>
          <table:table-cell table:formula="of:=INDEX(INDIRECT([.Q32]);MATCH(LARGE(INDIRECT([.Q32]);INDEX([.O32]));INDIRECT([.Q32]);0);1)" office:value-type="float" office:value="0.995090399002494" calcext:value-type="float">
            <text:p>0.995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covered-table-cell table:style-name="ce16"/>
          <table:table-cell table:style-name="ce6" office:value-type="string" calcext:value-type="string">
            <text:p>F4</text:p>
          </table:table-cell>
          <table:table-cell table:style-name="ce6" office:value-type="float" office:value="0.0159562785221486" calcext:value-type="float">
            <text:p>0.0160</text:p>
          </table:table-cell>
          <table:table-cell table:style-name="ce6" office:value-type="float" office:value="0.996042319749216" calcext:value-type="float">
            <text:p>0.9960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24217531661575" calcext:value-type="float">
            <text:p>0.0242</text:p>
          </table:table-cell>
          <table:table-cell table:style-name="ce6" office:value-type="float" office:value="0.99240180798005" calcext:value-type="float">
            <text:p>0.9924</text:p>
          </table:table-cell>
          <table:table-cell/>
          <table:table-cell table:style-name="ce28" table:formula="of:=INDEX([.$B$3:.$B$22];MATCH(LARGE(INDIRECT([.P33]);INDEX([.O33]));INDIRECT([.P33]);0);1)" office:value-type="string" office:string-value="F7" calcext:value-type="string">
            <text:p>F7</text:p>
          </table:table-cell>
          <table:table-cell table:style-name="ce90" table:formula="of:=INDEX(INDIRECT([.P33]);MATCH(LARGE(INDIRECT([.P33]);INDEX([.O33]));INDIRECT([.P33]);0);1)" office:value-type="float" office:value="0.996972962382445" calcext:value-type="float">
            <text:p>0.9970</text:p>
          </table:table-cell>
          <table:table-cell table:style-name="ce94" table:formula="of:=INDEX([.$B$3:.$B$22];MATCH(LARGE(INDIRECT([.Q33]);INDEX([.O33]));INDIRECT([.Q33]);0);1)" office:value-type="string" office:string-value="F7" calcext:value-type="string">
            <text:p>F7</text:p>
          </table:table-cell>
          <table:table-cell table:formula="of:=INDEX(INDIRECT([.Q33]);MATCH(LARGE(INDIRECT([.Q33]);INDEX([.O33]));INDIRECT([.Q33]);0);1)" office:value-type="float" office:value="0.994622817955112" calcext:value-type="float">
            <text:p>0.994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F8</text:p>
          </table:table-cell>
          <table:table-cell table:style-name="ce6" office:value-type="float" office:value="0.0158175320520728" calcext:value-type="float">
            <text:p>0.0158</text:p>
          </table:table-cell>
          <table:table-cell table:style-name="ce6" office:value-type="float" office:value="0.995385971786834" calcext:value-type="float">
            <text:p>0.9954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219001298189103" calcext:value-type="float">
            <text:p>0.0219</text:p>
          </table:table-cell>
          <table:table-cell table:style-name="ce6" office:value-type="float" office:value="0.992674563591022" calcext:value-type="float">
            <text:p>0.9927</text:p>
          </table:table-cell>
          <table:table-cell/>
          <table:table-cell table:style-name="ce28" table:formula="of:=INDEX([.$B$3:.$B$22];MATCH(LARGE(INDIRECT([.P34]);INDEX([.O34]));INDIRECT([.P34]);0);1)" office:value-type="string" office:string-value="P4" calcext:value-type="string">
            <text:p>P4</text:p>
          </table:table-cell>
          <table:table-cell table:style-name="ce90" table:formula="of:=INDEX(INDIRECT([.P34]);MATCH(LARGE(INDIRECT([.P34]);INDEX([.O34]));INDIRECT([.P34]);0);1)" office:value-type="float" office:value="0.996238244514107" calcext:value-type="float">
            <text:p>0.9962</text:p>
          </table:table-cell>
          <table:table-cell table:style-name="ce94" table:formula="of:=INDEX([.$B$3:.$B$22];MATCH(LARGE(INDIRECT([.Q34]);INDEX([.O34]));INDIRECT([.Q34]);0);1)" office:value-type="string" office:string-value="Fp1" calcext:value-type="string">
            <text:p>Fp1</text:p>
          </table:table-cell>
          <table:table-cell table:formula="of:=INDEX(INDIRECT([.Q34]);MATCH(LARGE(INDIRECT([.Q34]);INDEX([.O34]));INDIRECT([.Q34]);0);1)" office:value-type="float" office:value="0.993025249376558" calcext:value-type="float">
            <text:p>0.99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T7</text:p>
          </table:table-cell>
          <table:table-cell table:style-name="ce6" office:value-type="float" office:value="0.0115120368669551" calcext:value-type="float">
            <text:p>0.0115</text:p>
          </table:table-cell>
          <table:table-cell table:style-name="ce6" office:value-type="float" office:value="0.997541144200627" calcext:value-type="float">
            <text:p>0.9975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175133311312223" calcext:value-type="float">
            <text:p>0.0175</text:p>
          </table:table-cell>
          <table:table-cell table:style-name="ce6" office:value-type="float" office:value="0.995090399002494" calcext:value-type="float">
            <text:p>0.9951</text:p>
          </table:table-cell>
          <table:table-cell/>
          <table:table-cell table:style-name="ce28" table:formula="of:=INDEX([.$B$3:.$B$22];MATCH(LARGE(INDIRECT([.P35]);INDEX([.O35]));INDIRECT([.P35]);0);1)" office:value-type="string" office:string-value="F4" calcext:value-type="string">
            <text:p>F4</text:p>
          </table:table-cell>
          <table:table-cell table:style-name="ce90" table:formula="of:=INDEX(INDIRECT([.P35]);MATCH(LARGE(INDIRECT([.P35]);INDEX([.O35]));INDIRECT([.P35]);0);1)" office:value-type="float" office:value="0.996042319749216" calcext:value-type="float">
            <text:p>0.9960</text:p>
          </table:table-cell>
          <table:table-cell table:style-name="ce94" table:formula="of:=INDEX([.$B$3:.$B$22];MATCH(LARGE(INDIRECT([.Q35]);INDEX([.O35]));INDIRECT([.Q35]);0);1)" office:value-type="string" office:string-value="Fp1" calcext:value-type="string">
            <text:p>Fp1</text:p>
          </table:table-cell>
          <table:table-cell table:formula="of:=INDEX(INDIRECT([.Q35]);MATCH(LARGE(INDIRECT([.Q35]);INDEX([.O35]));INDIRECT([.Q35]);0);1)" office:value-type="float" office:value="0.993025249376558" calcext:value-type="float">
            <text:p>0.993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C3</text:p>
          </table:table-cell>
          <table:table-cell table:style-name="ce6" office:value-type="float" office:value="0.0351088026478641" calcext:value-type="float">
            <text:p>0.0351</text:p>
          </table:table-cell>
          <table:table-cell table:style-name="ce6" office:value-type="float" office:value="0.989753134796238" calcext:value-type="float">
            <text:p>0.9898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447156017836639" calcext:value-type="float">
            <text:p>0.0447</text:p>
          </table:table-cell>
          <table:table-cell table:style-name="ce6" office:value-type="float" office:value="0.984959476309227" calcext:value-type="float">
            <text:p>0.985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Cz</text:p>
          </table:table-cell>
          <table:table-cell table:style-name="ce6" office:value-type="float" office:value="0.0531478355292721" calcext:value-type="float">
            <text:p>0.0531</text:p>
          </table:table-cell>
          <table:table-cell table:style-name="ce6" office:value-type="float" office:value="0.981563479623824" calcext:value-type="float">
            <text:p>0.9816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643540558607278" calcext:value-type="float">
            <text:p>0.0644</text:p>
          </table:table-cell>
          <table:table-cell table:style-name="ce6" office:value-type="float" office:value="0.976932668329177" calcext:value-type="float">
            <text:p>0.976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C4</text:p>
          </table:table-cell>
          <table:table-cell table:style-name="ce6" office:value-type="float" office:value="0.0724261355447673" calcext:value-type="float">
            <text:p>0.0724</text:p>
          </table:table-cell>
          <table:table-cell table:style-name="ce6" office:value-type="float" office:value="0.975901253918495" calcext:value-type="float">
            <text:p>0.9759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884850390459831" calcext:value-type="float">
            <text:p>0.0885</text:p>
          </table:table-cell>
          <table:table-cell table:style-name="ce6" office:value-type="float" office:value="0.969529301745636" calcext:value-type="float">
            <text:p>0.969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T8</text:p>
          </table:table-cell>
          <table:table-cell table:style-name="ce6" office:value-type="float" office:value="0.0313104663447471" calcext:value-type="float">
            <text:p>0.0313</text:p>
          </table:table-cell>
          <table:table-cell table:style-name="ce6" office:value-type="float" office:value="0.990585815047022" calcext:value-type="float">
            <text:p>0.9906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410139634386588" calcext:value-type="float">
            <text:p>0.0410</text:p>
          </table:table-cell>
          <table:table-cell table:style-name="ce6" office:value-type="float" office:value="0.987570137157107" calcext:value-type="float">
            <text:p>0.9876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7</text:p>
          </table:table-cell>
          <table:table-cell table:style-name="ce6" office:value-type="float" office:value="0.0138378623904015" calcext:value-type="float">
            <text:p>0.0138</text:p>
          </table:table-cell>
          <table:table-cell table:style-name="ce6" office:value-type="float" office:value="0.997717476489028" calcext:value-type="float">
            <text:p>0.9977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194753687457179" calcext:value-type="float">
            <text:p>0.0195</text:p>
          </table:table-cell>
          <table:table-cell table:style-name="ce6" office:value-type="float" office:value="0.995674875311721" calcext:value-type="float">
            <text:p>0.9957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3</text:p>
          </table:table-cell>
          <table:table-cell table:style-name="ce6" office:value-type="float" office:value="0.0207529346839244" calcext:value-type="float">
            <text:p>0.0208</text:p>
          </table:table-cell>
          <table:table-cell table:style-name="ce6" office:value-type="float" office:value="0.993632445141066" calcext:value-type="float">
            <text:p>0.9936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283072393155596" calcext:value-type="float">
            <text:p>0.0283</text:p>
          </table:table-cell>
          <table:table-cell table:style-name="ce6" office:value-type="float" office:value="0.990921134663341" calcext:value-type="float">
            <text:p>0.990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z</text:p>
          </table:table-cell>
          <table:table-cell table:style-name="ce6" office:value-type="float" office:value="0.0202341542097515" calcext:value-type="float">
            <text:p>0.0202</text:p>
          </table:table-cell>
          <table:table-cell table:style-name="ce6" office:value-type="float" office:value="0.994210423197492" calcext:value-type="float">
            <text:p>0.9942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277533233400894" calcext:value-type="float">
            <text:p>0.0278</text:p>
          </table:table-cell>
          <table:table-cell table:style-name="ce6" office:value-type="float" office:value="0.992051122194514" calcext:value-type="float">
            <text:p>0.9921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4</text:p>
          </table:table-cell>
          <table:table-cell table:style-name="ce6" office:value-type="float" office:value="0.0147050825228658" calcext:value-type="float">
            <text:p>0.0147</text:p>
          </table:table-cell>
          <table:table-cell table:style-name="ce6" office:value-type="float" office:value="0.996238244514107" calcext:value-type="float">
            <text:p>0.9962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228237366333413" calcext:value-type="float">
            <text:p>0.0228</text:p>
          </table:table-cell>
          <table:table-cell table:style-name="ce6" office:value-type="float" office:value="0.993025249376558" calcext:value-type="float">
            <text:p>0.993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8</text:p>
          </table:table-cell>
          <table:table-cell table:style-name="ce6" office:value-type="float" office:value="0.0291127474147237" calcext:value-type="float">
            <text:p>0.0291</text:p>
          </table:table-cell>
          <table:table-cell table:style-name="ce6" office:value-type="float" office:value="0.990272335423198" calcext:value-type="float">
            <text:p>0.9903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379358853667538" calcext:value-type="float">
            <text:p>0.0379</text:p>
          </table:table-cell>
          <table:table-cell table:style-name="ce6" office:value-type="float" office:value="0.986362219451372" calcext:value-type="float">
            <text:p>0.9864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1</text:p>
          </table:table-cell>
          <table:table-cell table:style-name="ce6" office:value-type="float" office:value="0.0271131967456404" calcext:value-type="float">
            <text:p>0.0271</text:p>
          </table:table-cell>
          <table:table-cell table:style-name="ce6" office:value-type="float" office:value="0.991212774294671" calcext:value-type="float">
            <text:p>0.9912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340553970605093" calcext:value-type="float">
            <text:p>0.0341</text:p>
          </table:table-cell>
          <table:table-cell table:style-name="ce6" office:value-type="float" office:value="0.988193578553616" calcext:value-type="float">
            <text:p>0.9882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z</text:p>
          </table:table-cell>
          <table:table-cell table:style-name="ce6" office:value-type="float" office:value="0.1" calcext:value-type="float">
            <text:p>0.1000</text:p>
          </table:table-cell>
          <table:table-cell table:number-columns-repeated="5" table:style-name="ce6" office:value-type="float" office:value="0" calcext:value-type="float">
            <text:p>0.000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2</text:p>
          </table:table-cell>
          <table:table-cell table:style-name="ce6" office:value-type="float" office:value="0.0231136227717775" calcext:value-type="float">
            <text:p>0.0231</text:p>
          </table:table-cell>
          <table:table-cell table:style-name="ce6" office:value-type="float" office:value="0.994504310344828" calcext:value-type="float">
            <text:p>0.9945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283822826071505" calcext:value-type="float">
            <text:p>0.0284</text:p>
          </table:table-cell>
          <table:table-cell table:style-name="ce6" office:value-type="float" office:value="0.99197319201995" calcext:value-type="float">
            <text:p>0.992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style-name="ce46"/>
          <table:table-cell table:style-name="ce28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20">
            <text:p>Try 2</text:p>
          </table:table-cell>
          <table:table-cell table:style-name="ce8" office:value-type="string" calcext:value-type="string">
            <text:p>Fp1</text:p>
          </table:table-cell>
          <table:table-cell table:style-name="ce8" office:value-type="float" office:value="0.0241687125235148" calcext:value-type="float">
            <text:p>0.0242</text:p>
          </table:table-cell>
          <table:table-cell table:style-name="ce8" office:value-type="float" office:value="0.992358934169279" calcext:value-type="float">
            <text:p>0.9924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361698415711583" calcext:value-type="float">
            <text:p>0.0362</text:p>
          </table:table-cell>
          <table:table-cell table:style-name="ce8" office:value-type="float" office:value="0.987180486284289" calcext:value-type="float">
            <text:p>0.9872</text:p>
          </table:table-cell>
          <table:table-cell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p2</text:p>
          </table:table-cell>
          <table:table-cell table:style-name="ce8" office:value-type="float" office:value="0.0255642853823978" calcext:value-type="float">
            <text:p>0.0256</text:p>
          </table:table-cell>
          <table:table-cell table:style-name="ce8" office:value-type="float" office:value="0.99264302507837" calcext:value-type="float">
            <text:p>0.9926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396116178046141" calcext:value-type="float">
            <text:p>0.0396</text:p>
          </table:table-cell>
          <table:table-cell table:style-name="ce8" office:value-type="float" office:value="0.986790835411471" calcext:value-type="float">
            <text:p>0.9868</text:p>
          </table:table-cell>
          <table:table-cell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7</text:p>
          </table:table-cell>
          <table:table-cell table:style-name="ce8" office:value-type="float" office:value="0.0632731259333373" calcext:value-type="float">
            <text:p>0.0633</text:p>
          </table:table-cell>
          <table:table-cell table:style-name="ce8" office:value-type="float" office:value="0.977106191222571" calcext:value-type="float">
            <text:p>0.9771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745676797141142" calcext:value-type="float">
            <text:p>0.0746</text:p>
          </table:table-cell>
          <table:table-cell table:style-name="ce8" office:value-type="float" office:value="0.972958229426434" calcext:value-type="float">
            <text:p>0.9730</text:p>
          </table:table-cell>
          <table:table-cell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3</text:p>
          </table:table-cell>
          <table:table-cell table:style-name="ce8" office:value-type="float" office:value="0.024072214185558" calcext:value-type="float">
            <text:p>0.0241</text:p>
          </table:table-cell>
          <table:table-cell table:style-name="ce8" office:value-type="float" office:value="0.991898510971787" calcext:value-type="float">
            <text:p>0.9919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33813004475145" calcext:value-type="float">
            <text:p>0.0338</text:p>
          </table:table-cell>
          <table:table-cell table:style-name="ce8" office:value-type="float" office:value="0.987959788029925" calcext:value-type="float">
            <text:p>0.9880</text:p>
          </table:table-cell>
          <table:table-cell/>
          <table:table-cell table:style-name="ce28" table:formula="of:=INDEX([.$B$3:.$B$22];MATCH(LARGE(INDIRECT([.P52]);INDEX([.O52]));INDIRECT([.P52]);0);1)" office:value-type="string" office:string-value="T8" calcext:value-type="string">
            <text:p>T8</text:p>
          </table:table-cell>
          <table:table-cell table:style-name="ce90" table:formula="of:=INDEX(INDIRECT([.P52]);MATCH(LARGE(INDIRECT([.P52]);INDEX([.O52]));INDIRECT([.P52]);0);1)" office:value-type="float" office:value="0.99728644200627" calcext:value-type="float">
            <text:p>0.9973</text:p>
          </table:table-cell>
          <table:table-cell table:style-name="ce94" table:formula="of:=INDEX([.$B$3:.$B$22];MATCH(LARGE(INDIRECT([.Q52]);INDEX([.O52]));INDIRECT([.Q52]);0);1)" office:value-type="string" office:string-value="O1" calcext:value-type="string">
            <text:p>O1</text:p>
          </table:table-cell>
          <table:table-cell table:formula="of:=INDEX(INDIRECT([.Q52]);MATCH(LARGE(INDIRECT([.Q52]);INDEX([.O52]));INDIRECT([.Q52]);0);1)" office:value-type="float" office:value="0.994389027431421" calcext:value-type="float">
            <text:p>0.99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/>
          <table:table-cell table:style-name="ce28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covered-table-cell table:style-name="ce18"/>
          <table:table-cell table:style-name="ce8" office:value-type="string" calcext:value-type="string">
            <text:p>Fz</text:p>
          </table:table-cell>
          <table:table-cell table:style-name="ce8" office:value-type="float" office:value="0.0386855024879807" calcext:value-type="float">
            <text:p>0.0387</text:p>
          </table:table-cell>
          <table:table-cell table:style-name="ce8" office:value-type="float" office:value="0.986040360501567" calcext:value-type="float">
            <text:p>0.9860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517102512832908" calcext:value-type="float">
            <text:p>0.0517</text:p>
          </table:table-cell>
          <table:table-cell table:style-name="ce8" office:value-type="float" office:value="0.982387780548628" calcext:value-type="float">
            <text:p>0.9824</text:p>
          </table:table-cell>
          <table:table-cell/>
          <table:table-cell table:style-name="ce28" table:formula="of:=INDEX([.$B$3:.$B$22];MATCH(LARGE(INDIRECT([.P53]);INDEX([.O53]));INDIRECT([.P53]);0);1)" office:value-type="string" office:string-value="P4" calcext:value-type="string">
            <text:p>P4</text:p>
          </table:table-cell>
          <table:table-cell table:style-name="ce90" table:formula="of:=INDEX(INDIRECT([.P53]);MATCH(LARGE(INDIRECT([.P53]);INDEX([.O53]));INDIRECT([.P53]);0);1)" office:value-type="float" office:value="0.997021943573668" calcext:value-type="float">
            <text:p>0.9970</text:p>
          </table:table-cell>
          <table:table-cell table:style-name="ce94" table:formula="of:=INDEX([.$B$3:.$B$22];MATCH(LARGE(INDIRECT([.Q53]);INDEX([.O53]));INDIRECT([.Q53]);0);1)" office:value-type="string" office:string-value="P4" calcext:value-type="string">
            <text:p>P4</text:p>
          </table:table-cell>
          <table:table-cell table:formula="of:=INDEX(INDIRECT([.Q53]);MATCH(LARGE(INDIRECT([.Q53]);INDEX([.O53]));INDIRECT([.Q53]);0);1)" office:value-type="float" office:value="0.994233167082294" calcext:value-type="float">
            <text:p>0.994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/>
          <table:table-cell table:style-name="ce28" office:value-type="float" office:value="68" calcext:value-type="float">
            <text:p>68</text:p>
          </table:table-cell>
          <table:table-cell table:number-columns-repeated="1005"/>
        </table:table-row>
        <table:table-row table:style-name="ro1">
          <table:covered-table-cell table:style-name="ce18"/>
          <table:table-cell table:style-name="ce8" office:value-type="string" calcext:value-type="string">
            <text:p>F4</text:p>
          </table:table-cell>
          <table:table-cell table:style-name="ce8" office:value-type="float" office:value="0.0426617700427035" calcext:value-type="float">
            <text:p>0.0427</text:p>
          </table:table-cell>
          <table:table-cell table:style-name="ce8" office:value-type="float" office:value="0.986246081504702" calcext:value-type="float">
            <text:p>0.9862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549286893496936" calcext:value-type="float">
            <text:p>0.0549</text:p>
          </table:table-cell>
          <table:table-cell table:style-name="ce8" office:value-type="float" office:value="0.981452618453865" calcext:value-type="float">
            <text:p>0.9815</text:p>
          </table:table-cell>
          <table:table-cell/>
          <table:table-cell table:style-name="ce28" table:formula="of:=INDEX([.$B$3:.$B$22];MATCH(LARGE(INDIRECT([.P54]);INDEX([.O54]));INDIRECT([.P54]);0);1)" office:value-type="string" office:string-value="O1" calcext:value-type="string">
            <text:p>O1</text:p>
          </table:table-cell>
          <table:table-cell table:style-name="ce90" table:formula="of:=INDEX(INDIRECT([.P54]);MATCH(LARGE(INDIRECT([.P54]);INDEX([.O54]));INDIRECT([.P54]);0);1)" office:value-type="float" office:value="0.996287225705329" calcext:value-type="float">
            <text:p>0.9963</text:p>
          </table:table-cell>
          <table:table-cell table:style-name="ce94" table:formula="of:=INDEX([.$B$3:.$B$22];MATCH(LARGE(INDIRECT([.Q54]);INDEX([.O54]));INDIRECT([.Q54]);0);1)" office:value-type="string" office:string-value="T8" calcext:value-type="string">
            <text:p>T8</text:p>
          </table:table-cell>
          <table:table-cell table:formula="of:=INDEX(INDIRECT([.Q54]);MATCH(LARGE(INDIRECT([.Q54]);INDEX([.O54]));INDIRECT([.Q54]);0);1)" office:value-type="float" office:value="0.994038341645885" calcext:value-type="float">
            <text:p>0.99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F8</text:p>
          </table:table-cell>
          <table:table-cell table:style-name="ce8" office:value-type="float" office:value="0.0448038552804532" calcext:value-type="float">
            <text:p>0.0448</text:p>
          </table:table-cell>
          <table:table-cell table:style-name="ce8" office:value-type="float" office:value="0.984502351097179" calcext:value-type="float">
            <text:p>0.9845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595851414784687" calcext:value-type="float">
            <text:p>0.0596</text:p>
          </table:table-cell>
          <table:table-cell table:style-name="ce8" office:value-type="float" office:value="0.978686097256858" calcext:value-type="float">
            <text:p>0.9787</text:p>
          </table:table-cell>
          <table:table-cell/>
          <table:table-cell table:style-name="ce28" table:formula="of:=INDEX([.$B$3:.$B$22];MATCH(LARGE(INDIRECT([.P55]);INDEX([.O55]));INDIRECT([.P55]);0);1)" office:value-type="string" office:string-value="O2" calcext:value-type="string">
            <text:p>O2</text:p>
          </table:table-cell>
          <table:table-cell table:style-name="ce90" table:formula="of:=INDEX(INDIRECT([.P55]);MATCH(LARGE(INDIRECT([.P55]);INDEX([.O55]));INDIRECT([.P55]);0);1)" office:value-type="float" office:value="0.99607170846395" calcext:value-type="float">
            <text:p>0.9961</text:p>
          </table:table-cell>
          <table:table-cell table:style-name="ce94" table:formula="of:=INDEX([.$B$3:.$B$22];MATCH(LARGE(INDIRECT([.Q55]);INDEX([.O55]));INDIRECT([.Q55]);0);1)" office:value-type="string" office:string-value="O2" calcext:value-type="string">
            <text:p>O2</text:p>
          </table:table-cell>
          <table:table-cell table:formula="of:=INDEX(INDIRECT([.Q55]);MATCH(LARGE(INDIRECT([.Q55]);INDEX([.O55]));INDIRECT([.Q55]);0);1)" office:value-type="float" office:value="0.993531795511222" calcext:value-type="float">
            <text:p>0.993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T7</text:p>
          </table:table-cell>
          <table:table-cell table:style-name="ce8" office:value-type="float" office:value="0.0315859632329361" calcext:value-type="float">
            <text:p>0.0316</text:p>
          </table:table-cell>
          <table:table-cell table:style-name="ce8" office:value-type="float" office:value="0.991947492163009" calcext:value-type="float">
            <text:p>0.9919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430716633450639" calcext:value-type="float">
            <text:p>0.0431</text:p>
          </table:table-cell>
          <table:table-cell table:style-name="ce8" office:value-type="float" office:value="0.986829800498753" calcext:value-type="float">
            <text:p>0.9868</text:p>
          </table:table-cell>
          <table:table-cell/>
          <table:table-cell table:style-name="ce28" table:formula="of:=INDEX([.$B$3:.$B$22];MATCH(LARGE(INDIRECT([.P56]);INDEX([.O56]));INDIRECT([.P56]);0);1)" office:value-type="string" office:string-value="Cz" calcext:value-type="string">
            <text:p>Cz</text:p>
          </table:table-cell>
          <table:table-cell table:style-name="ce90" table:formula="of:=INDEX(INDIRECT([.P56]);MATCH(LARGE(INDIRECT([.P56]);INDEX([.O56]));INDIRECT([.P56]);0);1)" office:value-type="float" office:value="0.993103448275862" calcext:value-type="float">
            <text:p>0.9931</text:p>
          </table:table-cell>
          <table:table-cell table:style-name="ce94" table:formula="of:=INDEX([.$B$3:.$B$22];MATCH(LARGE(INDIRECT([.Q56]);INDEX([.O56]));INDIRECT([.Q56]);0);1)" office:value-type="string" office:string-value="P3" calcext:value-type="string">
            <text:p>P3</text:p>
          </table:table-cell>
          <table:table-cell table:formula="of:=INDEX(INDIRECT([.Q56]);MATCH(LARGE(INDIRECT([.Q56]);INDEX([.O56]));INDIRECT([.Q56]);0);1)" office:value-type="float" office:value="0.990492518703242" calcext:value-type="float">
            <text:p>0.99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C3</text:p>
          </table:table-cell>
          <table:table-cell table:style-name="ce8" office:value-type="float" office:value="0.0337352368504767" calcext:value-type="float">
            <text:p>0.0337</text:p>
          </table:table-cell>
          <table:table-cell table:style-name="ce8" office:value-type="float" office:value="0.98962578369906" calcext:value-type="float">
            <text:p>0.9896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468326846173642" calcext:value-type="float">
            <text:p>0.0468</text:p>
          </table:table-cell>
          <table:table-cell table:style-name="ce8" office:value-type="float" office:value="0.985076371571072" calcext:value-type="float">
            <text:p>0.9851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Cz</text:p>
          </table:table-cell>
          <table:table-cell table:style-name="ce8" office:value-type="float" office:value="0.0229759047199829" calcext:value-type="float">
            <text:p>0.0230</text:p>
          </table:table-cell>
          <table:table-cell table:style-name="ce8" office:value-type="float" office:value="0.993103448275862" calcext:value-type="float">
            <text:p>0.9931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306487533811392" calcext:value-type="float">
            <text:p>0.0306</text:p>
          </table:table-cell>
          <table:table-cell table:style-name="ce8" office:value-type="float" office:value="0.989947007481297" calcext:value-type="float">
            <text:p>0.989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C4</text:p>
          </table:table-cell>
          <table:table-cell table:style-name="ce8" office:value-type="float" office:value="0.0617376282914807" calcext:value-type="float">
            <text:p>0.0617</text:p>
          </table:table-cell>
          <table:table-cell table:style-name="ce8" office:value-type="float" office:value="0.978957680250784" calcext:value-type="float">
            <text:p>0.9790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784397227120611" calcext:value-type="float">
            <text:p>0.0784</text:p>
          </table:table-cell>
          <table:table-cell table:style-name="ce8" office:value-type="float" office:value="0.973854426433915" calcext:value-type="float">
            <text:p>0.973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T8</text:p>
          </table:table-cell>
          <table:table-cell table:style-name="ce8" office:value-type="float" office:value="0.011490438560675" calcext:value-type="float">
            <text:p>0.0115</text:p>
          </table:table-cell>
          <table:table-cell table:style-name="ce8" office:value-type="float" office:value="0.99728644200627" calcext:value-type="float">
            <text:p>0.9973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20100375039078" calcext:value-type="float">
            <text:p>0.0201</text:p>
          </table:table-cell>
          <table:table-cell table:style-name="ce8" office:value-type="float" office:value="0.994038341645885" calcext:value-type="float">
            <text:p>0.994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7</text:p>
          </table:table-cell>
          <table:table-cell table:style-name="ce8" office:value-type="float" office:value="0.0292618640008759" calcext:value-type="float">
            <text:p>0.0293</text:p>
          </table:table-cell>
          <table:table-cell table:style-name="ce8" office:value-type="float" office:value="0.991046238244514" calcext:value-type="float">
            <text:p>0.9910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451254373139927" calcext:value-type="float">
            <text:p>0.0451</text:p>
          </table:table-cell>
          <table:table-cell table:style-name="ce8" office:value-type="float" office:value="0.985115336658354" calcext:value-type="float">
            <text:p>0.9851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3</text:p>
          </table:table-cell>
          <table:table-cell table:style-name="ce8" office:value-type="float" office:value="0.0248758694246779" calcext:value-type="float">
            <text:p>0.0249</text:p>
          </table:table-cell>
          <table:table-cell table:style-name="ce8" office:value-type="float" office:value="0.992927115987461" calcext:value-type="float">
            <text:p>0.9929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321399361833447" calcext:value-type="float">
            <text:p>0.0321</text:p>
          </table:table-cell>
          <table:table-cell table:style-name="ce8" office:value-type="float" office:value="0.990492518703242" calcext:value-type="float">
            <text:p>0.990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z</text:p>
          </table:table-cell>
          <table:table-cell table:style-name="ce8" office:value-type="float" office:value="0.0450981141885503" calcext:value-type="float">
            <text:p>0.0451</text:p>
          </table:table-cell>
          <table:table-cell table:style-name="ce8" office:value-type="float" office:value="0.985325235109718" calcext:value-type="float">
            <text:p>0.9853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607195169806592" calcext:value-type="float">
            <text:p>0.0607</text:p>
          </table:table-cell>
          <table:table-cell table:style-name="ce8" office:value-type="float" office:value="0.979309538653367" calcext:value-type="float">
            <text:p>0.9793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4</text:p>
          </table:table-cell>
          <table:table-cell table:style-name="ce8" office:value-type="float" office:value="0.0116432456547091" calcext:value-type="float">
            <text:p>0.0116</text:p>
          </table:table-cell>
          <table:table-cell table:style-name="ce8" office:value-type="float" office:value="0.997021943573668" calcext:value-type="float">
            <text:p>0.9970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182748235056079" calcext:value-type="float">
            <text:p>0.0183</text:p>
          </table:table-cell>
          <table:table-cell table:style-name="ce8" office:value-type="float" office:value="0.994233167082294" calcext:value-type="float">
            <text:p>0.9942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8</text:p>
          </table:table-cell>
          <table:table-cell table:style-name="ce8" office:value-type="float" office:value="0.0232544372699422" calcext:value-type="float">
            <text:p>0.0233</text:p>
          </table:table-cell>
          <table:table-cell table:style-name="ce8" office:value-type="float" office:value="0.992897727272727" calcext:value-type="float">
            <text:p>0.9929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313090361960167" calcext:value-type="float">
            <text:p>0.0313</text:p>
          </table:table-cell>
          <table:table-cell table:style-name="ce8" office:value-type="float" office:value="0.989908042394015" calcext:value-type="float">
            <text:p>0.989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1</text:p>
          </table:table-cell>
          <table:table-cell table:style-name="ce8" office:value-type="float" office:value="0.0184071179792478" calcext:value-type="float">
            <text:p>0.0184</text:p>
          </table:table-cell>
          <table:table-cell table:style-name="ce8" office:value-type="float" office:value="0.996287225705329" calcext:value-type="float">
            <text:p>0.9963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231517364347628" calcext:value-type="float">
            <text:p>0.0232</text:p>
          </table:table-cell>
          <table:table-cell table:style-name="ce8" office:value-type="float" office:value="0.994389027431421" calcext:value-type="float">
            <text:p>0.9944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z</text:p>
          </table:table-cell>
          <table:table-cell table:style-name="ce8" office:value-type="float" office:value="0.1" calcext:value-type="float">
            <text:p>0.100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2</text:p>
          </table:table-cell>
          <table:table-cell table:style-name="ce8" office:value-type="float" office:value="0.0169124726790695" calcext:value-type="float">
            <text:p>0.0169</text:p>
          </table:table-cell>
          <table:table-cell table:style-name="ce8" office:value-type="float" office:value="0.99607170846395" calcext:value-type="float">
            <text:p>0.9961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238355175816126" calcext:value-type="float">
            <text:p>0.0238</text:p>
          </table:table-cell>
          <table:table-cell table:style-name="ce8" office:value-type="float" office:value="0.993531795511222" calcext:value-type="float">
            <text:p>0.9935</text:p>
          </table:table-cell>
          <table:table-cell/>
          <table:table-cell table:style-name="ce53"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46"/>
          <table:table-cell table:style-name="ce53"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1" table:number-rows-spanned="20">
            <text:p>Try 3</text:p>
          </table:table-cell>
          <table:table-cell table:style-name="ce10" office:value-type="string" calcext:value-type="string">
            <text:p>Fp1</text:p>
          </table:table-cell>
          <table:table-cell table:style-name="ce10" office:value-type="float" office:value="0.0144464018245207" calcext:value-type="float">
            <text:p>0.0144</text:p>
          </table:table-cell>
          <table:table-cell table:style-name="ce10" office:value-type="float" office:value="0.99676724137931" calcext:value-type="float">
            <text:p>0.996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230620245384215" calcext:value-type="float">
            <text:p>0.0231</text:p>
          </table:table-cell>
          <table:table-cell table:style-name="ce10" office:value-type="float" office:value="0.993843516209476" calcext:value-type="float">
            <text:p>0.9938</text:p>
          </table:table-cell>
          <table:table-cell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p2</text:p>
          </table:table-cell>
          <table:table-cell table:style-name="ce10" office:value-type="float" office:value="0.0265432036442202" calcext:value-type="float">
            <text:p>0.0265</text:p>
          </table:table-cell>
          <table:table-cell table:style-name="ce10" office:value-type="float" office:value="0.991438087774295" calcext:value-type="float">
            <text:p>0.991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374646163081049" calcext:value-type="float">
            <text:p>0.0375</text:p>
          </table:table-cell>
          <table:table-cell table:style-name="ce10" office:value-type="float" office:value="0.987141521197008" calcext:value-type="float">
            <text:p>0.9871</text:p>
          </table:table-cell>
          <table:table-cell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7</text:p>
          </table:table-cell>
          <table:table-cell table:style-name="ce10" office:value-type="float" office:value="0.0203675205068266" calcext:value-type="float">
            <text:p>0.0204</text:p>
          </table:table-cell>
          <table:table-cell table:style-name="ce10" office:value-type="float" office:value="0.994396551724138" calcext:value-type="float">
            <text:p>0.994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283257630293692" calcext:value-type="float">
            <text:p>0.0283</text:p>
          </table:table-cell>
          <table:table-cell table:style-name="ce10" office:value-type="float" office:value="0.991232855361596" calcext:value-type="float">
            <text:p>0.9912</text:p>
          </table:table-cell>
          <table:table-cell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3</text:p>
          </table:table-cell>
          <table:table-cell table:style-name="ce10" office:value-type="float" office:value="0.0309362675565467" calcext:value-type="float">
            <text:p>0.0309</text:p>
          </table:table-cell>
          <table:table-cell table:style-name="ce10" office:value-type="float" office:value="0.991007053291536" calcext:value-type="float">
            <text:p>0.991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404857643171588" calcext:value-type="float">
            <text:p>0.0405</text:p>
          </table:table-cell>
          <table:table-cell table:style-name="ce10" office:value-type="float" office:value="0.987375311720698" calcext:value-type="float">
            <text:p>0.9874</text:p>
          </table:table-cell>
          <table:table-cell/>
          <table:table-cell table:style-name="ce28" table:formula="of:=INDEX([.$B$3:.$B$22];MATCH(LARGE(INDIRECT([.P73]);INDEX([.O73]));INDIRECT([.P73]);0);1)" office:value-type="string" office:string-value="P7" calcext:value-type="string">
            <text:p>P7</text:p>
          </table:table-cell>
          <table:table-cell table:style-name="ce90" table:formula="of:=INDEX(INDIRECT([.P73]);MATCH(LARGE(INDIRECT([.P73]);INDEX([.O73]));INDIRECT([.P73]);0);1)" office:value-type="float" office:value="0.996796630094044" calcext:value-type="float">
            <text:p>0.9968</text:p>
          </table:table-cell>
          <table:table-cell table:style-name="ce94" table:formula="of:=INDEX([.$B$3:.$B$22];MATCH(LARGE(INDIRECT([.Q73]);INDEX([.O73]));INDIRECT([.Q73]);0);1)" office:value-type="string" office:string-value="Fp1" calcext:value-type="string">
            <text:p>Fp1</text:p>
          </table:table-cell>
          <table:table-cell table:formula="of:=INDEX(INDIRECT([.Q73]);MATCH(LARGE(INDIRECT([.Q73]);INDEX([.O73]));INDIRECT([.Q73]);0);1)" office:value-type="float" office:value="0.993843516209476" calcext:value-type="float">
            <text:p>0.99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10" office:value-type="string" calcext:value-type="string">
            <text:p>Fz</text:p>
          </table:table-cell>
          <table:table-cell table:style-name="ce10" office:value-type="float" office:value="0.0646890678603588" calcext:value-type="float">
            <text:p>0.0647</text:p>
          </table:table-cell>
          <table:table-cell table:style-name="ce10" office:value-type="float" office:value="0.978291536050157" calcext:value-type="float">
            <text:p>0.9783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803735170489005" calcext:value-type="float">
            <text:p>0.0804</text:p>
          </table:table-cell>
          <table:table-cell table:style-name="ce10" office:value-type="float" office:value="0.972490648379052" calcext:value-type="float">
            <text:p>0.9725</text:p>
          </table:table-cell>
          <table:table-cell/>
          <table:table-cell table:style-name="ce28" table:formula="of:=INDEX([.$B$3:.$B$22];MATCH(LARGE(INDIRECT([.P74]);INDEX([.O74]));INDIRECT([.P74]);0);1)" office:value-type="string" office:string-value="Fp1" calcext:value-type="string">
            <text:p>Fp1</text:p>
          </table:table-cell>
          <table:table-cell table:style-name="ce90" table:formula="of:=INDEX(INDIRECT([.P74]);MATCH(LARGE(INDIRECT([.P74]);INDEX([.O74]));INDIRECT([.P74]);0);1)" office:value-type="float" office:value="0.99676724137931" calcext:value-type="float">
            <text:p>0.9968</text:p>
          </table:table-cell>
          <table:table-cell table:style-name="ce94" table:formula="of:=INDEX([.$B$3:.$B$22];MATCH(LARGE(INDIRECT([.Q74]);INDEX([.O74]));INDIRECT([.Q74]);0);1)" office:value-type="string" office:string-value="P7" calcext:value-type="string">
            <text:p>P7</text:p>
          </table:table-cell>
          <table:table-cell table:formula="of:=INDEX(INDIRECT([.Q74]);MATCH(LARGE(INDIRECT([.Q74]);INDEX([.O74]));INDIRECT([.Q74]);0);1)" office:value-type="float" office:value="0.99349283042394" calcext:value-type="float">
            <text:p>0.99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/>
          <table:table-cell table:style-name="ce28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10" office:value-type="string" calcext:value-type="string">
            <text:p>F4</text:p>
          </table:table-cell>
          <table:table-cell table:style-name="ce10" office:value-type="float" office:value="0.0142424063704511" calcext:value-type="float">
            <text:p>0.0142</text:p>
          </table:table-cell>
          <table:table-cell table:style-name="ce10" office:value-type="float" office:value="0.995865987460815" calcext:value-type="float">
            <text:p>0.9959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235857776181245" calcext:value-type="float">
            <text:p>0.0236</text:p>
          </table:table-cell>
          <table:table-cell table:style-name="ce10" office:value-type="float" office:value="0.992557668329177" calcext:value-type="float">
            <text:p>0.9926</text:p>
          </table:table-cell>
          <table:table-cell/>
          <table:table-cell table:style-name="ce28" table:formula="of:=INDEX([.$B$3:.$B$22];MATCH(LARGE(INDIRECT([.P75]);INDEX([.O75]));INDIRECT([.P75]);0);1)" office:value-type="string" office:string-value="F4" calcext:value-type="string">
            <text:p>F4</text:p>
          </table:table-cell>
          <table:table-cell table:style-name="ce90" table:formula="of:=INDEX(INDIRECT([.P75]);MATCH(LARGE(INDIRECT([.P75]);INDEX([.O75]));INDIRECT([.P75]);0);1)" office:value-type="float" office:value="0.995865987460815" calcext:value-type="float">
            <text:p>0.9959</text:p>
          </table:table-cell>
          <table:table-cell table:style-name="ce94" table:formula="of:=INDEX([.$B$3:.$B$22];MATCH(LARGE(INDIRECT([.Q75]);INDEX([.O75]));INDIRECT([.Q75]);0);1)" office:value-type="string" office:string-value="F4" calcext:value-type="string">
            <text:p>F4</text:p>
          </table:table-cell>
          <table:table-cell table:formula="of:=INDEX(INDIRECT([.Q75]);MATCH(LARGE(INDIRECT([.Q75]);INDEX([.O75]));INDIRECT([.Q75]);0);1)" office:value-type="float" office:value="0.992557668329177" calcext:value-type="float">
            <text:p>0.992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F8</text:p>
          </table:table-cell>
          <table:table-cell table:style-name="ce10" office:value-type="float" office:value="0.108895727854257" calcext:value-type="float">
            <text:p>0.1089</text:p>
          </table:table-cell>
          <table:table-cell table:style-name="ce10" office:value-type="float" office:value="0.964429858934169" calcext:value-type="float">
            <text:p>0.964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137399618286277" calcext:value-type="float">
            <text:p>0.1374</text:p>
          </table:table-cell>
          <table:table-cell table:style-name="ce10" office:value-type="float" office:value="0.95530704488778" calcext:value-type="float">
            <text:p>0.9553</text:p>
          </table:table-cell>
          <table:table-cell/>
          <table:table-cell table:style-name="ce28" table:formula="of:=INDEX([.$B$3:.$B$22];MATCH(LARGE(INDIRECT([.P76]);INDEX([.O76]));INDIRECT([.P76]);0);1)" office:value-type="string" office:string-value="Cz" calcext:value-type="string">
            <text:p>Cz</text:p>
          </table:table-cell>
          <table:table-cell table:style-name="ce90" table:formula="of:=INDEX(INDIRECT([.P76]);MATCH(LARGE(INDIRECT([.P76]);INDEX([.O76]));INDIRECT([.P76]);0);1)" office:value-type="float" office:value="0.994994122257053" calcext:value-type="float">
            <text:p>0.9950</text:p>
          </table:table-cell>
          <table:table-cell table:style-name="ce94" table:formula="of:=INDEX([.$B$3:.$B$22];MATCH(LARGE(INDIRECT([.Q76]);INDEX([.O76]));INDIRECT([.Q76]);0);1)" office:value-type="string" office:string-value="Cz" calcext:value-type="string">
            <text:p>Cz</text:p>
          </table:table-cell>
          <table:table-cell table:formula="of:=INDEX(INDIRECT([.Q76]);MATCH(LARGE(INDIRECT([.Q76]);INDEX([.O76]));INDIRECT([.Q76]);0);1)" office:value-type="float" office:value="0.991622506234414" calcext:value-type="float">
            <text:p>0.991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T7</text:p>
          </table:table-cell>
          <table:table-cell table:style-name="ce10" office:value-type="float" office:value="0.03138965434686" calcext:value-type="float">
            <text:p>0.0314</text:p>
          </table:table-cell>
          <table:table-cell table:style-name="ce10" office:value-type="float" office:value="0.990154780564263" calcext:value-type="float">
            <text:p>0.990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451004691642623" calcext:value-type="float">
            <text:p>0.0451</text:p>
          </table:table-cell>
          <table:table-cell table:style-name="ce10" office:value-type="float" office:value="0.984569825436409" calcext:value-type="float">
            <text:p>0.9846</text:p>
          </table:table-cell>
          <table:table-cell/>
          <table:table-cell table:style-name="ce28" table:formula="of:=INDEX([.$B$3:.$B$22];MATCH(LARGE(INDIRECT([.P77]);INDEX([.O77]));INDIRECT([.P77]);0);1)" office:value-type="string" office:string-value="F7" calcext:value-type="string">
            <text:p>F7</text:p>
          </table:table-cell>
          <table:table-cell table:style-name="ce90" table:formula="of:=INDEX(INDIRECT([.P77]);MATCH(LARGE(INDIRECT([.P77]);INDEX([.O77]));INDIRECT([.P77]);0);1)" office:value-type="float" office:value="0.994396551724138" calcext:value-type="float">
            <text:p>0.9944</text:p>
          </table:table-cell>
          <table:table-cell table:style-name="ce94" table:formula="of:=INDEX([.$B$3:.$B$22];MATCH(LARGE(INDIRECT([.Q77]);INDEX([.O77]));INDIRECT([.Q77]);0);1)" office:value-type="string" office:string-value="Pz" calcext:value-type="string">
            <text:p>Pz</text:p>
          </table:table-cell>
          <table:table-cell table:formula="of:=INDEX(INDIRECT([.Q77]);MATCH(LARGE(INDIRECT([.Q77]);INDEX([.O77]));INDIRECT([.Q77]);0);1)" office:value-type="float" office:value="0.991349750623441" calcext:value-type="float">
            <text:p>0.99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C3</text:p>
          </table:table-cell>
          <table:table-cell table:style-name="ce10" office:value-type="float" office:value="0.0329558008159204" calcext:value-type="float">
            <text:p>0.0330</text:p>
          </table:table-cell>
          <table:table-cell table:style-name="ce10" office:value-type="float" office:value="0.988616771159875" calcext:value-type="float">
            <text:p>0.9886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461887050793968" calcext:value-type="float">
            <text:p>0.0462</text:p>
          </table:table-cell>
          <table:table-cell table:style-name="ce10" office:value-type="float" office:value="0.983478802992519" calcext:value-type="float">
            <text:p>0.983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z</text:p>
          </table:table-cell>
          <table:table-cell table:style-name="ce10" office:value-type="float" office:value="0.0192947168881949" calcext:value-type="float">
            <text:p>0.0193</text:p>
          </table:table-cell>
          <table:table-cell table:style-name="ce10" office:value-type="float" office:value="0.994994122257053" calcext:value-type="float">
            <text:p>0.995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276580457581425" calcext:value-type="float">
            <text:p>0.0277</text:p>
          </table:table-cell>
          <table:table-cell table:style-name="ce10" office:value-type="float" office:value="0.991622506234414" calcext:value-type="float">
            <text:p>0.9916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4</text:p>
          </table:table-cell>
          <table:table-cell table:style-name="ce10" office:value-type="float" office:value="0.0246416661149726" calcext:value-type="float">
            <text:p>0.0246</text:p>
          </table:table-cell>
          <table:table-cell table:style-name="ce10" office:value-type="float" office:value="0.992995689655172" calcext:value-type="float">
            <text:p>0.993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321322071483298" calcext:value-type="float">
            <text:p>0.0321</text:p>
          </table:table-cell>
          <table:table-cell table:style-name="ce10" office:value-type="float" office:value="0.989518391521197" calcext:value-type="float">
            <text:p>0.989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T8</text:p>
          </table:table-cell>
          <table:table-cell table:style-name="ce10" office:value-type="float" office:value="0.0281381988872374" calcext:value-type="float">
            <text:p>0.0281</text:p>
          </table:table-cell>
          <table:table-cell table:style-name="ce10" office:value-type="float" office:value="0.990948275862069" calcext:value-type="float">
            <text:p>0.9909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372427783974974" calcext:value-type="float">
            <text:p>0.0372</text:p>
          </table:table-cell>
          <table:table-cell table:style-name="ce10" office:value-type="float" office:value="0.987375311720698" calcext:value-type="float">
            <text:p>0.9874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7</text:p>
          </table:table-cell>
          <table:table-cell table:style-name="ce10" office:value-type="float" office:value="0.0129546331909199" calcext:value-type="float">
            <text:p>0.0130</text:p>
          </table:table-cell>
          <table:table-cell table:style-name="ce10" office:value-type="float" office:value="0.996796630094044" calcext:value-type="float">
            <text:p>0.996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200949842934764" calcext:value-type="float">
            <text:p>0.0201</text:p>
          </table:table-cell>
          <table:table-cell table:style-name="ce10" office:value-type="float" office:value="0.99349283042394" calcext:value-type="float">
            <text:p>0.993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3</text:p>
          </table:table-cell>
          <table:table-cell table:style-name="ce10" office:value-type="float" office:value="0.0207734329239859" calcext:value-type="float">
            <text:p>0.0208</text:p>
          </table:table-cell>
          <table:table-cell table:style-name="ce10" office:value-type="float" office:value="0.993495297805643" calcext:value-type="float">
            <text:p>0.9935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278441248199742" calcext:value-type="float">
            <text:p>0.0278</text:p>
          </table:table-cell>
          <table:table-cell table:style-name="ce10" office:value-type="float" office:value="0.990336658354115" calcext:value-type="float">
            <text:p>0.9903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z</text:p>
          </table:table-cell>
          <table:table-cell table:style-name="ce10" office:value-type="float" office:value="0.021245538851474" calcext:value-type="float">
            <text:p>0.0212</text:p>
          </table:table-cell>
          <table:table-cell table:style-name="ce10" office:value-type="float" office:value="0.993544278996865" calcext:value-type="float">
            <text:p>0.9935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279457689866196" calcext:value-type="float">
            <text:p>0.0279</text:p>
          </table:table-cell>
          <table:table-cell table:style-name="ce10" office:value-type="float" office:value="0.991349750623441" calcext:value-type="float">
            <text:p>0.9913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4</text:p>
          </table:table-cell>
          <table:table-cell table:style-name="ce10" office:value-type="float" office:value="0.0260739787699958" calcext:value-type="float">
            <text:p>0.0261</text:p>
          </table:table-cell>
          <table:table-cell table:style-name="ce10" office:value-type="float" office:value="0.991330329153605" calcext:value-type="float">
            <text:p>0.9913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348394335014746" calcext:value-type="float">
            <text:p>0.0348</text:p>
          </table:table-cell>
          <table:table-cell table:style-name="ce10" office:value-type="float" office:value="0.986907730673317" calcext:value-type="float">
            <text:p>0.986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8</text:p>
          </table:table-cell>
          <table:table-cell table:style-name="ce10" office:value-type="float" office:value="0.0309381860810504" calcext:value-type="float">
            <text:p>0.0309</text:p>
          </table:table-cell>
          <table:table-cell table:style-name="ce10" office:value-type="float" office:value="0.990360501567398" calcext:value-type="float">
            <text:p>0.990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369181411266513" calcext:value-type="float">
            <text:p>0.0369</text:p>
          </table:table-cell>
          <table:table-cell table:style-name="ce10" office:value-type="float" office:value="0.988193578553616" calcext:value-type="float">
            <text:p>0.9882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1</text:p>
          </table:table-cell>
          <table:table-cell table:style-name="ce10" office:value-type="float" office:value="0.258814141539664" calcext:value-type="float">
            <text:p>0.2588</text:p>
          </table:table-cell>
          <table:table-cell table:style-name="ce10" office:value-type="float" office:value="0.918181818181818" calcext:value-type="float">
            <text:p>0.918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283631588873498" calcext:value-type="float">
            <text:p>0.2836</text:p>
          </table:table-cell>
          <table:table-cell table:style-name="ce10" office:value-type="float" office:value="0.912796134663341" calcext:value-type="float">
            <text:p>0.9128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z</text:p>
          </table:table-cell>
          <table:table-cell table:style-name="ce10" office:value-type="float" office:value="0.1" calcext:value-type="float">
            <text:p>0.100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2</text:p>
          </table:table-cell>
          <table:table-cell table:style-name="ce10" office:value-type="float" office:value="0.028592925040244" calcext:value-type="float">
            <text:p>0.0286</text:p>
          </table:table-cell>
          <table:table-cell table:style-name="ce10" office:value-type="float" office:value="0.990918887147335" calcext:value-type="float">
            <text:p>0.9909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395911410683185" calcext:value-type="float">
            <text:p>0.0396</text:p>
          </table:table-cell>
          <table:table-cell table:style-name="ce10" office:value-type="float" office:value="0.987492206982544" calcext:value-type="float">
            <text:p>0.987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1" table:number-rows-spanned="20">
            <text:p>Try 4</text:p>
          </table:table-cell>
          <table:table-cell table:style-name="ce23" office:value-type="string" calcext:value-type="string">
            <text:p>Fp1</text:p>
          </table:table-cell>
          <table:table-cell table:style-name="ce23" office:value-type="float" office:value="0.0103866297499128" calcext:value-type="float">
            <text:p>0.0104</text:p>
          </table:table-cell>
          <table:table-cell table:style-name="ce23" office:value-type="float" office:value="0.997335423197492" calcext:value-type="float">
            <text:p>0.9973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153487963969773" calcext:value-type="float">
            <text:p>0.0153</text:p>
          </table:table-cell>
          <table:table-cell table:style-name="ce23" office:value-type="float" office:value="0.995480049875312" calcext:value-type="float">
            <text:p>0.9955</text:p>
          </table:table-cell>
          <table:table-cell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p2</text:p>
          </table:table-cell>
          <table:table-cell table:style-name="ce23" office:value-type="float" office:value="0.0180396960230784" calcext:value-type="float">
            <text:p>0.0180</text:p>
          </table:table-cell>
          <table:table-cell table:style-name="ce23" office:value-type="float" office:value="0.995033307210031" calcext:value-type="float">
            <text:p>0.9950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28501861057235" calcext:value-type="float">
            <text:p>0.0285</text:p>
          </table:table-cell>
          <table:table-cell table:style-name="ce23" office:value-type="float" office:value="0.99154457605985" calcext:value-type="float">
            <text:p>0.9915</text:p>
          </table:table-cell>
          <table:table-cell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7</text:p>
          </table:table-cell>
          <table:table-cell table:style-name="ce23" office:value-type="float" office:value="0.020232909997096" calcext:value-type="float">
            <text:p>0.0202</text:p>
          </table:table-cell>
          <table:table-cell table:style-name="ce23" office:value-type="float" office:value="0.995434952978056" calcext:value-type="float">
            <text:p>0.9954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289349431849022" calcext:value-type="float">
            <text:p>0.0289</text:p>
          </table:table-cell>
          <table:table-cell table:style-name="ce23" office:value-type="float" office:value="0.991934226932668" calcext:value-type="float">
            <text:p>0.9919</text:p>
          </table:table-cell>
          <table:table-cell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3</text:p>
          </table:table-cell>
          <table:table-cell table:style-name="ce23" office:value-type="float" office:value="0.0305315646039304" calcext:value-type="float">
            <text:p>0.0305</text:p>
          </table:table-cell>
          <table:table-cell table:style-name="ce23" office:value-type="float" office:value="0.991673197492163" calcext:value-type="float">
            <text:p>0.9917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422400364389834" calcext:value-type="float">
            <text:p>0.0422</text:p>
          </table:table-cell>
          <table:table-cell table:style-name="ce23" office:value-type="float" office:value="0.98655704488778" calcext:value-type="float">
            <text:p>0.9866</text:p>
          </table:table-cell>
          <table:table-cell/>
          <table:table-cell table:style-name="ce28" table:formula="of:=INDEX([.$B$3:.$B$22];MATCH(LARGE(INDIRECT([.P94]);INDEX([.O94]));INDIRECT([.P94]);0);1)" office:value-type="string" office:string-value="Fz" calcext:value-type="string">
            <text:p>Fz</text:p>
          </table:table-cell>
          <table:table-cell table:style-name="ce90" table:formula="of:=INDEX(INDIRECT([.P94]);MATCH(LARGE(INDIRECT([.P94]);INDEX([.O94]));INDIRECT([.P94]);0);1)" office:value-type="float" office:value="0.997609717868338" calcext:value-type="float">
            <text:p>0.9976</text:p>
          </table:table-cell>
          <table:table-cell table:style-name="ce94" table:formula="of:=INDEX([.$B$3:.$B$22];MATCH(LARGE(INDIRECT([.Q94]);INDEX([.O94]));INDIRECT([.Q94]);0);1)" office:value-type="string" office:string-value="Fz" calcext:value-type="string">
            <text:p>Fz</text:p>
          </table:table-cell>
          <table:table-cell table:formula="of:=INDEX(INDIRECT([.Q94]);MATCH(LARGE(INDIRECT([.Q94]);INDEX([.O94]));INDIRECT([.Q94]);0);1)" office:value-type="float" office:value="0.995519014962594" calcext:value-type="float">
            <text:p>0.99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/>
          <table:table-cell table:style-name="ce28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covered-table-cell table:style-name="ce27"/>
          <table:table-cell table:style-name="ce23" office:value-type="string" calcext:value-type="string">
            <text:p>Fz</text:p>
          </table:table-cell>
          <table:table-cell table:style-name="ce23" office:value-type="float" office:value="0.0134995664391801" calcext:value-type="float">
            <text:p>0.0135</text:p>
          </table:table-cell>
          <table:table-cell table:style-name="ce23" office:value-type="float" office:value="0.997609717868338" calcext:value-type="float">
            <text:p>0.9976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187664244543445" calcext:value-type="float">
            <text:p>0.0188</text:p>
          </table:table-cell>
          <table:table-cell table:style-name="ce23" office:value-type="float" office:value="0.995519014962594" calcext:value-type="float">
            <text:p>0.9955</text:p>
          </table:table-cell>
          <table:table-cell/>
          <table:table-cell table:style-name="ce28" table:formula="of:=INDEX([.$B$3:.$B$22];MATCH(LARGE(INDIRECT([.P95]);INDEX([.O95]));INDIRECT([.P95]);0);1)" office:value-type="string" office:string-value="Fp1" calcext:value-type="string">
            <text:p>Fp1</text:p>
          </table:table-cell>
          <table:table-cell table:style-name="ce90" table:formula="of:=INDEX(INDIRECT([.P95]);MATCH(LARGE(INDIRECT([.P95]);INDEX([.O95]));INDIRECT([.P95]);0);1)" office:value-type="float" office:value="0.997335423197492" calcext:value-type="float">
            <text:p>0.9973</text:p>
          </table:table-cell>
          <table:table-cell table:style-name="ce94" table:formula="of:=INDEX([.$B$3:.$B$22];MATCH(LARGE(INDIRECT([.Q95]);INDEX([.O95]));INDIRECT([.Q95]);0);1)" office:value-type="string" office:string-value="Fp1" calcext:value-type="string">
            <text:p>Fp1</text:p>
          </table:table-cell>
          <table:table-cell table:formula="of:=INDEX(INDIRECT([.Q95]);MATCH(LARGE(INDIRECT([.Q95]);INDEX([.O95]));INDIRECT([.Q95]);0);1)" office:value-type="float" office:value="0.995480049875312" calcext:value-type="float">
            <text:p>0.99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/>
          <table:table-cell table:style-name="ce28" office:value-type="float" office:value="110" calcext:value-type="float">
            <text:p>110</text:p>
          </table:table-cell>
          <table:table-cell table:number-columns-repeated="1005"/>
        </table:table-row>
        <table:table-row table:style-name="ro1">
          <table:covered-table-cell table:style-name="ce27"/>
          <table:table-cell table:style-name="ce23" office:value-type="string" calcext:value-type="string">
            <text:p>F4</text:p>
          </table:table-cell>
          <table:table-cell table:style-name="ce23" office:value-type="float" office:value="0.0273264727742064" calcext:value-type="float">
            <text:p>0.0273</text:p>
          </table:table-cell>
          <table:table-cell table:style-name="ce23" office:value-type="float" office:value="0.991153996865204" calcext:value-type="float">
            <text:p>0.9912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369757541799059" calcext:value-type="float">
            <text:p>0.0370</text:p>
          </table:table-cell>
          <table:table-cell table:style-name="ce23" office:value-type="float" office:value="0.987803927680798" calcext:value-type="float">
            <text:p>0.9878</text:p>
          </table:table-cell>
          <table:table-cell/>
          <table:table-cell table:style-name="ce28" table:formula="of:=INDEX([.$B$3:.$B$22];MATCH(LARGE(INDIRECT([.P96]);INDEX([.O96]));INDIRECT([.P96]);0);1)" office:value-type="string" office:string-value="Cz" calcext:value-type="string">
            <text:p>Cz</text:p>
          </table:table-cell>
          <table:table-cell table:style-name="ce90" table:formula="of:=INDEX(INDIRECT([.P96]);MATCH(LARGE(INDIRECT([.P96]);INDEX([.O96]));INDIRECT([.P96]);0);1)" office:value-type="float" office:value="0.995601489028213" calcext:value-type="float">
            <text:p>0.9956</text:p>
          </table:table-cell>
          <table:table-cell table:style-name="ce94" table:formula="of:=INDEX([.$B$3:.$B$22];MATCH(LARGE(INDIRECT([.Q96]);INDEX([.O96]));INDIRECT([.Q96]);0);1)" office:value-type="string" office:string-value="Cz" calcext:value-type="string">
            <text:p>Cz</text:p>
          </table:table-cell>
          <table:table-cell table:formula="of:=INDEX(INDIRECT([.Q96]);MATCH(LARGE(INDIRECT([.Q96]);INDEX([.O96]));INDIRECT([.Q96]);0);1)" office:value-type="float" office:value="0.992362842892768" calcext:value-type="float">
            <text:p>0.992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F8</text:p>
          </table:table-cell>
          <table:table-cell table:style-name="ce23" office:value-type="float" office:value="0.0301884495159815" calcext:value-type="float">
            <text:p>0.0302</text:p>
          </table:table-cell>
          <table:table-cell table:style-name="ce23" office:value-type="float" office:value="0.988969435736677" calcext:value-type="float">
            <text:p>0.9890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433714264406337" calcext:value-type="float">
            <text:p>0.0434</text:p>
          </table:table-cell>
          <table:table-cell table:style-name="ce23" office:value-type="float" office:value="0.984258104738155" calcext:value-type="float">
            <text:p>0.9843</text:p>
          </table:table-cell>
          <table:table-cell/>
          <table:table-cell table:style-name="ce28" table:formula="of:=INDEX([.$B$3:.$B$22];MATCH(LARGE(INDIRECT([.P97]);INDEX([.O97]));INDIRECT([.P97]);0);1)" office:value-type="string" office:string-value="F7" calcext:value-type="string">
            <text:p>F7</text:p>
          </table:table-cell>
          <table:table-cell table:style-name="ce90" table:formula="of:=INDEX(INDIRECT([.P97]);MATCH(LARGE(INDIRECT([.P97]);INDEX([.O97]));INDIRECT([.P97]);0);1)" office:value-type="float" office:value="0.995434952978056" calcext:value-type="float">
            <text:p>0.9954</text:p>
          </table:table-cell>
          <table:table-cell table:style-name="ce94" table:formula="of:=INDEX([.$B$3:.$B$22];MATCH(LARGE(INDIRECT([.Q97]);INDEX([.O97]));INDIRECT([.Q97]);0);1)" office:value-type="string" office:string-value="F7" calcext:value-type="string">
            <text:p>F7</text:p>
          </table:table-cell>
          <table:table-cell table:formula="of:=INDEX(INDIRECT([.Q97]);MATCH(LARGE(INDIRECT([.Q97]);INDEX([.O97]));INDIRECT([.Q97]);0);1)" office:value-type="float" office:value="0.991934226932668" calcext:value-type="float">
            <text:p>0.9919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T7</text:p>
          </table:table-cell>
          <table:table-cell table:style-name="ce23" office:value-type="float" office:value="0.0268177359313835" calcext:value-type="float">
            <text:p>0.0268</text:p>
          </table:table-cell>
          <table:table-cell table:style-name="ce23" office:value-type="float" office:value="0.992897727272727" calcext:value-type="float">
            <text:p>0.9929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365306098557581" calcext:value-type="float">
            <text:p>0.0365</text:p>
          </table:table-cell>
          <table:table-cell table:style-name="ce23" office:value-type="float" office:value="0.989284600997506" calcext:value-type="float">
            <text:p>0.9893</text:p>
          </table:table-cell>
          <table:table-cell/>
          <table:table-cell table:style-name="ce28" table:formula="of:=INDEX([.$B$3:.$B$22];MATCH(LARGE(INDIRECT([.P98]);INDEX([.O98]));INDIRECT([.P98]);0);1)" office:value-type="string" office:string-value="Fp2" calcext:value-type="string">
            <text:p>Fp2</text:p>
          </table:table-cell>
          <table:table-cell table:style-name="ce90" table:formula="of:=INDEX(INDIRECT([.P98]);MATCH(LARGE(INDIRECT([.P98]);INDEX([.O98]));INDIRECT([.P98]);0);1)" office:value-type="float" office:value="0.995033307210031" calcext:value-type="float">
            <text:p>0.9950</text:p>
          </table:table-cell>
          <table:table-cell table:style-name="ce94" table:formula="of:=INDEX([.$B$3:.$B$22];MATCH(LARGE(INDIRECT([.Q98]);INDEX([.O98]));INDIRECT([.Q98]);0);1)" office:value-type="string" office:string-value="Fp2" calcext:value-type="string">
            <text:p>Fp2</text:p>
          </table:table-cell>
          <table:table-cell table:formula="of:=INDEX(INDIRECT([.Q98]);MATCH(LARGE(INDIRECT([.Q98]);INDEX([.O98]));INDIRECT([.Q98]);0);1)" office:value-type="float" office:value="0.99154457605985" calcext:value-type="float">
            <text:p>0.99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C3</text:p>
          </table:table-cell>
          <table:table-cell table:style-name="ce23" office:value-type="float" office:value="0.0702665520986676" calcext:value-type="float">
            <text:p>0.0703</text:p>
          </table:table-cell>
          <table:table-cell table:style-name="ce23" office:value-type="float" office:value="0.975724921630094" calcext:value-type="float">
            <text:p>0.9757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891653465460103" calcext:value-type="float">
            <text:p>0.0892</text:p>
          </table:table-cell>
          <table:table-cell table:style-name="ce23" office:value-type="float" office:value="0.968282418952618" calcext:value-type="float">
            <text:p>0.9683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Cz</text:p>
          </table:table-cell>
          <table:table-cell table:style-name="ce23" office:value-type="float" office:value="0.0202362200536482" calcext:value-type="float">
            <text:p>0.0202</text:p>
          </table:table-cell>
          <table:table-cell table:style-name="ce23" office:value-type="float" office:value="0.995601489028213" calcext:value-type="float">
            <text:p>0.9956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279920961239847" calcext:value-type="float">
            <text:p>0.0280</text:p>
          </table:table-cell>
          <table:table-cell table:style-name="ce23" office:value-type="float" office:value="0.992362842892768" calcext:value-type="float">
            <text:p>0.9924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C4</text:p>
          </table:table-cell>
          <table:table-cell table:style-name="ce23" office:value-type="float" office:value="0.0354373065783966" calcext:value-type="float">
            <text:p>0.0354</text:p>
          </table:table-cell>
          <table:table-cell table:style-name="ce23" office:value-type="float" office:value="0.988616771159875" calcext:value-type="float">
            <text:p>0.9886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478442788705871" calcext:value-type="float">
            <text:p>0.0478</text:p>
          </table:table-cell>
          <table:table-cell table:style-name="ce23" office:value-type="float" office:value="0.983400872817955" calcext:value-type="float">
            <text:p>0.9834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T8</text:p>
          </table:table-cell>
          <table:table-cell table:style-name="ce23" office:value-type="float" office:value="0.0190169130123533" calcext:value-type="float">
            <text:p>0.0190</text:p>
          </table:table-cell>
          <table:table-cell table:style-name="ce23" office:value-type="float" office:value="0.994220219435737" calcext:value-type="float">
            <text:p>0.9942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278287999615877" calcext:value-type="float">
            <text:p>0.0278</text:p>
          </table:table-cell>
          <table:table-cell table:style-name="ce23" office:value-type="float" office:value="0.990843204488778" calcext:value-type="float">
            <text:p>0.9908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7</text:p>
          </table:table-cell>
          <table:table-cell table:style-name="ce23" office:value-type="float" office:value="0.0348203019537528" calcext:value-type="float">
            <text:p>0.0348</text:p>
          </table:table-cell>
          <table:table-cell table:style-name="ce23" office:value-type="float" office:value="0.989008620689655" calcext:value-type="float">
            <text:p>0.9890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486043188279667" calcext:value-type="float">
            <text:p>0.0486</text:p>
          </table:table-cell>
          <table:table-cell table:style-name="ce23" office:value-type="float" office:value="0.984375" calcext:value-type="float">
            <text:p>0.9844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3</text:p>
          </table:table-cell>
          <table:table-cell table:style-name="ce23" office:value-type="float" office:value="0.098945458875356" calcext:value-type="float">
            <text:p>0.0989</text:p>
          </table:table-cell>
          <table:table-cell table:style-name="ce23" office:value-type="float" office:value="0.967456896551724" calcext:value-type="float">
            <text:p>0.9675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21363831097562" calcext:value-type="float">
            <text:p>0.1214</text:p>
          </table:table-cell>
          <table:table-cell table:style-name="ce23" office:value-type="float" office:value="0.959671134663341" calcext:value-type="float">
            <text:p>0.9597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z</text:p>
          </table:table-cell>
          <table:table-cell table:style-name="ce23" office:value-type="float" office:value="0.0222000156002277" calcext:value-type="float">
            <text:p>0.0222</text:p>
          </table:table-cell>
          <table:table-cell table:style-name="ce23" office:value-type="float" office:value="0.993279780564263" calcext:value-type="float">
            <text:p>0.9933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329227589887736" calcext:value-type="float">
            <text:p>0.0329</text:p>
          </table:table-cell>
          <table:table-cell table:style-name="ce23" office:value-type="float" office:value="0.988193578553616" calcext:value-type="float">
            <text:p>0.9882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4</text:p>
          </table:table-cell>
          <table:table-cell table:style-name="ce23" office:value-type="float" office:value="0.028084842320444" calcext:value-type="float">
            <text:p>0.0281</text:p>
          </table:table-cell>
          <table:table-cell table:style-name="ce23" office:value-type="float" office:value="0.99042907523511" calcext:value-type="float">
            <text:p>0.9904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407697949517853" calcext:value-type="float">
            <text:p>0.0408</text:p>
          </table:table-cell>
          <table:table-cell table:style-name="ce23" office:value-type="float" office:value="0.985154301745636" calcext:value-type="float">
            <text:p>0.9852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8</text:p>
          </table:table-cell>
          <table:table-cell table:style-name="ce23" office:value-type="float" office:value="0.0225826280045565" calcext:value-type="float">
            <text:p>0.0226</text:p>
          </table:table-cell>
          <table:table-cell table:style-name="ce23" office:value-type="float" office:value="0.993985109717868" calcext:value-type="float">
            <text:p>0.9940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350380367245246" calcext:value-type="float">
            <text:p>0.0350</text:p>
          </table:table-cell>
          <table:table-cell table:style-name="ce23" office:value-type="float" office:value="0.988193578553616" calcext:value-type="float">
            <text:p>0.9882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1</text:p>
          </table:table-cell>
          <table:table-cell table:style-name="ce23" office:value-type="float" office:value="0.0647665229958824" calcext:value-type="float">
            <text:p>0.0648</text:p>
          </table:table-cell>
          <table:table-cell table:style-name="ce23" office:value-type="float" office:value="0.978271943573668" calcext:value-type="float">
            <text:p>0.9783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775057368521623" calcext:value-type="float">
            <text:p>0.0775</text:p>
          </table:table-cell>
          <table:table-cell table:style-name="ce23" office:value-type="float" office:value="0.972841334164588" calcext:value-type="float">
            <text:p>0.9728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z</text:p>
          </table:table-cell>
          <table:table-cell table:style-name="ce23" office:value-type="float" office:value="0.1" calcext:value-type="float">
            <text:p>0.1000</text:p>
          </table:table-cell>
          <table:table-cell table:number-columns-repeated="5" table:style-name="ce23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2</text:p>
          </table:table-cell>
          <table:table-cell table:style-name="ce23" office:value-type="float" office:value="0.086912843421376" calcext:value-type="float">
            <text:p>0.0869</text:p>
          </table:table-cell>
          <table:table-cell table:style-name="ce23" office:value-type="float" office:value="0.970033307210031" calcext:value-type="float">
            <text:p>0.9700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03514363932333" calcext:value-type="float">
            <text:p>0.1035</text:p>
          </table:table-cell>
          <table:table-cell table:style-name="ce23" office:value-type="float" office:value="0.966100374064838" calcext:value-type="float">
            <text:p>0.966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1" table:number-rows-spanned="20">
            <text:p>Try 5</text:p>
          </table:table-cell>
          <table:table-cell table:style-name="ce31" office:value-type="string" calcext:value-type="string">
            <text:p>Fp1</text:p>
          </table:table-cell>
          <table:table-cell table:style-name="ce31" office:value-type="float" office:value="0.0111086200633332" calcext:value-type="float">
            <text:p>0.0111</text:p>
          </table:table-cell>
          <table:table-cell table:style-name="ce31" office:value-type="float" office:value="0.997844827586207" calcext:value-type="float">
            <text:p>0.9978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175811326177094" calcext:value-type="float">
            <text:p>0.0176</text:p>
          </table:table-cell>
          <table:table-cell table:style-name="ce31" office:value-type="float" office:value="0.994895573566085" calcext:value-type="float">
            <text:p>0.9949</text:p>
          </table:table-cell>
          <table:table-cell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31"/>
          <table:table-cell table:style-name="ce31" office:value-type="string" calcext:value-type="string">
            <text:p>Fp2</text:p>
          </table:table-cell>
          <table:table-cell table:style-name="ce31" office:value-type="float" office:value="0.0219446242642428" calcext:value-type="float">
            <text:p>0.0219</text:p>
          </table:table-cell>
          <table:table-cell table:style-name="ce31" office:value-type="float" office:value="0.993309169278997" calcext:value-type="float">
            <text:p>0.9933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300389439000532" calcext:value-type="float">
            <text:p>0.0300</text:p>
          </table:table-cell>
          <table:table-cell table:style-name="ce31" office:value-type="float" office:value="0.990102867830424" calcext:value-type="float">
            <text:p>0.9901</text:p>
          </table:table-cell>
          <table:table-cell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31"/>
          <table:table-cell table:style-name="ce31" office:value-type="string" calcext:value-type="string">
            <text:p>F7</text:p>
          </table:table-cell>
          <table:table-cell table:style-name="ce31" office:value-type="float" office:value="0.0301951063669879" calcext:value-type="float">
            <text:p>0.0302</text:p>
          </table:table-cell>
          <table:table-cell table:style-name="ce31" office:value-type="float" office:value="0.991496865203762" calcext:value-type="float">
            <text:p>0.9915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385083218268874" calcext:value-type="float">
            <text:p>0.0385</text:p>
          </table:table-cell>
          <table:table-cell table:style-name="ce31" office:value-type="float" office:value="0.987648067331671" calcext:value-type="float">
            <text:p>0.9876</text:p>
          </table:table-cell>
          <table:table-cell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31"/>
          <table:table-cell table:style-name="ce31" office:value-type="string" calcext:value-type="string">
            <text:p>F3</text:p>
          </table:table-cell>
          <table:table-cell table:style-name="ce31" office:value-type="float" office:value="0.0279485086898749" calcext:value-type="float">
            <text:p>0.0279</text:p>
          </table:table-cell>
          <table:table-cell table:style-name="ce31" office:value-type="float" office:value="0.992936912225705" calcext:value-type="float">
            <text:p>0.9929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345733058987246" calcext:value-type="float">
            <text:p>0.0346</text:p>
          </table:table-cell>
          <table:table-cell table:style-name="ce31" office:value-type="float" office:value="0.99002493765586" calcext:value-type="float">
            <text:p>0.9900</text:p>
          </table:table-cell>
          <table:table-cell/>
          <table:table-cell table:style-name="ce28" table:formula="of:=INDEX([.$B$3:.$B$22];MATCH(LARGE(INDIRECT([.P115]);INDEX([.O115]));INDIRECT([.P115]);0);1)" office:value-type="string" office:string-value="Fp1" calcext:value-type="string">
            <text:p>Fp1</text:p>
          </table:table-cell>
          <table:table-cell table:style-name="ce90" table:formula="of:=INDEX(INDIRECT([.P115]);MATCH(LARGE(INDIRECT([.P115]);INDEX([.O115]));INDIRECT([.P115]);0);1)" office:value-type="float" office:value="0.997844827586207" calcext:value-type="float">
            <text:p>0.9978</text:p>
          </table:table-cell>
          <table:table-cell table:style-name="ce94" table:formula="of:=INDEX([.$B$3:.$B$22];MATCH(LARGE(INDIRECT([.Q115]);INDEX([.O115]));INDIRECT([.Q115]);0);1)" office:value-type="string" office:string-value="Fp1" calcext:value-type="string">
            <text:p>Fp1</text:p>
          </table:table-cell>
          <table:table-cell table:formula="of:=INDEX(INDIRECT([.Q115]);MATCH(LARGE(INDIRECT([.Q115]);INDEX([.O115]));INDIRECT([.Q115]);0);1)" office:value-type="float" office:value="0.994895573566085" calcext:value-type="float">
            <text:p>0.99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/>
          <table:table-cell table:style-name="ce28"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covered-table-cell table:style-name="ce31"/>
          <table:table-cell table:style-name="ce31" office:value-type="string" calcext:value-type="string">
            <text:p>Fz</text:p>
          </table:table-cell>
          <table:table-cell table:style-name="ce31" office:value-type="float" office:value="0.0156095309975648" calcext:value-type="float">
            <text:p>0.0156</text:p>
          </table:table-cell>
          <table:table-cell table:style-name="ce31" office:value-type="float" office:value="0.996179467084639" calcext:value-type="float">
            <text:p>0.9962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202369591345467" calcext:value-type="float">
            <text:p>0.0202</text:p>
          </table:table-cell>
          <table:table-cell table:style-name="ce31" office:value-type="float" office:value="0.994311097256858" calcext:value-type="float">
            <text:p>0.9943</text:p>
          </table:table-cell>
          <table:table-cell/>
          <table:table-cell table:style-name="ce28" table:formula="of:=INDEX([.$B$3:.$B$22];MATCH(LARGE(INDIRECT([.P116]);INDEX([.O116]));INDIRECT([.P116]);0);1)" office:value-type="string" office:string-value="P7" calcext:value-type="string">
            <text:p>P7</text:p>
          </table:table-cell>
          <table:table-cell table:style-name="ce90" table:formula="of:=INDEX(INDIRECT([.P116]);MATCH(LARGE(INDIRECT([.P116]);INDEX([.O116]));INDIRECT([.P116]);0);1)" office:value-type="float" office:value="0.99759012539185" calcext:value-type="float">
            <text:p>0.9976</text:p>
          </table:table-cell>
          <table:table-cell table:style-name="ce94" table:formula="of:=INDEX([.$B$3:.$B$22];MATCH(LARGE(INDIRECT([.Q116]);INDEX([.O116]));INDIRECT([.Q116]);0);1)" office:value-type="string" office:string-value="P7" calcext:value-type="string">
            <text:p>P7</text:p>
          </table:table-cell>
          <table:table-cell table:formula="of:=INDEX(INDIRECT([.Q116]);MATCH(LARGE(INDIRECT([.Q116]);INDEX([.O116]));INDIRECT([.Q116]);0);1)" office:value-type="float" office:value="0.994778678304239" calcext:value-type="float">
            <text:p>0.99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/>
          <table:table-cell table:style-name="ce28" office:value-type="float" office:value="131" calcext:value-type="float">
            <text:p>131</text:p>
          </table:table-cell>
          <table:table-cell table:number-columns-repeated="1005"/>
        </table:table-row>
        <table:table-row table:style-name="ro1">
          <table:covered-table-cell table:style-name="ce31"/>
          <table:table-cell table:style-name="ce31" office:value-type="string" calcext:value-type="string">
            <text:p>F4</text:p>
          </table:table-cell>
          <table:table-cell table:style-name="ce31" office:value-type="float" office:value="0.0154116945720765" calcext:value-type="float">
            <text:p>0.0154</text:p>
          </table:table-cell>
          <table:table-cell table:style-name="ce31" office:value-type="float" office:value="0.997021943573668" calcext:value-type="float">
            <text:p>0.9970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243485803632275" calcext:value-type="float">
            <text:p>0.0243</text:p>
          </table:table-cell>
          <table:table-cell table:style-name="ce31" office:value-type="float" office:value="0.993882481296758" calcext:value-type="float">
            <text:p>0.9939</text:p>
          </table:table-cell>
          <table:table-cell/>
          <table:table-cell table:style-name="ce28" table:formula="of:=INDEX([.$B$3:.$B$22];MATCH(LARGE(INDIRECT([.P117]);INDEX([.O117]));INDIRECT([.P117]);0);1)" office:value-type="string" office:string-value="F4" calcext:value-type="string">
            <text:p>F4</text:p>
          </table:table-cell>
          <table:table-cell table:style-name="ce90" table:formula="of:=INDEX(INDIRECT([.P117]);MATCH(LARGE(INDIRECT([.P117]);INDEX([.O117]));INDIRECT([.P117]);0);1)" office:value-type="float" office:value="0.997021943573668" calcext:value-type="float">
            <text:p>0.9970</text:p>
          </table:table-cell>
          <table:table-cell table:style-name="ce94" table:formula="of:=INDEX([.$B$3:.$B$22];MATCH(LARGE(INDIRECT([.Q117]);INDEX([.O117]));INDIRECT([.Q117]);0);1)" office:value-type="string" office:string-value="Fz" calcext:value-type="string">
            <text:p>Fz</text:p>
          </table:table-cell>
          <table:table-cell table:formula="of:=INDEX(INDIRECT([.Q117]);MATCH(LARGE(INDIRECT([.Q117]);INDEX([.O117]));INDIRECT([.Q117]);0);1)" office:value-type="float" office:value="0.994311097256858" calcext:value-type="float">
            <text:p>0.994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31"/>
          <table:table-cell table:style-name="ce31" office:value-type="string" calcext:value-type="string">
            <text:p>F8</text:p>
          </table:table-cell>
          <table:table-cell table:style-name="ce31" office:value-type="float" office:value="0.0284703570197637" calcext:value-type="float">
            <text:p>0.0285</text:p>
          </table:table-cell>
          <table:table-cell table:style-name="ce31" office:value-type="float" office:value="0.993671630094044" calcext:value-type="float">
            <text:p>0.9937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376312060541754" calcext:value-type="float">
            <text:p>0.0376</text:p>
          </table:table-cell>
          <table:table-cell table:style-name="ce31" office:value-type="float" office:value="0.989323566084788" calcext:value-type="float">
            <text:p>0.9893</text:p>
          </table:table-cell>
          <table:table-cell/>
          <table:table-cell table:style-name="ce28" table:formula="of:=INDEX([.$B$3:.$B$22];MATCH(LARGE(INDIRECT([.P118]);INDEX([.O118]));INDIRECT([.P118]);0);1)" office:value-type="string" office:string-value="Fz" calcext:value-type="string">
            <text:p>Fz</text:p>
          </table:table-cell>
          <table:table-cell table:style-name="ce90" table:formula="of:=INDEX(INDIRECT([.P118]);MATCH(LARGE(INDIRECT([.P118]);INDEX([.O118]));INDIRECT([.P118]);0);1)" office:value-type="float" office:value="0.996179467084639" calcext:value-type="float">
            <text:p>0.9962</text:p>
          </table:table-cell>
          <table:table-cell table:style-name="ce94" table:formula="of:=INDEX([.$B$3:.$B$22];MATCH(LARGE(INDIRECT([.Q118]);INDEX([.O118]));INDIRECT([.Q118]);0);1)" office:value-type="string" office:string-value="O2" calcext:value-type="string">
            <text:p>O2</text:p>
          </table:table-cell>
          <table:table-cell table:formula="of:=INDEX(INDIRECT([.Q118]);MATCH(LARGE(INDIRECT([.Q118]);INDEX([.O118]));INDIRECT([.Q118]);0);1)" office:value-type="float" office:value="0.993999376558604" calcext:value-type="float">
            <text:p>0.99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31"/>
          <table:table-cell table:style-name="ce31" office:value-type="string" calcext:value-type="string">
            <text:p>T7</text:p>
          </table:table-cell>
          <table:table-cell table:style-name="ce31" office:value-type="float" office:value="0.0186711244902582" calcext:value-type="float">
            <text:p>0.0187</text:p>
          </table:table-cell>
          <table:table-cell table:style-name="ce31" office:value-type="float" office:value="0.994641457680251" calcext:value-type="float">
            <text:p>0.9946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278353702902278" calcext:value-type="float">
            <text:p>0.0278</text:p>
          </table:table-cell>
          <table:table-cell table:style-name="ce31" office:value-type="float" office:value="0.990726309226933" calcext:value-type="float">
            <text:p>0.9907</text:p>
          </table:table-cell>
          <table:table-cell/>
          <table:table-cell table:style-name="ce28" table:formula="of:=INDEX([.$B$3:.$B$22];MATCH(LARGE(INDIRECT([.P119]);INDEX([.O119]));INDIRECT([.P119]);0);1)" office:value-type="string" office:string-value="C4" calcext:value-type="string">
            <text:p>C4</text:p>
          </table:table-cell>
          <table:table-cell table:style-name="ce90" table:formula="of:=INDEX(INDIRECT([.P119]);MATCH(LARGE(INDIRECT([.P119]);INDEX([.O119]));INDIRECT([.P119]);0);1)" office:value-type="float" office:value="0.996150078369906" calcext:value-type="float">
            <text:p>0.9962</text:p>
          </table:table-cell>
          <table:table-cell table:style-name="ce94" table:formula="of:=INDEX([.$B$3:.$B$22];MATCH(LARGE(INDIRECT([.Q119]);INDEX([.O119]));INDIRECT([.Q119]);0);1)" office:value-type="string" office:string-value="F4" calcext:value-type="string">
            <text:p>F4</text:p>
          </table:table-cell>
          <table:table-cell table:formula="of:=INDEX(INDIRECT([.Q119]);MATCH(LARGE(INDIRECT([.Q119]);INDEX([.O119]));INDIRECT([.Q119]);0);1)" office:value-type="float" office:value="0.993882481296758" calcext:value-type="float">
            <text:p>0.9939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31"/>
          <table:table-cell table:style-name="ce31" office:value-type="string" calcext:value-type="string">
            <text:p>C3</text:p>
          </table:table-cell>
          <table:table-cell table:style-name="ce31" office:value-type="float" office:value="0.0306407777191838" calcext:value-type="float">
            <text:p>0.0306</text:p>
          </table:table-cell>
          <table:table-cell table:style-name="ce31" office:value-type="float" office:value="0.990967868338558" calcext:value-type="float">
            <text:p>0.9910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437831579762142" calcext:value-type="float">
            <text:p>0.0438</text:p>
          </table:table-cell>
          <table:table-cell table:style-name="ce31" office:value-type="float" office:value="0.985349127182045" calcext:value-type="float">
            <text:p>0.9853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Cz</text:p>
          </table:table-cell>
          <table:table-cell table:style-name="ce31" office:value-type="float" office:value="0.0505001379738979" calcext:value-type="float">
            <text:p>0.0505</text:p>
          </table:table-cell>
          <table:table-cell table:style-name="ce31" office:value-type="float" office:value="0.981690830721003" calcext:value-type="float">
            <text:p>0.9817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682856467601256" calcext:value-type="float">
            <text:p>0.0683</text:p>
          </table:table-cell>
          <table:table-cell table:style-name="ce31" office:value-type="float" office:value="0.975335099750624" calcext:value-type="float">
            <text:p>0.9753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C4</text:p>
          </table:table-cell>
          <table:table-cell table:style-name="ce31" office:value-type="float" office:value="0.0165671958840236" calcext:value-type="float">
            <text:p>0.0166</text:p>
          </table:table-cell>
          <table:table-cell table:style-name="ce31" office:value-type="float" office:value="0.996150078369906" calcext:value-type="float">
            <text:p>0.9962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253922448248516" calcext:value-type="float">
            <text:p>0.0254</text:p>
          </table:table-cell>
          <table:table-cell table:style-name="ce31" office:value-type="float" office:value="0.992674563591022" calcext:value-type="float">
            <text:p>0.9927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T8</text:p>
          </table:table-cell>
          <table:table-cell table:style-name="ce31" office:value-type="float" office:value="0.0329970971693586" calcext:value-type="float">
            <text:p>0.0330</text:p>
          </table:table-cell>
          <table:table-cell table:style-name="ce31" office:value-type="float" office:value="0.989753134796238" calcext:value-type="float">
            <text:p>0.9898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371899869096433" calcext:value-type="float">
            <text:p>0.0372</text:p>
          </table:table-cell>
          <table:table-cell table:style-name="ce31" office:value-type="float" office:value="0.988817019950125" calcext:value-type="float">
            <text:p>0.9888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P7</text:p>
          </table:table-cell>
          <table:table-cell table:style-name="ce31" office:value-type="float" office:value="0.0133874543525752" calcext:value-type="float">
            <text:p>0.0134</text:p>
          </table:table-cell>
          <table:table-cell table:style-name="ce31" office:value-type="float" office:value="0.99759012539185" calcext:value-type="float">
            <text:p>0.9976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200410338671427" calcext:value-type="float">
            <text:p>0.0200</text:p>
          </table:table-cell>
          <table:table-cell table:style-name="ce31" office:value-type="float" office:value="0.994778678304239" calcext:value-type="float">
            <text:p>0.9948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P3</text:p>
          </table:table-cell>
          <table:table-cell table:style-name="ce31" office:value-type="float" office:value="0.0158611437955216" calcext:value-type="float">
            <text:p>0.0159</text:p>
          </table:table-cell>
          <table:table-cell table:style-name="ce31" office:value-type="float" office:value="0.995503526645768" calcext:value-type="float">
            <text:p>0.9955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238201383967533" calcext:value-type="float">
            <text:p>0.0238</text:p>
          </table:table-cell>
          <table:table-cell table:style-name="ce31" office:value-type="float" office:value="0.992518703241895" calcext:value-type="float">
            <text:p>0.9925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Pz</text:p>
          </table:table-cell>
          <table:table-cell table:style-name="ce31" office:value-type="float" office:value="0.0240810399557549" calcext:value-type="float">
            <text:p>0.0241</text:p>
          </table:table-cell>
          <table:table-cell table:style-name="ce31" office:value-type="float" office:value="0.993583463949843" calcext:value-type="float">
            <text:p>0.9936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336376775727907" calcext:value-type="float">
            <text:p>0.0336</text:p>
          </table:table-cell>
          <table:table-cell table:style-name="ce31" office:value-type="float" office:value="0.990336658354115" calcext:value-type="float">
            <text:p>0.9903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P4</text:p>
          </table:table-cell>
          <table:table-cell table:style-name="ce31" office:value-type="float" office:value="0.0242333553042438" calcext:value-type="float">
            <text:p>0.0242</text:p>
          </table:table-cell>
          <table:table-cell table:style-name="ce31" office:value-type="float" office:value="0.99516065830721" calcext:value-type="float">
            <text:p>0.9952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345093783669341" calcext:value-type="float">
            <text:p>0.0345</text:p>
          </table:table-cell>
          <table:table-cell table:style-name="ce31" office:value-type="float" office:value="0.991427680798005" calcext:value-type="float">
            <text:p>0.9914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P8</text:p>
          </table:table-cell>
          <table:table-cell table:style-name="ce31" office:value-type="float" office:value="0.0364326539880021" calcext:value-type="float">
            <text:p>0.0364</text:p>
          </table:table-cell>
          <table:table-cell table:style-name="ce31" office:value-type="float" office:value="0.988175940438872" calcext:value-type="float">
            <text:p>0.9882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478090642431189" calcext:value-type="float">
            <text:p>0.0478</text:p>
          </table:table-cell>
          <table:table-cell table:style-name="ce31" office:value-type="float" office:value="0.983361907730673" calcext:value-type="float">
            <text:p>0.9834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O1</text:p>
          </table:table-cell>
          <table:table-cell table:style-name="ce31" office:value-type="float" office:value="0.036936137805252" calcext:value-type="float">
            <text:p>0.0369</text:p>
          </table:table-cell>
          <table:table-cell table:style-name="ce31" office:value-type="float" office:value="0.989537617554859" calcext:value-type="float">
            <text:p>0.9895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464142509498065" calcext:value-type="float">
            <text:p>0.0464</text:p>
          </table:table-cell>
          <table:table-cell table:style-name="ce31" office:value-type="float" office:value="0.98675187032419" calcext:value-type="float">
            <text:p>0.9868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Oz</text:p>
          </table:table-cell>
          <table:table-cell table:style-name="ce31" office:value-type="float" office:value="0.1" calcext:value-type="float">
            <text:p>0.1000</text:p>
          </table:table-cell>
          <table:table-cell table:number-columns-repeated="5" table:style-name="ce31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31"/>
          <table:table-cell table:style-name="ce31" office:value-type="string" calcext:value-type="string">
            <text:p>O2</text:p>
          </table:table-cell>
          <table:table-cell table:style-name="ce31" office:value-type="float" office:value="0.0151694109257191" calcext:value-type="float">
            <text:p>0.0152</text:p>
          </table:table-cell>
          <table:table-cell table:style-name="ce31" office:value-type="float" office:value="0.995591692789969" calcext:value-type="float">
            <text:p>0.9956</text:p>
          </table:table-cell>
          <table:table-cell table:number-columns-repeated="2" table:style-name="ce31" office:value-type="float" office:value="0" calcext:value-type="float">
            <text:p>0.0000</text:p>
          </table:table-cell>
          <table:table-cell table:style-name="ce31" office:value-type="float" office:value="0.0200588709760127" calcext:value-type="float">
            <text:p>0.0201</text:p>
          </table:table-cell>
          <table:table-cell table:style-name="ce31" office:value-type="float" office:value="0.993999376558604" calcext:value-type="float">
            <text:p>0.994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1" table:number-rows-spanned="20">
            <text:p>Try 6</text:p>
          </table:table-cell>
          <table:table-cell table:style-name="ce33" office:value-type="string" calcext:value-type="string">
            <text:p>Fp1</text:p>
          </table:table-cell>
          <table:table-cell table:style-name="ce33" office:value-type="float" office:value="0.0158628252745448" calcext:value-type="float">
            <text:p>0.0159</text:p>
          </table:table-cell>
          <table:table-cell table:style-name="ce33" office:value-type="float" office:value="0.995141065830721" calcext:value-type="float">
            <text:p>0.9951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208443555115209" calcext:value-type="float">
            <text:p>0.0208</text:p>
          </table:table-cell>
          <table:table-cell table:style-name="ce33" office:value-type="float" office:value="0.993142144638404" calcext:value-type="float">
            <text:p>0.9931</text:p>
          </table:table-cell>
          <table:table-cell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33"/>
          <table:table-cell table:style-name="ce33" office:value-type="string" calcext:value-type="string">
            <text:p>Fp2</text:p>
          </table:table-cell>
          <table:table-cell table:style-name="ce33" office:value-type="float" office:value="0.0150607096434565" calcext:value-type="float">
            <text:p>0.0151</text:p>
          </table:table-cell>
          <table:table-cell table:style-name="ce33" office:value-type="float" office:value="0.996904388714733" calcext:value-type="float">
            <text:p>0.9969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217061346567217" calcext:value-type="float">
            <text:p>0.0217</text:p>
          </table:table-cell>
          <table:table-cell table:style-name="ce33" office:value-type="float" office:value="0.995051433915212" calcext:value-type="float">
            <text:p>0.9951</text:p>
          </table:table-cell>
          <table:table-cell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33"/>
          <table:table-cell table:style-name="ce33" office:value-type="string" calcext:value-type="string">
            <text:p>F7</text:p>
          </table:table-cell>
          <table:table-cell table:style-name="ce33" office:value-type="float" office:value="0.0383457098420429" calcext:value-type="float">
            <text:p>0.0383</text:p>
          </table:table-cell>
          <table:table-cell table:style-name="ce33" office:value-type="float" office:value="0.98791144200627" calcext:value-type="float">
            <text:p>0.9879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450160995107191" calcext:value-type="float">
            <text:p>0.0450</text:p>
          </table:table-cell>
          <table:table-cell table:style-name="ce33" office:value-type="float" office:value="0.984336034912718" calcext:value-type="float">
            <text:p>0.9843</text:p>
          </table:table-cell>
          <table:table-cell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33"/>
          <table:table-cell table:style-name="ce33" office:value-type="string" calcext:value-type="string">
            <text:p>F3</text:p>
          </table:table-cell>
          <table:table-cell table:style-name="ce33" office:value-type="float" office:value="0.0171296095200391" calcext:value-type="float">
            <text:p>0.0171</text:p>
          </table:table-cell>
          <table:table-cell table:style-name="ce33" office:value-type="float" office:value="0.994729623824451" calcext:value-type="float">
            <text:p>0.9947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260153711663717" calcext:value-type="float">
            <text:p>0.0260</text:p>
          </table:table-cell>
          <table:table-cell table:style-name="ce33" office:value-type="float" office:value="0.990921134663341" calcext:value-type="float">
            <text:p>0.9909</text:p>
          </table:table-cell>
          <table:table-cell/>
          <table:table-cell table:style-name="ce28" table:formula="of:=INDEX([.$B$3:.$B$22];MATCH(LARGE(INDIRECT([.P136]);INDEX([.O136]));INDIRECT([.P136]);0);1)" office:value-type="string" office:string-value="F4" calcext:value-type="string">
            <text:p>F4</text:p>
          </table:table-cell>
          <table:table-cell table:style-name="ce90" table:formula="of:=INDEX(INDIRECT([.P136]);MATCH(LARGE(INDIRECT([.P136]);INDEX([.O136]));INDIRECT([.P136]);0);1)" office:value-type="float" office:value="0.997550940438872" calcext:value-type="float">
            <text:p>0.9976</text:p>
          </table:table-cell>
          <table:table-cell table:style-name="ce94" table:formula="of:=INDEX([.$B$3:.$B$22];MATCH(LARGE(INDIRECT([.Q136]);INDEX([.O136]));INDIRECT([.Q136]);0);1)" office:value-type="string" office:string-value="P3" calcext:value-type="string">
            <text:p>P3</text:p>
          </table:table-cell>
          <table:table-cell table:formula="of:=INDEX(INDIRECT([.Q136]);MATCH(LARGE(INDIRECT([.Q136]);INDEX([.O136]));INDIRECT([.Q136]);0);1)" office:value-type="float" office:value="0.996064526184539" calcext:value-type="float">
            <text:p>0.99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table:style-name="ce28" table:formula="of:=&quot;H&quot;&amp;[.S$136]&amp;&quot;:H&quot;&amp;[.S$137]" office:value-type="string" office:string-value="H133:H152" calcext:value-type="string">
            <text:p>H133:H152</text:p>
          </table:table-cell>
          <table:table-cell/>
          <table:table-cell table:style-name="ce28" office:value-type="float" office:value="133" calcext:value-type="float">
            <text:p>133</text:p>
          </table:table-cell>
          <table:table-cell table:number-columns-repeated="1005"/>
        </table:table-row>
        <table:table-row table:style-name="ro1">
          <table:covered-table-cell table:style-name="ce33"/>
          <table:table-cell table:style-name="ce33" office:value-type="string" calcext:value-type="string">
            <text:p>Fz</text:p>
          </table:table-cell>
          <table:table-cell table:style-name="ce33" office:value-type="float" office:value="0.0134424411567646" calcext:value-type="float">
            <text:p>0.0134</text:p>
          </table:table-cell>
          <table:table-cell table:style-name="ce33" office:value-type="float" office:value="0.996306818181818" calcext:value-type="float">
            <text:p>0.9963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202658883230052" calcext:value-type="float">
            <text:p>0.0203</text:p>
          </table:table-cell>
          <table:table-cell table:style-name="ce33" office:value-type="float" office:value="0.993375935162095" calcext:value-type="float">
            <text:p>0.9934</text:p>
          </table:table-cell>
          <table:table-cell/>
          <table:table-cell table:style-name="ce28" table:formula="of:=INDEX([.$B$3:.$B$22];MATCH(LARGE(INDIRECT([.P137]);INDEX([.O137]));INDIRECT([.P137]);0);1)" office:value-type="string" office:string-value="P3" calcext:value-type="string">
            <text:p>P3</text:p>
          </table:table-cell>
          <table:table-cell table:style-name="ce90" table:formula="of:=INDEX(INDIRECT([.P137]);MATCH(LARGE(INDIRECT([.P137]);INDEX([.O137]));INDIRECT([.P137]);0);1)" office:value-type="float" office:value="0.997296238244514" calcext:value-type="float">
            <text:p>0.9973</text:p>
          </table:table-cell>
          <table:table-cell table:style-name="ce94" table:formula="of:=INDEX([.$B$3:.$B$22];MATCH(LARGE(INDIRECT([.Q137]);INDEX([.O137]));INDIRECT([.Q137]);0);1)" office:value-type="string" office:string-value="Fz" calcext:value-type="string">
            <text:p>Fz</text:p>
          </table:table-cell>
          <table:table-cell table:formula="of:=INDEX(INDIRECT([.Q137]);MATCH(LARGE(INDIRECT([.Q137]);INDEX([.O137]));INDIRECT([.Q137]);0);1)" office:value-type="float" office:value="0.995402119700748" calcext:value-type="float">
            <text:p>0.995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/>
          <table:table-cell table:style-name="ce28" office:value-type="float" office:value="152" calcext:value-type="float">
            <text:p>152</text:p>
          </table:table-cell>
          <table:table-cell table:number-columns-repeated="1005"/>
        </table:table-row>
        <table:table-row table:style-name="ro1">
          <table:covered-table-cell table:style-name="ce33"/>
          <table:table-cell table:style-name="ce33" office:value-type="string" calcext:value-type="string">
            <text:p>F4</text:p>
          </table:table-cell>
          <table:table-cell table:style-name="ce33" office:value-type="float" office:value="0.0102286311594892" calcext:value-type="float">
            <text:p>0.0102</text:p>
          </table:table-cell>
          <table:table-cell table:style-name="ce33" office:value-type="float" office:value="0.997550940438872" calcext:value-type="float">
            <text:p>0.9976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157638427845267" calcext:value-type="float">
            <text:p>0.0158</text:p>
          </table:table-cell>
          <table:table-cell table:style-name="ce33" office:value-type="float" office:value="0.995402119700748" calcext:value-type="float">
            <text:p>0.9954</text:p>
          </table:table-cell>
          <table:table-cell/>
          <table:table-cell table:style-name="ce28" table:formula="of:=INDEX([.$B$3:.$B$22];MATCH(LARGE(INDIRECT([.P138]);INDEX([.O138]));INDIRECT([.P138]);0);1)" office:value-type="string" office:string-value="Fp2" calcext:value-type="string">
            <text:p>Fp2</text:p>
          </table:table-cell>
          <table:table-cell table:style-name="ce90" table:formula="of:=INDEX(INDIRECT([.P138]);MATCH(LARGE(INDIRECT([.P138]);INDEX([.O138]));INDIRECT([.P138]);0);1)" office:value-type="float" office:value="0.996904388714733" calcext:value-type="float">
            <text:p>0.9969</text:p>
          </table:table-cell>
          <table:table-cell table:style-name="ce94" table:formula="of:=INDEX([.$B$3:.$B$22];MATCH(LARGE(INDIRECT([.Q138]);INDEX([.O138]));INDIRECT([.Q138]);0);1)" office:value-type="string" office:string-value="Fp1" calcext:value-type="string">
            <text:p>Fp1</text:p>
          </table:table-cell>
          <table:table-cell table:formula="of:=INDEX(INDIRECT([.Q138]);MATCH(LARGE(INDIRECT([.Q138]);INDEX([.O138]));INDIRECT([.Q138]);0);1)" office:value-type="float" office:value="0.995051433915212" calcext:value-type="float">
            <text:p>0.995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33"/>
          <table:table-cell table:style-name="ce33" office:value-type="string" calcext:value-type="string">
            <text:p>F8</text:p>
          </table:table-cell>
          <table:table-cell table:style-name="ce33" office:value-type="float" office:value="0.0162119097369767" calcext:value-type="float">
            <text:p>0.0162</text:p>
          </table:table-cell>
          <table:table-cell table:style-name="ce33" office:value-type="float" office:value="0.995150862068966" calcext:value-type="float">
            <text:p>0.9952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229047287706671" calcext:value-type="float">
            <text:p>0.0229</text:p>
          </table:table-cell>
          <table:table-cell table:style-name="ce33" office:value-type="float" office:value="0.99349283042394" calcext:value-type="float">
            <text:p>0.9935</text:p>
          </table:table-cell>
          <table:table-cell/>
          <table:table-cell table:style-name="ce28" table:formula="of:=INDEX([.$B$3:.$B$22];MATCH(LARGE(INDIRECT([.P139]);INDEX([.O139]));INDIRECT([.P139]);0);1)" office:value-type="string" office:string-value="Fz" calcext:value-type="string">
            <text:p>Fz</text:p>
          </table:table-cell>
          <table:table-cell table:style-name="ce90" table:formula="of:=INDEX(INDIRECT([.P139]);MATCH(LARGE(INDIRECT([.P139]);INDEX([.O139]));INDIRECT([.P139]);0);1)" office:value-type="float" office:value="0.996306818181818" calcext:value-type="float">
            <text:p>0.9963</text:p>
          </table:table-cell>
          <table:table-cell table:style-name="ce94" table:formula="of:=INDEX([.$B$3:.$B$22];MATCH(LARGE(INDIRECT([.Q139]);INDEX([.O139]));INDIRECT([.Q139]);0);1)" office:value-type="string" office:string-value="F4" calcext:value-type="string">
            <text:p>F4</text:p>
          </table:table-cell>
          <table:table-cell table:formula="of:=INDEX(INDIRECT([.Q139]);MATCH(LARGE(INDIRECT([.Q139]);INDEX([.O139]));INDIRECT([.Q139]);0);1)" office:value-type="float" office:value="0.99349283042394" calcext:value-type="float">
            <text:p>0.993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33"/>
          <table:table-cell table:style-name="ce33" office:value-type="string" calcext:value-type="string">
            <text:p>T7</text:p>
          </table:table-cell>
          <table:table-cell table:style-name="ce33" office:value-type="float" office:value="0.0296932832142309" calcext:value-type="float">
            <text:p>0.0297</text:p>
          </table:table-cell>
          <table:table-cell table:style-name="ce33" office:value-type="float" office:value="0.99073275862069" calcext:value-type="float">
            <text:p>0.9907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431738727699334" calcext:value-type="float">
            <text:p>0.0432</text:p>
          </table:table-cell>
          <table:table-cell table:style-name="ce33" office:value-type="float" office:value="0.985582917705736" calcext:value-type="float">
            <text:p>0.9856</text:p>
          </table:table-cell>
          <table:table-cell/>
          <table:table-cell table:style-name="ce28" table:formula="of:=INDEX([.$B$3:.$B$22];MATCH(LARGE(INDIRECT([.P140]);INDEX([.O140]));INDIRECT([.P140]);0);1)" office:value-type="string" office:string-value="Pz" calcext:value-type="string">
            <text:p>Pz</text:p>
          </table:table-cell>
          <table:table-cell table:style-name="ce90" table:formula="of:=INDEX(INDIRECT([.P140]);MATCH(LARGE(INDIRECT([.P140]);INDEX([.O140]));INDIRECT([.P140]);0);1)" office:value-type="float" office:value="0.996208855799373" calcext:value-type="float">
            <text:p>0.9962</text:p>
          </table:table-cell>
          <table:table-cell table:style-name="ce94" table:formula="of:=INDEX([.$B$3:.$B$22];MATCH(LARGE(INDIRECT([.Q140]);INDEX([.O140]));INDIRECT([.Q140]);0);1)" office:value-type="string" office:string-value="F3" calcext:value-type="string">
            <text:p>F3</text:p>
          </table:table-cell>
          <table:table-cell table:formula="of:=INDEX(INDIRECT([.Q140]);MATCH(LARGE(INDIRECT([.Q140]);INDEX([.O140]));INDIRECT([.Q140]);0);1)" office:value-type="float" office:value="0.993375935162095" calcext:value-type="float">
            <text:p>0.993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33"/>
          <table:table-cell table:style-name="ce33" office:value-type="string" calcext:value-type="string">
            <text:p>C3</text:p>
          </table:table-cell>
          <table:table-cell table:style-name="ce33" office:value-type="float" office:value="0.0312710438360866" calcext:value-type="float">
            <text:p>0.0313</text:p>
          </table:table-cell>
          <table:table-cell table:style-name="ce33" office:value-type="float" office:value="0.989939263322884" calcext:value-type="float">
            <text:p>0.9899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45543715657383" calcext:value-type="float">
            <text:p>0.0455</text:p>
          </table:table-cell>
          <table:table-cell table:style-name="ce33" office:value-type="float" office:value="0.9848036159601" calcext:value-type="float">
            <text:p>0.9848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Cz</text:p>
          </table:table-cell>
          <table:table-cell table:style-name="ce33" office:value-type="float" office:value="0.0580044301209218" calcext:value-type="float">
            <text:p>0.0580</text:p>
          </table:table-cell>
          <table:table-cell table:style-name="ce33" office:value-type="float" office:value="0.980182210031348" calcext:value-type="float">
            <text:p>0.9802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737146586574558" calcext:value-type="float">
            <text:p>0.0737</text:p>
          </table:table-cell>
          <table:table-cell table:style-name="ce33" office:value-type="float" office:value="0.973932356608479" calcext:value-type="float">
            <text:p>0.9739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C4</text:p>
          </table:table-cell>
          <table:table-cell table:style-name="ce33" office:value-type="float" office:value="0.0202786131299591" calcext:value-type="float">
            <text:p>0.0203</text:p>
          </table:table-cell>
          <table:table-cell table:style-name="ce33" office:value-type="float" office:value="0.993789184952978" calcext:value-type="float">
            <text:p>0.9938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320547098557214" calcext:value-type="float">
            <text:p>0.0321</text:p>
          </table:table-cell>
          <table:table-cell table:style-name="ce33" office:value-type="float" office:value="0.989596321695761" calcext:value-type="float">
            <text:p>0.9896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T8</text:p>
          </table:table-cell>
          <table:table-cell table:style-name="ce33" office:value-type="float" office:value="0.0327356641164756" calcext:value-type="float">
            <text:p>0.0327</text:p>
          </table:table-cell>
          <table:table-cell table:style-name="ce33" office:value-type="float" office:value="0.990184169278997" calcext:value-type="float">
            <text:p>0.9902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516562318647666" calcext:value-type="float">
            <text:p>0.0517</text:p>
          </table:table-cell>
          <table:table-cell table:style-name="ce33" office:value-type="float" office:value="0.983050187032419" calcext:value-type="float">
            <text:p>0.9831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P7</text:p>
          </table:table-cell>
          <table:table-cell table:style-name="ce33" office:value-type="float" office:value="0.025413102880821" calcext:value-type="float">
            <text:p>0.0254</text:p>
          </table:table-cell>
          <table:table-cell table:style-name="ce33" office:value-type="float" office:value="0.992133620689655" calcext:value-type="float">
            <text:p>0.9921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361807979628829" calcext:value-type="float">
            <text:p>0.0362</text:p>
          </table:table-cell>
          <table:table-cell table:style-name="ce33" office:value-type="float" office:value="0.988466334164588" calcext:value-type="float">
            <text:p>0.9885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P3</text:p>
          </table:table-cell>
          <table:table-cell table:style-name="ce33" office:value-type="float" office:value="0.0116011204464408" calcext:value-type="float">
            <text:p>0.0116</text:p>
          </table:table-cell>
          <table:table-cell table:style-name="ce33" office:value-type="float" office:value="0.997296238244514" calcext:value-type="float">
            <text:p>0.9973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156314349409595" calcext:value-type="float">
            <text:p>0.0156</text:p>
          </table:table-cell>
          <table:table-cell table:style-name="ce33" office:value-type="float" office:value="0.996064526184539" calcext:value-type="float">
            <text:p>0.9961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Pz</text:p>
          </table:table-cell>
          <table:table-cell table:style-name="ce33" office:value-type="float" office:value="0.0166860954230578" calcext:value-type="float">
            <text:p>0.0167</text:p>
          </table:table-cell>
          <table:table-cell table:style-name="ce33" office:value-type="float" office:value="0.996208855799373" calcext:value-type="float">
            <text:p>0.9962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306351611499867" calcext:value-type="float">
            <text:p>0.0306</text:p>
          </table:table-cell>
          <table:table-cell table:style-name="ce33" office:value-type="float" office:value="0.990258728179551" calcext:value-type="float">
            <text:p>0.9903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P4</text:p>
          </table:table-cell>
          <table:table-cell table:style-name="ce33" office:value-type="float" office:value="0.0449814360264724" calcext:value-type="float">
            <text:p>0.0450</text:p>
          </table:table-cell>
          <table:table-cell table:style-name="ce33" office:value-type="float" office:value="0.983904780564263" calcext:value-type="float">
            <text:p>0.9839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576449915234863" calcext:value-type="float">
            <text:p>0.0576</text:p>
          </table:table-cell>
          <table:table-cell table:style-name="ce33" office:value-type="float" office:value="0.980322630922693" calcext:value-type="float">
            <text:p>0.9803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P8</text:p>
          </table:table-cell>
          <table:table-cell table:style-name="ce33" office:value-type="float" office:value="0.0491140348871814" calcext:value-type="float">
            <text:p>0.0491</text:p>
          </table:table-cell>
          <table:table-cell table:style-name="ce33" office:value-type="float" office:value="0.983610893416928" calcext:value-type="float">
            <text:p>0.9836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627932969383208" calcext:value-type="float">
            <text:p>0.0628</text:p>
          </table:table-cell>
          <table:table-cell table:style-name="ce33" office:value-type="float" office:value="0.979153678304239" calcext:value-type="float">
            <text:p>0.9792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O1</text:p>
          </table:table-cell>
          <table:table-cell table:style-name="ce33" office:value-type="float" office:value="0.0220491904762448" calcext:value-type="float">
            <text:p>0.0220</text:p>
          </table:table-cell>
          <table:table-cell table:style-name="ce33" office:value-type="float" office:value="0.994425940438871" calcext:value-type="float">
            <text:p>0.9944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287935272982098" calcext:value-type="float">
            <text:p>0.0288</text:p>
          </table:table-cell>
          <table:table-cell table:style-name="ce33" office:value-type="float" office:value="0.991778366583541" calcext:value-type="float">
            <text:p>0.9918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Oz</text:p>
          </table:table-cell>
          <table:table-cell table:style-name="ce33" office:value-type="float" office:value="0.1" calcext:value-type="float">
            <text:p>0.1000</text:p>
          </table:table-cell>
          <table:table-cell table:number-columns-repeated="5" table:style-name="ce33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33" office:value-type="string" calcext:value-type="string">
            <text:p>O2</text:p>
          </table:table-cell>
          <table:table-cell table:style-name="ce33" office:value-type="float" office:value="0.0196385315881435" calcext:value-type="float">
            <text:p>0.0196</text:p>
          </table:table-cell>
          <table:table-cell table:style-name="ce33" office:value-type="float" office:value="0.995297805642633" calcext:value-type="float">
            <text:p>0.9953</text:p>
          </table:table-cell>
          <table:table-cell table:number-columns-repeated="2" table:style-name="ce33" office:value-type="float" office:value="0" calcext:value-type="float">
            <text:p>0.0000</text:p>
          </table:table-cell>
          <table:table-cell table:style-name="ce33" office:value-type="float" office:value="0.0289658723373496" calcext:value-type="float">
            <text:p>0.0290</text:p>
          </table:table-cell>
          <table:table-cell table:style-name="ce33" office:value-type="float" office:value="0.991934226932668" calcext:value-type="float">
            <text:p>0.991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1" table:number-rows-spanned="20">
            <text:p>Try 7</text:p>
          </table:table-cell>
          <table:table-cell table:style-name="ce36" office:value-type="string" calcext:value-type="string">
            <text:p>Fp1</text:p>
          </table:table-cell>
          <table:table-cell table:style-name="ce36" office:value-type="float" office:value="0.0307287060158608" calcext:value-type="float">
            <text:p>0.0307</text:p>
          </table:table-cell>
          <table:table-cell table:style-name="ce36" office:value-type="float" office:value="0.989135971786834" calcext:value-type="float">
            <text:p>0.9891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414178025371109" calcext:value-type="float">
            <text:p>0.0414</text:p>
          </table:table-cell>
          <table:table-cell table:style-name="ce36" office:value-type="float" office:value="0.985582917705736" calcext:value-type="float">
            <text:p>0.9856</text:p>
          </table:table-cell>
          <table:table-cell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36"/>
          <table:table-cell table:style-name="ce36" office:value-type="string" calcext:value-type="string">
            <text:p>Fp2</text:p>
          </table:table-cell>
          <table:table-cell table:style-name="ce36" office:value-type="float" office:value="0.132351397558299" calcext:value-type="float">
            <text:p>0.1324</text:p>
          </table:table-cell>
          <table:table-cell table:style-name="ce36" office:value-type="float" office:value="0.952870297805643" calcext:value-type="float">
            <text:p>0.9529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165014115821784" calcext:value-type="float">
            <text:p>0.1650</text:p>
          </table:table-cell>
          <table:table-cell table:style-name="ce36" office:value-type="float" office:value="0.944708541147132" calcext:value-type="float">
            <text:p>0.9447</text:p>
          </table:table-cell>
          <table:table-cell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36"/>
          <table:table-cell table:style-name="ce36" office:value-type="string" calcext:value-type="string">
            <text:p>F7</text:p>
          </table:table-cell>
          <table:table-cell table:style-name="ce36" office:value-type="float" office:value="0.023175331031492" calcext:value-type="float">
            <text:p>0.0232</text:p>
          </table:table-cell>
          <table:table-cell table:style-name="ce36" office:value-type="float" office:value="0.993416927899686" calcext:value-type="float">
            <text:p>0.9934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361213925732369" calcext:value-type="float">
            <text:p>0.0361</text:p>
          </table:table-cell>
          <table:table-cell table:style-name="ce36" office:value-type="float" office:value="0.988232543640898" calcext:value-type="float">
            <text:p>0.9882</text:p>
          </table:table-cell>
          <table:table-cell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36"/>
          <table:table-cell table:style-name="ce36" office:value-type="string" calcext:value-type="string">
            <text:p>F3</text:p>
          </table:table-cell>
          <table:table-cell table:style-name="ce36" office:value-type="float" office:value="0.0307909085896292" calcext:value-type="float">
            <text:p>0.0308</text:p>
          </table:table-cell>
          <table:table-cell table:style-name="ce36" office:value-type="float" office:value="0.990722962382445" calcext:value-type="float">
            <text:p>0.9907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419856135041321" calcext:value-type="float">
            <text:p>0.0420</text:p>
          </table:table-cell>
          <table:table-cell table:style-name="ce36" office:value-type="float" office:value="0.987063591022444" calcext:value-type="float">
            <text:p>0.9871</text:p>
          </table:table-cell>
          <table:table-cell/>
          <table:table-cell table:style-name="ce28" table:formula="of:=INDEX([.$B$3:.$B$22];MATCH(LARGE(INDIRECT([.P157]);INDEX([.O157]));INDIRECT([.P157]);0);1)" office:value-type="string" office:string-value="Fz" calcext:value-type="string">
            <text:p>Fz</text:p>
          </table:table-cell>
          <table:table-cell table:style-name="ce90" table:formula="of:=INDEX(INDIRECT([.P157]);MATCH(LARGE(INDIRECT([.P157]);INDEX([.O157]));INDIRECT([.P157]);0);1)" office:value-type="float" office:value="0.997413793103448" calcext:value-type="float">
            <text:p>0.9974</text:p>
          </table:table-cell>
          <table:table-cell table:style-name="ce94" table:formula="of:=INDEX([.$B$3:.$B$22];MATCH(LARGE(INDIRECT([.Q157]);INDEX([.O157]));INDIRECT([.Q157]);0);1)" office:value-type="string" office:string-value="Fz" calcext:value-type="string">
            <text:p>Fz</text:p>
          </table:table-cell>
          <table:table-cell table:formula="of:=INDEX(INDIRECT([.Q157]);MATCH(LARGE(INDIRECT([.Q157]);INDEX([.O157]));INDIRECT([.Q157]);0);1)" office:value-type="float" office:value="0.995557980049875" calcext:value-type="float">
            <text:p>0.99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/>
          <table:table-cell table:style-name="ce28" office:value-type="float" office:value="154" calcext:value-type="float">
            <text:p>154</text:p>
          </table:table-cell>
          <table:table-cell table:number-columns-repeated="1005"/>
        </table:table-row>
        <table:table-row table:style-name="ro1">
          <table:covered-table-cell table:style-name="ce36"/>
          <table:table-cell table:style-name="ce36" office:value-type="string" calcext:value-type="string">
            <text:p>Fz</text:p>
          </table:table-cell>
          <table:table-cell table:style-name="ce36" office:value-type="float" office:value="0.0124796918494084" calcext:value-type="float">
            <text:p>0.0125</text:p>
          </table:table-cell>
          <table:table-cell table:style-name="ce36" office:value-type="float" office:value="0.997413793103448" calcext:value-type="float">
            <text:p>0.9974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168855870482245" calcext:value-type="float">
            <text:p>0.0169</text:p>
          </table:table-cell>
          <table:table-cell table:style-name="ce36" office:value-type="float" office:value="0.995557980049875" calcext:value-type="float">
            <text:p>0.9956</text:p>
          </table:table-cell>
          <table:table-cell/>
          <table:table-cell table:style-name="ce28" table:formula="of:=INDEX([.$B$3:.$B$22];MATCH(LARGE(INDIRECT([.P158]);INDEX([.O158]));INDIRECT([.P158]);0);1)" office:value-type="string" office:string-value="C4" calcext:value-type="string">
            <text:p>C4</text:p>
          </table:table-cell>
          <table:table-cell table:style-name="ce90" table:formula="of:=INDEX(INDIRECT([.P158]);MATCH(LARGE(INDIRECT([.P158]);INDEX([.O158]));INDIRECT([.P158]);0);1)" office:value-type="float" office:value="0.995248824451411" calcext:value-type="float">
            <text:p>0.9952</text:p>
          </table:table-cell>
          <table:table-cell table:style-name="ce94" table:formula="of:=INDEX([.$B$3:.$B$22];MATCH(LARGE(INDIRECT([.Q158]);INDEX([.O158]));INDIRECT([.Q158]);0);1)" office:value-type="string" office:string-value="P4" calcext:value-type="string">
            <text:p>P4</text:p>
          </table:table-cell>
          <table:table-cell table:formula="of:=INDEX(INDIRECT([.Q158]);MATCH(LARGE(INDIRECT([.Q158]);INDEX([.O158]));INDIRECT([.Q158]);0);1)" office:value-type="float" office:value="0.99197319201995" calcext:value-type="float">
            <text:p>0.99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/>
          <table:table-cell table:style-name="ce28" office:value-type="float" office:value="173" calcext:value-type="float">
            <text:p>173</text:p>
          </table:table-cell>
          <table:table-cell table:number-columns-repeated="1005"/>
        </table:table-row>
        <table:table-row table:style-name="ro1">
          <table:covered-table-cell table:style-name="ce36"/>
          <table:table-cell table:style-name="ce36" office:value-type="string" calcext:value-type="string">
            <text:p>F4</text:p>
          </table:table-cell>
          <table:table-cell table:style-name="ce36" office:value-type="float" office:value="0.0250202525071333" calcext:value-type="float">
            <text:p>0.0250</text:p>
          </table:table-cell>
          <table:table-cell table:style-name="ce36" office:value-type="float" office:value="0.99355407523511" calcext:value-type="float">
            <text:p>0.9936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379457266802697" calcext:value-type="float">
            <text:p>0.0379</text:p>
          </table:table-cell>
          <table:table-cell table:style-name="ce36" office:value-type="float" office:value="0.988349438902743" calcext:value-type="float">
            <text:p>0.9883</text:p>
          </table:table-cell>
          <table:table-cell/>
          <table:table-cell table:style-name="ce28" table:formula="of:=INDEX([.$B$3:.$B$22];MATCH(LARGE(INDIRECT([.P159]);INDEX([.O159]));INDIRECT([.P159]);0);1)" office:value-type="string" office:string-value="P4" calcext:value-type="string">
            <text:p>P4</text:p>
          </table:table-cell>
          <table:table-cell table:style-name="ce90" table:formula="of:=INDEX(INDIRECT([.P159]);MATCH(LARGE(INDIRECT([.P159]);INDEX([.O159]));INDIRECT([.P159]);0);1)" office:value-type="float" office:value="0.995229231974922" calcext:value-type="float">
            <text:p>0.9952</text:p>
          </table:table-cell>
          <table:table-cell table:style-name="ce94" table:formula="of:=INDEX([.$B$3:.$B$22];MATCH(LARGE(INDIRECT([.Q159]);INDEX([.O159]));INDIRECT([.Q159]);0);1)" office:value-type="string" office:string-value="C4" calcext:value-type="string">
            <text:p>C4</text:p>
          </table:table-cell>
          <table:table-cell table:formula="of:=INDEX(INDIRECT([.Q159]);MATCH(LARGE(INDIRECT([.Q159]);INDEX([.O159]));INDIRECT([.Q159]);0);1)" office:value-type="float" office:value="0.991778366583541" calcext:value-type="float">
            <text:p>0.9918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36"/>
          <table:table-cell table:style-name="ce36" office:value-type="string" calcext:value-type="string">
            <text:p>F8</text:p>
          </table:table-cell>
          <table:table-cell table:style-name="ce36" office:value-type="float" office:value="0.0226770358668862" calcext:value-type="float">
            <text:p>0.0227</text:p>
          </table:table-cell>
          <table:table-cell table:style-name="ce36" office:value-type="float" office:value="0.993426724137931" calcext:value-type="float">
            <text:p>0.9934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297825708247935" calcext:value-type="float">
            <text:p>0.0298</text:p>
          </table:table-cell>
          <table:table-cell table:style-name="ce36" office:value-type="float" office:value="0.989985972568578" calcext:value-type="float">
            <text:p>0.9900</text:p>
          </table:table-cell>
          <table:table-cell/>
          <table:table-cell table:style-name="ce28" table:formula="of:=INDEX([.$B$3:.$B$22];MATCH(LARGE(INDIRECT([.P160]);INDEX([.O160]));INDIRECT([.P160]);0);1)" office:value-type="string" office:string-value="O1" calcext:value-type="string">
            <text:p>O1</text:p>
          </table:table-cell>
          <table:table-cell table:style-name="ce90" table:formula="of:=INDEX(INDIRECT([.P160]);MATCH(LARGE(INDIRECT([.P160]);INDEX([.O160]));INDIRECT([.P160]);0);1)" office:value-type="float" office:value="0.995092084639498" calcext:value-type="float">
            <text:p>0.9951</text:p>
          </table:table-cell>
          <table:table-cell table:style-name="ce94" table:formula="of:=INDEX([.$B$3:.$B$22];MATCH(LARGE(INDIRECT([.Q160]);INDEX([.O160]));INDIRECT([.Q160]);0);1)" office:value-type="string" office:string-value="O1" calcext:value-type="string">
            <text:p>O1</text:p>
          </table:table-cell>
          <table:table-cell table:formula="of:=INDEX(INDIRECT([.Q160]);MATCH(LARGE(INDIRECT([.Q160]);INDEX([.O160]));INDIRECT([.Q160]);0);1)" office:value-type="float" office:value="0.991388715710723" calcext:value-type="float">
            <text:p>0.99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36"/>
          <table:table-cell table:style-name="ce36" office:value-type="string" calcext:value-type="string">
            <text:p>T7</text:p>
          </table:table-cell>
          <table:table-cell table:style-name="ce36" office:value-type="float" office:value="0.0486496039806372" calcext:value-type="float">
            <text:p>0.0486</text:p>
          </table:table-cell>
          <table:table-cell table:style-name="ce36" office:value-type="float" office:value="0.983101489028213" calcext:value-type="float">
            <text:p>0.9831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643980526911127" calcext:value-type="float">
            <text:p>0.0644</text:p>
          </table:table-cell>
          <table:table-cell table:style-name="ce36" office:value-type="float" office:value="0.978686097256858" calcext:value-type="float">
            <text:p>0.9787</text:p>
          </table:table-cell>
          <table:table-cell/>
          <table:table-cell table:style-name="ce28" table:formula="of:=INDEX([.$B$3:.$B$22];MATCH(LARGE(INDIRECT([.P161]);INDEX([.O161]));INDIRECT([.P161]);0);1)" office:value-type="string" office:string-value="P8" calcext:value-type="string">
            <text:p>P8</text:p>
          </table:table-cell>
          <table:table-cell table:style-name="ce90" table:formula="of:=INDEX(INDIRECT([.P161]);MATCH(LARGE(INDIRECT([.P161]);INDEX([.O161]));INDIRECT([.P161]);0);1)" office:value-type="float" office:value="0.994347570532915" calcext:value-type="float">
            <text:p>0.9943</text:p>
          </table:table-cell>
          <table:table-cell table:style-name="ce94" table:formula="of:=INDEX([.$B$3:.$B$22];MATCH(LARGE(INDIRECT([.Q161]);INDEX([.O161]));INDIRECT([.Q161]);0);1)" office:value-type="string" office:string-value="P7" calcext:value-type="string">
            <text:p>P7</text:p>
          </table:table-cell>
          <table:table-cell table:formula="of:=INDEX(INDIRECT([.Q161]);MATCH(LARGE(INDIRECT([.Q161]);INDEX([.O161]));INDIRECT([.Q161]);0);1)" office:value-type="float" office:value="0.991349750623441" calcext:value-type="float">
            <text:p>0.99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36"/>
          <table:table-cell table:style-name="ce36" office:value-type="string" calcext:value-type="string">
            <text:p>C3</text:p>
          </table:table-cell>
          <table:table-cell table:style-name="ce36" office:value-type="float" office:value="0.0428807289735195" calcext:value-type="float">
            <text:p>0.0429</text:p>
          </table:table-cell>
          <table:table-cell table:style-name="ce36" office:value-type="float" office:value="0.986334247648903" calcext:value-type="float">
            <text:p>0.9863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509672551462311" calcext:value-type="float">
            <text:p>0.0510</text:p>
          </table:table-cell>
          <table:table-cell table:style-name="ce36" office:value-type="float" office:value="0.983128117206983" calcext:value-type="float">
            <text:p>0.9831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Cz</text:p>
          </table:table-cell>
          <table:table-cell table:style-name="ce36" office:value-type="float" office:value="0.0411949434501577" calcext:value-type="float">
            <text:p>0.0412</text:p>
          </table:table-cell>
          <table:table-cell table:style-name="ce36" office:value-type="float" office:value="0.98567789968652" calcext:value-type="float">
            <text:p>0.9857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540832712958356" calcext:value-type="float">
            <text:p>0.0541</text:p>
          </table:table-cell>
          <table:table-cell table:style-name="ce36" office:value-type="float" office:value="0.980751246882793" calcext:value-type="float">
            <text:p>0.9808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C4</text:p>
          </table:table-cell>
          <table:table-cell table:style-name="ce36" office:value-type="float" office:value="0.0173295023791612" calcext:value-type="float">
            <text:p>0.0173</text:p>
          </table:table-cell>
          <table:table-cell table:style-name="ce36" office:value-type="float" office:value="0.995248824451411" calcext:value-type="float">
            <text:p>0.9952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253653054414758" calcext:value-type="float">
            <text:p>0.0254</text:p>
          </table:table-cell>
          <table:table-cell table:style-name="ce36" office:value-type="float" office:value="0.991778366583541" calcext:value-type="float">
            <text:p>0.9918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T8</text:p>
          </table:table-cell>
          <table:table-cell table:style-name="ce36" office:value-type="float" office:value="0.0356091338910489" calcext:value-type="float">
            <text:p>0.0356</text:p>
          </table:table-cell>
          <table:table-cell table:style-name="ce36" office:value-type="float" office:value="0.988175940438872" calcext:value-type="float">
            <text:p>0.9882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476752885656798" calcext:value-type="float">
            <text:p>0.0477</text:p>
          </table:table-cell>
          <table:table-cell table:style-name="ce36" office:value-type="float" office:value="0.984375" calcext:value-type="float">
            <text:p>0.9844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P7</text:p>
          </table:table-cell>
          <table:table-cell table:style-name="ce36" office:value-type="float" office:value="0.0200458345377488" calcext:value-type="float">
            <text:p>0.0200</text:p>
          </table:table-cell>
          <table:table-cell table:style-name="ce36" office:value-type="float" office:value="0.994102664576802" calcext:value-type="float">
            <text:p>0.9941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277459423186634" calcext:value-type="float">
            <text:p>0.0277</text:p>
          </table:table-cell>
          <table:table-cell table:style-name="ce36" office:value-type="float" office:value="0.991349750623441" calcext:value-type="float">
            <text:p>0.9913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P3</text:p>
          </table:table-cell>
          <table:table-cell table:style-name="ce36" office:value-type="float" office:value="0.0402372081888851" calcext:value-type="float">
            <text:p>0.0402</text:p>
          </table:table-cell>
          <table:table-cell table:style-name="ce36" office:value-type="float" office:value="0.989273119122257" calcext:value-type="float">
            <text:p>0.9893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474044771347093" calcext:value-type="float">
            <text:p>0.0474</text:p>
          </table:table-cell>
          <table:table-cell table:style-name="ce36" office:value-type="float" office:value="0.986634975062344" calcext:value-type="float">
            <text:p>0.9866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Pz</text:p>
          </table:table-cell>
          <table:table-cell table:style-name="ce36" office:value-type="float" office:value="0.121130467847071" calcext:value-type="float">
            <text:p>0.1211</text:p>
          </table:table-cell>
          <table:table-cell table:style-name="ce36" office:value-type="float" office:value="0.959032131661442" calcext:value-type="float">
            <text:p>0.9590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138865263310454" calcext:value-type="float">
            <text:p>0.1389</text:p>
          </table:table-cell>
          <table:table-cell table:style-name="ce36" office:value-type="float" office:value="0.953125" calcext:value-type="float">
            <text:p>0.9531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P4</text:p>
          </table:table-cell>
          <table:table-cell table:style-name="ce36" office:value-type="float" office:value="0.0183992639040942" calcext:value-type="float">
            <text:p>0.0184</text:p>
          </table:table-cell>
          <table:table-cell table:style-name="ce36" office:value-type="float" office:value="0.995229231974922" calcext:value-type="float">
            <text:p>0.9952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277293590843873" calcext:value-type="float">
            <text:p>0.0277</text:p>
          </table:table-cell>
          <table:table-cell table:style-name="ce36" office:value-type="float" office:value="0.99197319201995" calcext:value-type="float">
            <text:p>0.9920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P8</text:p>
          </table:table-cell>
          <table:table-cell table:style-name="ce36" office:value-type="float" office:value="0.0183233952624169" calcext:value-type="float">
            <text:p>0.0183</text:p>
          </table:table-cell>
          <table:table-cell table:style-name="ce36" office:value-type="float" office:value="0.994347570532915" calcext:value-type="float">
            <text:p>0.9943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267130119076923" calcext:value-type="float">
            <text:p>0.0267</text:p>
          </table:table-cell>
          <table:table-cell table:style-name="ce36" office:value-type="float" office:value="0.991076995012469" calcext:value-type="float">
            <text:p>0.9911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O1</text:p>
          </table:table-cell>
          <table:table-cell table:style-name="ce36" office:value-type="float" office:value="0.0184000804937856" calcext:value-type="float">
            <text:p>0.0184</text:p>
          </table:table-cell>
          <table:table-cell table:style-name="ce36" office:value-type="float" office:value="0.995092084639498" calcext:value-type="float">
            <text:p>0.9951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257032777884153" calcext:value-type="float">
            <text:p>0.0257</text:p>
          </table:table-cell>
          <table:table-cell table:style-name="ce36" office:value-type="float" office:value="0.991388715710723" calcext:value-type="float">
            <text:p>0.9914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Oz</text:p>
          </table:table-cell>
          <table:table-cell table:style-name="ce36" office:value-type="float" office:value="0.1" calcext:value-type="float">
            <text:p>0.1000</text:p>
          </table:table-cell>
          <table:table-cell table:number-columns-repeated="5" table:style-name="ce36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36"/>
          <table:table-cell table:style-name="ce36" office:value-type="string" calcext:value-type="string">
            <text:p>O2</text:p>
          </table:table-cell>
          <table:table-cell table:style-name="ce36" office:value-type="float" office:value="0.026052493764508" calcext:value-type="float">
            <text:p>0.0261</text:p>
          </table:table-cell>
          <table:table-cell table:style-name="ce36" office:value-type="float" office:value="0.991780956112853" calcext:value-type="float">
            <text:p>0.9918</text:p>
          </table:table-cell>
          <table:table-cell table:number-columns-repeated="2" table:style-name="ce36" office:value-type="float" office:value="0" calcext:value-type="float">
            <text:p>0.0000</text:p>
          </table:table-cell>
          <table:table-cell table:style-name="ce36" office:value-type="float" office:value="0.03570016854654" calcext:value-type="float">
            <text:p>0.0357</text:p>
          </table:table-cell>
          <table:table-cell table:style-name="ce36" office:value-type="float" office:value="0.987959788029925" calcext:value-type="float">
            <text:p>0.988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1" table:number-rows-spanned="20">
            <text:p>Try 8</text:p>
          </table:table-cell>
          <table:table-cell table:style-name="ce39" office:value-type="string" calcext:value-type="string">
            <text:p>Fp1</text:p>
          </table:table-cell>
          <table:table-cell table:style-name="ce39" office:value-type="float" office:value="0.0106118050064135" calcext:value-type="float">
            <text:p>0.0106</text:p>
          </table:table-cell>
          <table:table-cell table:style-name="ce39" office:value-type="float" office:value="0.997648902821317" calcext:value-type="float">
            <text:p>0.9976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194109998364118" calcext:value-type="float">
            <text:p>0.0194</text:p>
          </table:table-cell>
          <table:table-cell table:style-name="ce39" office:value-type="float" office:value="0.994466957605985" calcext:value-type="float">
            <text:p>0.9945</text:p>
          </table:table-cell>
          <table:table-cell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39"/>
          <table:table-cell table:style-name="ce39" office:value-type="string" calcext:value-type="string">
            <text:p>Fp2</text:p>
          </table:table-cell>
          <table:table-cell table:style-name="ce39" office:value-type="float" office:value="0.0200827921559701" calcext:value-type="float">
            <text:p>0.0201</text:p>
          </table:table-cell>
          <table:table-cell table:style-name="ce39" office:value-type="float" office:value="0.994582680250784" calcext:value-type="float">
            <text:p>0.9946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333441238591396" calcext:value-type="float">
            <text:p>0.0333</text:p>
          </table:table-cell>
          <table:table-cell table:style-name="ce39" office:value-type="float" office:value="0.988544264339152" calcext:value-type="float">
            <text:p>0.9885</text:p>
          </table:table-cell>
          <table:table-cell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39"/>
          <table:table-cell table:style-name="ce39" office:value-type="string" calcext:value-type="string">
            <text:p>F7</text:p>
          </table:table-cell>
          <table:table-cell table:style-name="ce39" office:value-type="float" office:value="0.0921144360945002" calcext:value-type="float">
            <text:p>0.0921</text:p>
          </table:table-cell>
          <table:table-cell table:style-name="ce39" office:value-type="float" office:value="0.966526253918495" calcext:value-type="float">
            <text:p>0.9665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116690135779245" calcext:value-type="float">
            <text:p>0.1167</text:p>
          </table:table-cell>
          <table:table-cell table:style-name="ce39" office:value-type="float" office:value="0.957411159600997" calcext:value-type="float">
            <text:p>0.9574</text:p>
          </table:table-cell>
          <table:table-cell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39"/>
          <table:table-cell table:style-name="ce39" office:value-type="string" calcext:value-type="string">
            <text:p>F3</text:p>
          </table:table-cell>
          <table:table-cell table:style-name="ce39" office:value-type="float" office:value="0.086412029910459" calcext:value-type="float">
            <text:p>0.0864</text:p>
          </table:table-cell>
          <table:table-cell table:style-name="ce39" office:value-type="float" office:value="0.970493730407524" calcext:value-type="float">
            <text:p>0.9705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985342614594243" calcext:value-type="float">
            <text:p>0.0985</text:p>
          </table:table-cell>
          <table:table-cell table:style-name="ce39" office:value-type="float" office:value="0.965165211970075" calcext:value-type="float">
            <text:p>0.9652</text:p>
          </table:table-cell>
          <table:table-cell/>
          <table:table-cell table:style-name="ce28" table:formula="of:=INDEX([.$B$3:.$B$22];MATCH(LARGE(INDIRECT([.P178]);INDEX([.O178]));INDIRECT([.P178]);0);1)" office:value-type="string" office:string-value="Fp1" calcext:value-type="string">
            <text:p>Fp1</text:p>
          </table:table-cell>
          <table:table-cell table:style-name="ce90" table:formula="of:=INDEX(INDIRECT([.P178]);MATCH(LARGE(INDIRECT([.P178]);INDEX([.O178]));INDIRECT([.P178]);0);1)" office:value-type="float" office:value="0.997648902821317" calcext:value-type="float">
            <text:p>0.9976</text:p>
          </table:table-cell>
          <table:table-cell table:style-name="ce94" table:formula="of:=INDEX([.$B$3:.$B$22];MATCH(LARGE(INDIRECT([.Q178]);INDEX([.O178]));INDIRECT([.Q178]);0);1)" office:value-type="string" office:string-value="F8" calcext:value-type="string">
            <text:p>F8</text:p>
          </table:table-cell>
          <table:table-cell table:formula="of:=INDEX(INDIRECT([.Q178]);MATCH(LARGE(INDIRECT([.Q178]);INDEX([.O178]));INDIRECT([.Q178]);0);1)" office:value-type="float" office:value="0.995830735660848" calcext:value-type="float">
            <text:p>0.99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/>
          <table:table-cell table:style-name="ce28" office:value-type="float" office:value="175" calcext:value-type="float">
            <text:p>175</text:p>
          </table:table-cell>
          <table:table-cell table:number-columns-repeated="1005"/>
        </table:table-row>
        <table:table-row table:style-name="ro1">
          <table:covered-table-cell table:style-name="ce39"/>
          <table:table-cell table:style-name="ce39" office:value-type="string" calcext:value-type="string">
            <text:p>Fz</text:p>
          </table:table-cell>
          <table:table-cell table:style-name="ce39" office:value-type="float" office:value="0.0263641592058963" calcext:value-type="float">
            <text:p>0.0264</text:p>
          </table:table-cell>
          <table:table-cell table:style-name="ce39" office:value-type="float" office:value="0.992829153605016" calcext:value-type="float">
            <text:p>0.9928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370071404485817" calcext:value-type="float">
            <text:p>0.0370</text:p>
          </table:table-cell>
          <table:table-cell table:style-name="ce39" office:value-type="float" office:value="0.989284600997506" calcext:value-type="float">
            <text:p>0.9893</text:p>
          </table:table-cell>
          <table:table-cell/>
          <table:table-cell table:style-name="ce28" table:formula="of:=INDEX([.$B$3:.$B$22];MATCH(LARGE(INDIRECT([.P179]);INDEX([.O179]));INDIRECT([.P179]);0);1)" office:value-type="string" office:string-value="F8" calcext:value-type="string">
            <text:p>F8</text:p>
          </table:table-cell>
          <table:table-cell table:style-name="ce90" table:formula="of:=INDEX(INDIRECT([.P179]);MATCH(LARGE(INDIRECT([.P179]);INDEX([.O179]));INDIRECT([.P179]);0);1)" office:value-type="float" office:value="0.997462774294671" calcext:value-type="float">
            <text:p>0.9975</text:p>
          </table:table-cell>
          <table:table-cell table:style-name="ce94" table:formula="of:=INDEX([.$B$3:.$B$22];MATCH(LARGE(INDIRECT([.Q179]);INDEX([.O179]));INDIRECT([.Q179]);0);1)" office:value-type="string" office:string-value="Fp1" calcext:value-type="string">
            <text:p>Fp1</text:p>
          </table:table-cell>
          <table:table-cell table:formula="of:=INDEX(INDIRECT([.Q179]);MATCH(LARGE(INDIRECT([.Q179]);INDEX([.O179]));INDIRECT([.Q179]);0);1)" office:value-type="float" office:value="0.994466957605985" calcext:value-type="float">
            <text:p>0.99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/>
          <table:table-cell table:style-name="ce28" office:value-type="float" office:value="194" calcext:value-type="float">
            <text:p>194</text:p>
          </table:table-cell>
          <table:table-cell table:number-columns-repeated="1005"/>
        </table:table-row>
        <table:table-row table:style-name="ro1">
          <table:covered-table-cell table:style-name="ce39"/>
          <table:table-cell table:style-name="ce39" office:value-type="string" calcext:value-type="string">
            <text:p>F4</text:p>
          </table:table-cell>
          <table:table-cell table:style-name="ce39" office:value-type="float" office:value="0.0163492875978742" calcext:value-type="float">
            <text:p>0.0163</text:p>
          </table:table-cell>
          <table:table-cell table:style-name="ce39" office:value-type="float" office:value="0.995758228840125" calcext:value-type="float">
            <text:p>0.9958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237085758249724" calcext:value-type="float">
            <text:p>0.0237</text:p>
          </table:table-cell>
          <table:table-cell table:style-name="ce39" office:value-type="float" office:value="0.993220074812968" calcext:value-type="float">
            <text:p>0.9932</text:p>
          </table:table-cell>
          <table:table-cell/>
          <table:table-cell table:style-name="ce28" table:formula="of:=INDEX([.$B$3:.$B$22];MATCH(LARGE(INDIRECT([.P180]);INDEX([.O180]));INDIRECT([.P180]);0);1)" office:value-type="string" office:string-value="C4" calcext:value-type="string">
            <text:p>C4</text:p>
          </table:table-cell>
          <table:table-cell table:style-name="ce90" table:formula="of:=INDEX(INDIRECT([.P180]);MATCH(LARGE(INDIRECT([.P180]);INDEX([.O180]));INDIRECT([.P180]);0);1)" office:value-type="float" office:value="0.996620297805643" calcext:value-type="float">
            <text:p>0.9966</text:p>
          </table:table-cell>
          <table:table-cell table:style-name="ce94" table:formula="of:=INDEX([.$B$3:.$B$22];MATCH(LARGE(INDIRECT([.Q180]);INDEX([.O180]));INDIRECT([.Q180]);0);1)" office:value-type="string" office:string-value="C4" calcext:value-type="string">
            <text:p>C4</text:p>
          </table:table-cell>
          <table:table-cell table:formula="of:=INDEX(INDIRECT([.Q180]);MATCH(LARGE(INDIRECT([.Q180]);INDEX([.O180]));INDIRECT([.Q180]);0);1)" office:value-type="float" office:value="0.994389027431421" calcext:value-type="float">
            <text:p>0.994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39"/>
          <table:table-cell table:style-name="ce39" office:value-type="string" calcext:value-type="string">
            <text:p>F8</text:p>
          </table:table-cell>
          <table:table-cell table:style-name="ce39" office:value-type="float" office:value="0.00983792391129796" calcext:value-type="float">
            <text:p>0.0098</text:p>
          </table:table-cell>
          <table:table-cell table:style-name="ce39" office:value-type="float" office:value="0.997462774294671" calcext:value-type="float">
            <text:p>0.9975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148095129158794" calcext:value-type="float">
            <text:p>0.0148</text:p>
          </table:table-cell>
          <table:table-cell table:style-name="ce39" office:value-type="float" office:value="0.995830735660848" calcext:value-type="float">
            <text:p>0.9958</text:p>
          </table:table-cell>
          <table:table-cell/>
          <table:table-cell table:style-name="ce28" table:formula="of:=INDEX([.$B$3:.$B$22];MATCH(LARGE(INDIRECT([.P181]);INDEX([.O181]));INDIRECT([.P181]);0);1)" office:value-type="string" office:string-value="F4" calcext:value-type="string">
            <text:p>F4</text:p>
          </table:table-cell>
          <table:table-cell table:style-name="ce90" table:formula="of:=INDEX(INDIRECT([.P181]);MATCH(LARGE(INDIRECT([.P181]);INDEX([.O181]));INDIRECT([.P181]);0);1)" office:value-type="float" office:value="0.995758228840125" calcext:value-type="float">
            <text:p>0.9958</text:p>
          </table:table-cell>
          <table:table-cell table:style-name="ce94" table:formula="of:=INDEX([.$B$3:.$B$22];MATCH(LARGE(INDIRECT([.Q181]);INDEX([.O181]));INDIRECT([.Q181]);0);1)" office:value-type="string" office:string-value="F4" calcext:value-type="string">
            <text:p>F4</text:p>
          </table:table-cell>
          <table:table-cell table:formula="of:=INDEX(INDIRECT([.Q181]);MATCH(LARGE(INDIRECT([.Q181]);INDEX([.O181]));INDIRECT([.Q181]);0);1)" office:value-type="float" office:value="0.993220074812968" calcext:value-type="float">
            <text:p>0.993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39"/>
          <table:table-cell table:style-name="ce39" office:value-type="string" calcext:value-type="string">
            <text:p>T7</text:p>
          </table:table-cell>
          <table:table-cell table:style-name="ce39" office:value-type="float" office:value="0.0178086036315179" calcext:value-type="float">
            <text:p>0.0178</text:p>
          </table:table-cell>
          <table:table-cell table:style-name="ce39" office:value-type="float" office:value="0.994896159874608" calcext:value-type="float">
            <text:p>0.9949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247245026179566" calcext:value-type="float">
            <text:p>0.0247</text:p>
          </table:table-cell>
          <table:table-cell table:style-name="ce39" office:value-type="float" office:value="0.992206982543641" calcext:value-type="float">
            <text:p>0.9922</text:p>
          </table:table-cell>
          <table:table-cell/>
          <table:table-cell table:style-name="ce28" table:formula="of:=INDEX([.$B$3:.$B$22];MATCH(LARGE(INDIRECT([.P182]);INDEX([.O182]));INDIRECT([.P182]);0);1)" office:value-type="string" office:string-value="P8" calcext:value-type="string">
            <text:p>P8</text:p>
          </table:table-cell>
          <table:table-cell table:style-name="ce90" table:formula="of:=INDEX(INDIRECT([.P182]);MATCH(LARGE(INDIRECT([.P182]);INDEX([.O182]));INDIRECT([.P182]);0);1)" office:value-type="float" office:value="0.995444749216301" calcext:value-type="float">
            <text:p>0.9954</text:p>
          </table:table-cell>
          <table:table-cell table:style-name="ce94" table:formula="of:=INDEX([.$B$3:.$B$22];MATCH(LARGE(INDIRECT([.Q182]);INDEX([.O182]));INDIRECT([.Q182]);0);1)" office:value-type="string" office:string-value="P8" calcext:value-type="string">
            <text:p>P8</text:p>
          </table:table-cell>
          <table:table-cell table:formula="of:=INDEX(INDIRECT([.Q182]);MATCH(LARGE(INDIRECT([.Q182]);INDEX([.O182]));INDIRECT([.Q182]);0);1)" office:value-type="float" office:value="0.992713528678304" calcext:value-type="float">
            <text:p>0.9927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39"/>
          <table:table-cell table:style-name="ce39" office:value-type="string" calcext:value-type="string">
            <text:p>C3</text:p>
          </table:table-cell>
          <table:table-cell table:style-name="ce39" office:value-type="float" office:value="0.0549733017174218" calcext:value-type="float">
            <text:p>0.0550</text:p>
          </table:table-cell>
          <table:table-cell table:style-name="ce39" office:value-type="float" office:value="0.982014106583072" calcext:value-type="float">
            <text:p>0.9820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678147513667897" calcext:value-type="float">
            <text:p>0.0678</text:p>
          </table:table-cell>
          <table:table-cell table:style-name="ce39" office:value-type="float" office:value="0.976620947630923" calcext:value-type="float">
            <text:p>0.9766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Cz</text:p>
          </table:table-cell>
          <table:table-cell table:style-name="ce39" office:value-type="float" office:value="0.0830994795352442" calcext:value-type="float">
            <text:p>0.0831</text:p>
          </table:table-cell>
          <table:table-cell table:style-name="ce39" office:value-type="float" office:value="0.97146355799373" calcext:value-type="float">
            <text:p>0.9715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940464258012815" calcext:value-type="float">
            <text:p>0.0940</text:p>
          </table:table-cell>
          <table:table-cell table:style-name="ce39" office:value-type="float" office:value="0.967970698254364" calcext:value-type="float">
            <text:p>0.9680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C4</text:p>
          </table:table-cell>
          <table:table-cell table:style-name="ce39" office:value-type="float" office:value="0.0137911567232005" calcext:value-type="float">
            <text:p>0.0138</text:p>
          </table:table-cell>
          <table:table-cell table:style-name="ce39" office:value-type="float" office:value="0.996620297805643" calcext:value-type="float">
            <text:p>0.9966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220872004139887" calcext:value-type="float">
            <text:p>0.0221</text:p>
          </table:table-cell>
          <table:table-cell table:style-name="ce39" office:value-type="float" office:value="0.994389027431421" calcext:value-type="float">
            <text:p>0.9944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T8</text:p>
          </table:table-cell>
          <table:table-cell table:style-name="ce39" office:value-type="float" office:value="0.0626155086247788" calcext:value-type="float">
            <text:p>0.0626</text:p>
          </table:table-cell>
          <table:table-cell table:style-name="ce39" office:value-type="float" office:value="0.979065438871473" calcext:value-type="float">
            <text:p>0.9791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803652975517801" calcext:value-type="float">
            <text:p>0.0804</text:p>
          </table:table-cell>
          <table:table-cell table:style-name="ce39" office:value-type="float" office:value="0.974594763092269" calcext:value-type="float">
            <text:p>0.9746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P7</text:p>
          </table:table-cell>
          <table:table-cell table:style-name="ce39" office:value-type="float" office:value="0.0477711387070591" calcext:value-type="float">
            <text:p>0.0478</text:p>
          </table:table-cell>
          <table:table-cell table:style-name="ce39" office:value-type="float" office:value="0.983209247648903" calcext:value-type="float">
            <text:p>0.9832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633121081413074" calcext:value-type="float">
            <text:p>0.0633</text:p>
          </table:table-cell>
          <table:table-cell table:style-name="ce39" office:value-type="float" office:value="0.978335411471321" calcext:value-type="float">
            <text:p>0.9783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P3</text:p>
          </table:table-cell>
          <table:table-cell table:style-name="ce39" office:value-type="float" office:value="0.0240234558628201" calcext:value-type="float">
            <text:p>0.0240</text:p>
          </table:table-cell>
          <table:table-cell table:style-name="ce39" office:value-type="float" office:value="0.993828369905956" calcext:value-type="float">
            <text:p>0.9938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342720348929099" calcext:value-type="float">
            <text:p>0.0343</text:p>
          </table:table-cell>
          <table:table-cell table:style-name="ce39" office:value-type="float" office:value="0.989985972568578" calcext:value-type="float">
            <text:p>0.9900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Pz</text:p>
          </table:table-cell>
          <table:table-cell table:style-name="ce39" office:value-type="float" office:value="0.0385832761276767" calcext:value-type="float">
            <text:p>0.0386</text:p>
          </table:table-cell>
          <table:table-cell table:style-name="ce39" office:value-type="float" office:value="0.987010188087774" calcext:value-type="float">
            <text:p>0.9870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52747222425084" calcext:value-type="float">
            <text:p>0.0527</text:p>
          </table:table-cell>
          <table:table-cell table:style-name="ce39" office:value-type="float" office:value="0.982465710723192" calcext:value-type="float">
            <text:p>0.9825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P4</text:p>
          </table:table-cell>
          <table:table-cell table:style-name="ce39" office:value-type="float" office:value="0.0242151229519712" calcext:value-type="float">
            <text:p>0.0242</text:p>
          </table:table-cell>
          <table:table-cell table:style-name="ce39" office:value-type="float" office:value="0.992055250783699" calcext:value-type="float">
            <text:p>0.9921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353393974752302" calcext:value-type="float">
            <text:p>0.0353</text:p>
          </table:table-cell>
          <table:table-cell table:style-name="ce39" office:value-type="float" office:value="0.98827150872818" calcext:value-type="float">
            <text:p>0.9883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P8</text:p>
          </table:table-cell>
          <table:table-cell table:style-name="ce39" office:value-type="float" office:value="0.0157604474235665" calcext:value-type="float">
            <text:p>0.0158</text:p>
          </table:table-cell>
          <table:table-cell table:style-name="ce39" office:value-type="float" office:value="0.995444749216301" calcext:value-type="float">
            <text:p>0.9954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229716087693518" calcext:value-type="float">
            <text:p>0.0230</text:p>
          </table:table-cell>
          <table:table-cell table:style-name="ce39" office:value-type="float" office:value="0.992713528678304" calcext:value-type="float">
            <text:p>0.9927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O1</text:p>
          </table:table-cell>
          <table:table-cell table:style-name="ce39" office:value-type="float" office:value="0.0300715739185539" calcext:value-type="float">
            <text:p>0.0301</text:p>
          </table:table-cell>
          <table:table-cell table:style-name="ce39" office:value-type="float" office:value="0.990291927899687" calcext:value-type="float">
            <text:p>0.9903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391722774081411" calcext:value-type="float">
            <text:p>0.0392</text:p>
          </table:table-cell>
          <table:table-cell table:style-name="ce39" office:value-type="float" office:value="0.987998753117207" calcext:value-type="float">
            <text:p>0.9880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Oz</text:p>
          </table:table-cell>
          <table:table-cell table:style-name="ce39" office:value-type="float" office:value="0.1" calcext:value-type="float">
            <text:p>0.1000</text:p>
          </table:table-cell>
          <table:table-cell table:number-columns-repeated="5" table:style-name="ce39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39"/>
          <table:table-cell table:style-name="ce39" office:value-type="string" calcext:value-type="string">
            <text:p>O2</text:p>
          </table:table-cell>
          <table:table-cell table:style-name="ce39" office:value-type="float" office:value="0.0495133137841327" calcext:value-type="float">
            <text:p>0.0495</text:p>
          </table:table-cell>
          <table:table-cell table:style-name="ce39" office:value-type="float" office:value="0.983522727272727" calcext:value-type="float">
            <text:p>0.9835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611948690184408" calcext:value-type="float">
            <text:p>0.0612</text:p>
          </table:table-cell>
          <table:table-cell table:style-name="ce39" office:value-type="float" office:value="0.978530236907731" calcext:value-type="float">
            <text:p>0.978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 table:number-columns-spanned="1" table:number-rows-spanned="20">
            <text:p>Try 9</text:p>
          </table:table-cell>
          <table:table-cell table:style-name="ce47" office:value-type="string" calcext:value-type="string">
            <text:p>Fp1</text:p>
          </table:table-cell>
          <table:table-cell table:style-name="ce47" office:value-type="float" office:value="0.106329366604456" calcext:value-type="float">
            <text:p>0.1063</text:p>
          </table:table-cell>
          <table:table-cell table:style-name="ce47" office:value-type="float" office:value="0.960491771159875" calcext:value-type="float">
            <text:p>0.9605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116794354317157" calcext:value-type="float">
            <text:p>0.1168</text:p>
          </table:table-cell>
          <table:table-cell table:style-name="ce47" office:value-type="float" office:value="0.956748753117207" calcext:value-type="float">
            <text:p>0.9567</text:p>
          </table:table-cell>
          <table:table-cell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47"/>
          <table:table-cell table:style-name="ce47" office:value-type="string" calcext:value-type="string">
            <text:p>Fp2</text:p>
          </table:table-cell>
          <table:table-cell table:style-name="ce47" office:value-type="float" office:value="0.0176812018180225" calcext:value-type="float">
            <text:p>0.0177</text:p>
          </table:table-cell>
          <table:table-cell table:style-name="ce47" office:value-type="float" office:value="0.996110893416928" calcext:value-type="float">
            <text:p>0.9961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230542402308053" calcext:value-type="float">
            <text:p>0.0231</text:p>
          </table:table-cell>
          <table:table-cell table:style-name="ce47" office:value-type="float" office:value="0.994077306733167" calcext:value-type="float">
            <text:p>0.9941</text:p>
          </table:table-cell>
          <table:table-cell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47"/>
          <table:table-cell table:style-name="ce47" office:value-type="string" calcext:value-type="string">
            <text:p>F7</text:p>
          </table:table-cell>
          <table:table-cell table:style-name="ce47" office:value-type="float" office:value="0.0200251773948603" calcext:value-type="float">
            <text:p>0.0200</text:p>
          </table:table-cell>
          <table:table-cell table:style-name="ce47" office:value-type="float" office:value="0.995131269592476" calcext:value-type="float">
            <text:p>0.9951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274293055140095" calcext:value-type="float">
            <text:p>0.0274</text:p>
          </table:table-cell>
          <table:table-cell table:style-name="ce47" office:value-type="float" office:value="0.991817331670823" calcext:value-type="float">
            <text:p>0.9918</text:p>
          </table:table-cell>
          <table:table-cell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47"/>
          <table:table-cell table:style-name="ce47" office:value-type="string" calcext:value-type="string">
            <text:p>F3</text:p>
          </table:table-cell>
          <table:table-cell table:style-name="ce47" office:value-type="float" office:value="0.0135387179458902" calcext:value-type="float">
            <text:p>0.0135</text:p>
          </table:table-cell>
          <table:table-cell table:style-name="ce47" office:value-type="float" office:value="0.996698667711599" calcext:value-type="float">
            <text:p>0.9967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222493961457502" calcext:value-type="float">
            <text:p>0.0222</text:p>
          </table:table-cell>
          <table:table-cell table:style-name="ce47" office:value-type="float" office:value="0.992947319201995" calcext:value-type="float">
            <text:p>0.9929</text:p>
          </table:table-cell>
          <table:table-cell/>
          <table:table-cell table:style-name="ce28" table:formula="of:=INDEX([.$B$3:.$B$22];MATCH(LARGE(INDIRECT([.P199]);INDEX([.O199]));INDIRECT([.P199]);0);1)" office:value-type="string" office:string-value="F8" calcext:value-type="string">
            <text:p>F8</text:p>
          </table:table-cell>
          <table:table-cell table:style-name="ce90" table:formula="of:=INDEX(INDIRECT([.P199]);MATCH(LARGE(INDIRECT([.P199]);INDEX([.O199]));INDIRECT([.P199]);0);1)" office:value-type="float" office:value="0.998256269592476" calcext:value-type="float">
            <text:p>0.9983</text:p>
          </table:table-cell>
          <table:table-cell table:style-name="ce94" table:formula="of:=INDEX([.$B$3:.$B$22];MATCH(LARGE(INDIRECT([.Q199]);INDEX([.O199]));INDIRECT([.Q199]);0);1)" office:value-type="string" office:string-value="F8" calcext:value-type="string">
            <text:p>F8</text:p>
          </table:table-cell>
          <table:table-cell table:formula="of:=INDEX(INDIRECT([.Q199]);MATCH(LARGE(INDIRECT([.Q199]);INDEX([.O199]));INDIRECT([.Q199]);0);1)" office:value-type="float" office:value="0.997233478802992" calcext:value-type="float">
            <text:p>0.99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/>
          <table:table-cell table:style-name="ce28" office:value-type="float" office:value="196" calcext:value-type="float">
            <text:p>196</text:p>
          </table:table-cell>
          <table:table-cell table:number-columns-repeated="1005"/>
        </table:table-row>
        <table:table-row table:style-name="ro1">
          <table:covered-table-cell table:style-name="ce47"/>
          <table:table-cell table:style-name="ce47" office:value-type="string" calcext:value-type="string">
            <text:p>Fz</text:p>
          </table:table-cell>
          <table:table-cell table:style-name="ce47" office:value-type="float" office:value="0.0269989647848537" calcext:value-type="float">
            <text:p>0.0270</text:p>
          </table:table-cell>
          <table:table-cell table:style-name="ce47" office:value-type="float" office:value="0.992349137931034" calcext:value-type="float">
            <text:p>0.9923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34350649634274" calcext:value-type="float">
            <text:p>0.0344</text:p>
          </table:table-cell>
          <table:table-cell table:style-name="ce47" office:value-type="float" office:value="0.989128740648379" calcext:value-type="float">
            <text:p>0.9891</text:p>
          </table:table-cell>
          <table:table-cell/>
          <table:table-cell table:style-name="ce28" table:formula="of:=INDEX([.$B$3:.$B$22];MATCH(LARGE(INDIRECT([.P200]);INDEX([.O200]));INDIRECT([.P200]);0);1)" office:value-type="string" office:string-value="F3" calcext:value-type="string">
            <text:p>F3</text:p>
          </table:table-cell>
          <table:table-cell table:style-name="ce90" table:formula="of:=INDEX(INDIRECT([.P200]);MATCH(LARGE(INDIRECT([.P200]);INDEX([.O200]));INDIRECT([.P200]);0);1)" office:value-type="float" office:value="0.996698667711599" calcext:value-type="float">
            <text:p>0.9967</text:p>
          </table:table-cell>
          <table:table-cell table:style-name="ce94" table:formula="of:=INDEX([.$B$3:.$B$22];MATCH(LARGE(INDIRECT([.Q200]);INDEX([.O200]));INDIRECT([.Q200]);0);1)" office:value-type="string" office:string-value="P3" calcext:value-type="string">
            <text:p>P3</text:p>
          </table:table-cell>
          <table:table-cell table:formula="of:=INDEX(INDIRECT([.Q200]);MATCH(LARGE(INDIRECT([.Q200]);INDEX([.O200]));INDIRECT([.Q200]);0);1)" office:value-type="float" office:value="0.99501246882793" calcext:value-type="float">
            <text:p>0.99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number-columns-repeated="1005"/>
        </table:table-row>
        <table:table-row table:style-name="ro1">
          <table:covered-table-cell table:style-name="ce47"/>
          <table:table-cell table:style-name="ce47" office:value-type="string" calcext:value-type="string">
            <text:p>F4</text:p>
          </table:table-cell>
          <table:table-cell table:style-name="ce47" office:value-type="float" office:value="0.016481640699413" calcext:value-type="float">
            <text:p>0.0165</text:p>
          </table:table-cell>
          <table:table-cell table:style-name="ce47" office:value-type="float" office:value="0.995209639498433" calcext:value-type="float">
            <text:p>0.9952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219940928264145" calcext:value-type="float">
            <text:p>0.0220</text:p>
          </table:table-cell>
          <table:table-cell table:style-name="ce47" office:value-type="float" office:value="0.993142144638404" calcext:value-type="float">
            <text:p>0.9931</text:p>
          </table:table-cell>
          <table:table-cell/>
          <table:table-cell table:style-name="ce28" table:formula="of:=INDEX([.$B$3:.$B$22];MATCH(LARGE(INDIRECT([.P201]);INDEX([.O201]));INDIRECT([.P201]);0);1)" office:value-type="string" office:string-value="P3" calcext:value-type="string">
            <text:p>P3</text:p>
          </table:table-cell>
          <table:table-cell table:style-name="ce90" table:formula="of:=INDEX(INDIRECT([.P201]);MATCH(LARGE(INDIRECT([.P201]);INDEX([.O201]));INDIRECT([.P201]);0);1)" office:value-type="float" office:value="0.996483150470219" calcext:value-type="float">
            <text:p>0.9965</text:p>
          </table:table-cell>
          <table:table-cell table:style-name="ce94" table:formula="of:=INDEX([.$B$3:.$B$22];MATCH(LARGE(INDIRECT([.Q201]);INDEX([.O201]));INDIRECT([.Q201]);0);1)" office:value-type="string" office:string-value="Fp2" calcext:value-type="string">
            <text:p>Fp2</text:p>
          </table:table-cell>
          <table:table-cell table:formula="of:=INDEX(INDIRECT([.Q201]);MATCH(LARGE(INDIRECT([.Q201]);INDEX([.O201]));INDIRECT([.Q201]);0);1)" office:value-type="float" office:value="0.994077306733167" calcext:value-type="float">
            <text:p>0.994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47"/>
          <table:table-cell table:style-name="ce47" office:value-type="string" calcext:value-type="string">
            <text:p>F8</text:p>
          </table:table-cell>
          <table:table-cell table:style-name="ce47" office:value-type="float" office:value="0.0076284799024227" calcext:value-type="float">
            <text:p>0.0076</text:p>
          </table:table-cell>
          <table:table-cell table:style-name="ce47" office:value-type="float" office:value="0.998256269592476" calcext:value-type="float">
            <text:p>0.9983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109005019544395" calcext:value-type="float">
            <text:p>0.0109</text:p>
          </table:table-cell>
          <table:table-cell table:style-name="ce47" office:value-type="float" office:value="0.997233478802992" calcext:value-type="float">
            <text:p>0.9972</text:p>
          </table:table-cell>
          <table:table-cell/>
          <table:table-cell table:style-name="ce28" table:formula="of:=INDEX([.$B$3:.$B$22];MATCH(LARGE(INDIRECT([.P202]);INDEX([.O202]));INDIRECT([.P202]);0);1)" office:value-type="string" office:string-value="Fp2" calcext:value-type="string">
            <text:p>Fp2</text:p>
          </table:table-cell>
          <table:table-cell table:style-name="ce90" table:formula="of:=INDEX(INDIRECT([.P202]);MATCH(LARGE(INDIRECT([.P202]);INDEX([.O202]));INDIRECT([.P202]);0);1)" office:value-type="float" office:value="0.996110893416928" calcext:value-type="float">
            <text:p>0.9961</text:p>
          </table:table-cell>
          <table:table-cell table:style-name="ce94" table:formula="of:=INDEX([.$B$3:.$B$22];MATCH(LARGE(INDIRECT([.Q202]);INDEX([.O202]));INDIRECT([.Q202]);0);1)" office:value-type="string" office:string-value="F4" calcext:value-type="string">
            <text:p>F4</text:p>
          </table:table-cell>
          <table:table-cell table:formula="of:=INDEX(INDIRECT([.Q202]);MATCH(LARGE(INDIRECT([.Q202]);INDEX([.O202]));INDIRECT([.Q202]);0);1)" office:value-type="float" office:value="0.993142144638404" calcext:value-type="float">
            <text:p>0.993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47"/>
          <table:table-cell table:style-name="ce47" office:value-type="string" calcext:value-type="string">
            <text:p>T7</text:p>
          </table:table-cell>
          <table:table-cell table:style-name="ce47" office:value-type="float" office:value="0.0412063363472403" calcext:value-type="float">
            <text:p>0.0412</text:p>
          </table:table-cell>
          <table:table-cell table:style-name="ce47" office:value-type="float" office:value="0.986275470219436" calcext:value-type="float">
            <text:p>0.9863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484029132579024" calcext:value-type="float">
            <text:p>0.0484</text:p>
          </table:table-cell>
          <table:table-cell table:style-name="ce47" office:value-type="float" office:value="0.983245012468828" calcext:value-type="float">
            <text:p>0.9832</text:p>
          </table:table-cell>
          <table:table-cell/>
          <table:table-cell table:style-name="ce28" table:formula="of:=INDEX([.$B$3:.$B$22];MATCH(LARGE(INDIRECT([.P203]);INDEX([.O203]));INDIRECT([.P203]);0);1)" office:value-type="string" office:string-value="O1" calcext:value-type="string">
            <text:p>O1</text:p>
          </table:table-cell>
          <table:table-cell table:style-name="ce90" table:formula="of:=INDEX(INDIRECT([.P203]);MATCH(LARGE(INDIRECT([.P203]);INDEX([.O203]));INDIRECT([.P203]);0);1)" office:value-type="float" office:value="0.995650470219436" calcext:value-type="float">
            <text:p>0.9957</text:p>
          </table:table-cell>
          <table:table-cell table:style-name="ce94" table:formula="of:=INDEX([.$B$3:.$B$22];MATCH(LARGE(INDIRECT([.Q203]);INDEX([.O203]));INDIRECT([.Q203]);0);1)" office:value-type="string" office:string-value="F3" calcext:value-type="string">
            <text:p>F3</text:p>
          </table:table-cell>
          <table:table-cell table:formula="of:=INDEX(INDIRECT([.Q203]);MATCH(LARGE(INDIRECT([.Q203]);INDEX([.O203]));INDIRECT([.Q203]);0);1)" office:value-type="float" office:value="0.992947319201995" calcext:value-type="float">
            <text:p>0.9929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47"/>
          <table:table-cell table:style-name="ce47" office:value-type="string" calcext:value-type="string">
            <text:p>C3</text:p>
          </table:table-cell>
          <table:table-cell table:style-name="ce47" office:value-type="float" office:value="0.0643612616094045" calcext:value-type="float">
            <text:p>0.0644</text:p>
          </table:table-cell>
          <table:table-cell table:style-name="ce47" office:value-type="float" office:value="0.978291536050157" calcext:value-type="float">
            <text:p>0.9783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779017356510026" calcext:value-type="float">
            <text:p>0.0779</text:p>
          </table:table-cell>
          <table:table-cell table:style-name="ce47" office:value-type="float" office:value="0.972841334164588" calcext:value-type="float">
            <text:p>0.9728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Cz</text:p>
          </table:table-cell>
          <table:table-cell table:style-name="ce47" office:value-type="float" office:value="0.027241001408591" calcext:value-type="float">
            <text:p>0.0272</text:p>
          </table:table-cell>
          <table:table-cell table:style-name="ce47" office:value-type="float" office:value="0.992025862068966" calcext:value-type="float">
            <text:p>0.9920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350556130244622" calcext:value-type="float">
            <text:p>0.0351</text:p>
          </table:table-cell>
          <table:table-cell table:style-name="ce47" office:value-type="float" office:value="0.988778054862843" calcext:value-type="float">
            <text:p>0.9888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C4</text:p>
          </table:table-cell>
          <table:table-cell table:style-name="ce47" office:value-type="float" office:value="0.0218033209421196" calcext:value-type="float">
            <text:p>0.0218</text:p>
          </table:table-cell>
          <table:table-cell table:style-name="ce47" office:value-type="float" office:value="0.993759796238244" calcext:value-type="float">
            <text:p>0.9938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268467647064723" calcext:value-type="float">
            <text:p>0.0268</text:p>
          </table:table-cell>
          <table:table-cell table:style-name="ce47" office:value-type="float" office:value="0.99154457605985" calcext:value-type="float">
            <text:p>0.9915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T8</text:p>
          </table:table-cell>
          <table:table-cell table:style-name="ce47" office:value-type="float" office:value="0.0289137711304716" calcext:value-type="float">
            <text:p>0.0289</text:p>
          </table:table-cell>
          <table:table-cell table:style-name="ce47" office:value-type="float" office:value="0.991585031347962" calcext:value-type="float">
            <text:p>0.9916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333953688799072" calcext:value-type="float">
            <text:p>0.0334</text:p>
          </table:table-cell>
          <table:table-cell table:style-name="ce47" office:value-type="float" office:value="0.99002493765586" calcext:value-type="float">
            <text:p>0.9900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P7</text:p>
          </table:table-cell>
          <table:table-cell table:style-name="ce47" office:value-type="float" office:value="0.0202337239136873" calcext:value-type="float">
            <text:p>0.0202</text:p>
          </table:table-cell>
          <table:table-cell table:style-name="ce47" office:value-type="float" office:value="0.994288793103448" calcext:value-type="float">
            <text:p>0.9943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278972001122706" calcext:value-type="float">
            <text:p>0.0279</text:p>
          </table:table-cell>
          <table:table-cell table:style-name="ce47" office:value-type="float" office:value="0.990999064837905" calcext:value-type="float">
            <text:p>0.9910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P3</text:p>
          </table:table-cell>
          <table:table-cell table:style-name="ce47" office:value-type="float" office:value="0.0133503207020888" calcext:value-type="float">
            <text:p>0.0134</text:p>
          </table:table-cell>
          <table:table-cell table:style-name="ce47" office:value-type="float" office:value="0.996483150470219" calcext:value-type="float">
            <text:p>0.9965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171630306105812" calcext:value-type="float">
            <text:p>0.0172</text:p>
          </table:table-cell>
          <table:table-cell table:style-name="ce47" office:value-type="float" office:value="0.99501246882793" calcext:value-type="float">
            <text:p>0.9950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Pz</text:p>
          </table:table-cell>
          <table:table-cell table:style-name="ce47" office:value-type="float" office:value="0.0247795849582356" calcext:value-type="float">
            <text:p>0.0248</text:p>
          </table:table-cell>
          <table:table-cell table:style-name="ce47" office:value-type="float" office:value="0.991604623824451" calcext:value-type="float">
            <text:p>0.9916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360217143112603" calcext:value-type="float">
            <text:p>0.0360</text:p>
          </table:table-cell>
          <table:table-cell table:style-name="ce47" office:value-type="float" office:value="0.987609102244389" calcext:value-type="float">
            <text:p>0.9876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P4</text:p>
          </table:table-cell>
          <table:table-cell table:style-name="ce47" office:value-type="float" office:value="0.0298483159753631" calcext:value-type="float">
            <text:p>0.0298</text:p>
          </table:table-cell>
          <table:table-cell table:style-name="ce47" office:value-type="float" office:value="0.990752351097179" calcext:value-type="float">
            <text:p>0.9908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389954914429464" calcext:value-type="float">
            <text:p>0.0390</text:p>
          </table:table-cell>
          <table:table-cell table:style-name="ce47" office:value-type="float" office:value="0.98675187032419" calcext:value-type="float">
            <text:p>0.9868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P8</text:p>
          </table:table-cell>
          <table:table-cell table:style-name="ce47" office:value-type="float" office:value="0.0343922206682378" calcext:value-type="float">
            <text:p>0.0344</text:p>
          </table:table-cell>
          <table:table-cell table:style-name="ce47" office:value-type="float" office:value="0.989958855799373" calcext:value-type="float">
            <text:p>0.9900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435625355704653" calcext:value-type="float">
            <text:p>0.0436</text:p>
          </table:table-cell>
          <table:table-cell table:style-name="ce47" office:value-type="float" office:value="0.986946695760598" calcext:value-type="float">
            <text:p>0.9869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O1</text:p>
          </table:table-cell>
          <table:table-cell table:style-name="ce47" office:value-type="float" office:value="0.018340216411736" calcext:value-type="float">
            <text:p>0.0183</text:p>
          </table:table-cell>
          <table:table-cell table:style-name="ce47" office:value-type="float" office:value="0.995650470219436" calcext:value-type="float">
            <text:p>0.9957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0243737291902631" calcext:value-type="float">
            <text:p>0.0244</text:p>
          </table:table-cell>
          <table:table-cell table:style-name="ce47" office:value-type="float" office:value="0.992635598503741" calcext:value-type="float">
            <text:p>0.9926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Oz</text:p>
          </table:table-cell>
          <table:table-cell table:style-name="ce47" office:value-type="float" office:value="0.1" calcext:value-type="float">
            <text:p>0.1000</text:p>
          </table:table-cell>
          <table:table-cell table:number-columns-repeated="5" table:style-name="ce47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47"/>
          <table:table-cell table:style-name="ce47" office:value-type="string" calcext:value-type="string">
            <text:p>O2</text:p>
          </table:table-cell>
          <table:table-cell table:style-name="ce47" office:value-type="float" office:value="0.0856630303783103" calcext:value-type="float">
            <text:p>0.0857</text:p>
          </table:table-cell>
          <table:table-cell table:style-name="ce47" office:value-type="float" office:value="0.969563087774295" calcext:value-type="float">
            <text:p>0.9696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47" office:value-type="float" office:value="0.105715692396324" calcext:value-type="float">
            <text:p>0.1057</text:p>
          </table:table-cell>
          <table:table-cell table:style-name="ce47" office:value-type="float" office:value="0.96267144638404" calcext:value-type="float">
            <text:p>0.962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1" table:number-rows-spanned="20">
            <text:p>Try 10</text:p>
          </table:table-cell>
          <table:table-cell table:style-name="ce57" office:value-type="string" calcext:value-type="string">
            <text:p>Fp1</text:p>
          </table:table-cell>
          <table:table-cell table:style-name="ce57" office:value-type="float" office:value="0.0481998692256425" calcext:value-type="float">
            <text:p>0.0482</text:p>
          </table:table-cell>
          <table:table-cell table:style-name="ce57" office:value-type="float" office:value="0.983934169278997" calcext:value-type="float">
            <text:p>0.9839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596035732504473" calcext:value-type="float">
            <text:p>0.0596</text:p>
          </table:table-cell>
          <table:table-cell table:style-name="ce57" office:value-type="float" office:value="0.979426433915212" calcext:value-type="float">
            <text:p>0.9794</text:p>
          </table:table-cell>
          <table:table-cell/>
          <table:table-cell table:style-name="ce51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57"/>
          <table:table-cell table:style-name="ce57" office:value-type="string" calcext:value-type="string">
            <text:p>Fp2</text:p>
          </table:table-cell>
          <table:table-cell table:style-name="ce57" office:value-type="float" office:value="0.0269859558281556" calcext:value-type="float">
            <text:p>0.0270</text:p>
          </table:table-cell>
          <table:table-cell table:style-name="ce57" office:value-type="float" office:value="0.991643808777429" calcext:value-type="float">
            <text:p>0.9916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362867593107411" calcext:value-type="float">
            <text:p>0.0363</text:p>
          </table:table-cell>
          <table:table-cell table:style-name="ce57" office:value-type="float" office:value="0.988388403990025" calcext:value-type="float">
            <text:p>0.9884</text:p>
          </table:table-cell>
          <table:table-cell/>
          <table:table-cell table:style-name="ce52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2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57"/>
          <table:table-cell table:style-name="ce57" office:value-type="string" calcext:value-type="string">
            <text:p>F7</text:p>
          </table:table-cell>
          <table:table-cell table:style-name="ce57" office:value-type="float" office:value="0.0216109803661727" calcext:value-type="float">
            <text:p>0.0216</text:p>
          </table:table-cell>
          <table:table-cell table:style-name="ce57" office:value-type="float" office:value="0.994004702194357" calcext:value-type="float">
            <text:p>0.9940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276516771978673" calcext:value-type="float">
            <text:p>0.0277</text:p>
          </table:table-cell>
          <table:table-cell table:style-name="ce57" office:value-type="float" office:value="0.991934226932668" calcext:value-type="float">
            <text:p>0.9919</text:p>
          </table:table-cell>
          <table:table-cell/>
          <table:table-cell table:style-name="ce53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57"/>
          <table:table-cell table:style-name="ce57" office:value-type="string" calcext:value-type="string">
            <text:p>F3</text:p>
          </table:table-cell>
          <table:table-cell table:style-name="ce57" office:value-type="float" office:value="0.0110742034163212" calcext:value-type="float">
            <text:p>0.0111</text:p>
          </table:table-cell>
          <table:table-cell table:style-name="ce57" office:value-type="float" office:value="0.99819749216301" calcext:value-type="float">
            <text:p>0.9982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199862160685674" calcext:value-type="float">
            <text:p>0.0200</text:p>
          </table:table-cell>
          <table:table-cell table:style-name="ce57" office:value-type="float" office:value="0.995129364089776" calcext:value-type="float">
            <text:p>0.9951</text:p>
          </table:table-cell>
          <table:table-cell/>
          <table:table-cell table:style-name="ce28" table:formula="of:=INDEX([.$B$3:.$B$22];MATCH(LARGE(INDIRECT([.P220]);INDEX([.O220]));INDIRECT([.P220]);0);1)" office:value-type="string" office:string-value="F3" calcext:value-type="string">
            <text:p>F3</text:p>
          </table:table-cell>
          <table:table-cell table:style-name="ce90" table:formula="of:=INDEX(INDIRECT([.P220]);MATCH(LARGE(INDIRECT([.P220]);INDEX([.O220]));INDIRECT([.P220]);0);1)" office:value-type="float" office:value="0.99819749216301" calcext:value-type="float">
            <text:p>0.9982</text:p>
          </table:table-cell>
          <table:table-cell table:style-name="ce94" table:formula="of:=INDEX([.$B$3:.$B$22];MATCH(LARGE(INDIRECT([.Q220]);INDEX([.O220]));INDIRECT([.Q220]);0);1)" office:value-type="string" office:string-value="F3" calcext:value-type="string">
            <text:p>F3</text:p>
          </table:table-cell>
          <table:table-cell table:formula="of:=INDEX(INDIRECT([.Q220]);MATCH(LARGE(INDIRECT([.Q220]);INDEX([.O220]));INDIRECT([.Q220]);0);1)" office:value-type="float" office:value="0.995129364089776" calcext:value-type="float">
            <text:p>0.995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/>
          <table:table-cell table:style-name="ce28" office:value-type="float" office:value="217" calcext:value-type="float">
            <text:p>217</text:p>
          </table:table-cell>
          <table:table-cell table:number-columns-repeated="1005"/>
        </table:table-row>
        <table:table-row table:style-name="ro1">
          <table:covered-table-cell table:style-name="ce57"/>
          <table:table-cell table:style-name="ce57" office:value-type="string" calcext:value-type="string">
            <text:p>Fz</text:p>
          </table:table-cell>
          <table:table-cell table:style-name="ce57" office:value-type="float" office:value="0.0303979979788587" calcext:value-type="float">
            <text:p>0.0304</text:p>
          </table:table-cell>
          <table:table-cell table:style-name="ce57" office:value-type="float" office:value="0.99001763322884" calcext:value-type="float">
            <text:p>0.9900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399689923808155" calcext:value-type="float">
            <text:p>0.0400</text:p>
          </table:table-cell>
          <table:table-cell table:style-name="ce57" office:value-type="float" office:value="0.985855673316708" calcext:value-type="float">
            <text:p>0.9859</text:p>
          </table:table-cell>
          <table:table-cell/>
          <table:table-cell table:style-name="ce28" table:formula="of:=INDEX([.$B$3:.$B$22];MATCH(LARGE(INDIRECT([.P221]);INDEX([.O221]));INDIRECT([.P221]);0);1)" office:value-type="string" office:string-value="O1" calcext:value-type="string">
            <text:p>O1</text:p>
          </table:table-cell>
          <table:table-cell table:style-name="ce90" table:formula="of:=INDEX(INDIRECT([.P221]);MATCH(LARGE(INDIRECT([.P221]);INDEX([.O221]));INDIRECT([.P221]);0);1)" office:value-type="float" office:value="0.995728840125392" calcext:value-type="float">
            <text:p>0.9957</text:p>
          </table:table-cell>
          <table:table-cell table:style-name="ce94" table:formula="of:=INDEX([.$B$3:.$B$22];MATCH(LARGE(INDIRECT([.Q221]);INDEX([.O221]));INDIRECT([.Q221]);0);1)" office:value-type="string" office:string-value="O1" calcext:value-type="string">
            <text:p>O1</text:p>
          </table:table-cell>
          <table:table-cell table:formula="of:=INDEX(INDIRECT([.Q221]);MATCH(LARGE(INDIRECT([.Q221]);INDEX([.O221]));INDIRECT([.Q221]);0);1)" office:value-type="float" office:value="0.993765586034913" calcext:value-type="float">
            <text:p>0.993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/>
          <table:table-cell table:style-name="ce28" office:value-type="float" office:value="236" calcext:value-type="float">
            <text:p>236</text:p>
          </table:table-cell>
          <table:table-cell table:number-columns-repeated="1005"/>
        </table:table-row>
        <table:table-row table:style-name="ro1">
          <table:covered-table-cell table:style-name="ce57"/>
          <table:table-cell table:style-name="ce57" office:value-type="string" calcext:value-type="string">
            <text:p>F4</text:p>
          </table:table-cell>
          <table:table-cell table:style-name="ce57" office:value-type="float" office:value="0.0158471078104646" calcext:value-type="float">
            <text:p>0.0158</text:p>
          </table:table-cell>
          <table:table-cell table:style-name="ce57" office:value-type="float" office:value="0.99546434169279" calcext:value-type="float">
            <text:p>0.9955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220355817656488" calcext:value-type="float">
            <text:p>0.0220</text:p>
          </table:table-cell>
          <table:table-cell table:style-name="ce57" office:value-type="float" office:value="0.992986284289277" calcext:value-type="float">
            <text:p>0.9930</text:p>
          </table:table-cell>
          <table:table-cell/>
          <table:table-cell table:style-name="ce28" table:formula="of:=INDEX([.$B$3:.$B$22];MATCH(LARGE(INDIRECT([.P222]);INDEX([.O222]));INDIRECT([.P222]);0);1)" office:value-type="string" office:string-value="F4" calcext:value-type="string">
            <text:p>F4</text:p>
          </table:table-cell>
          <table:table-cell table:style-name="ce90" table:formula="of:=INDEX(INDIRECT([.P222]);MATCH(LARGE(INDIRECT([.P222]);INDEX([.O222]));INDIRECT([.P222]);0);1)" office:value-type="float" office:value="0.99546434169279" calcext:value-type="float">
            <text:p>0.9955</text:p>
          </table:table-cell>
          <table:table-cell table:style-name="ce94" table:formula="of:=INDEX([.$B$3:.$B$22];MATCH(LARGE(INDIRECT([.Q222]);INDEX([.O222]));INDIRECT([.Q222]);0);1)" office:value-type="string" office:string-value="F4" calcext:value-type="string">
            <text:p>F4</text:p>
          </table:table-cell>
          <table:table-cell table:formula="of:=INDEX(INDIRECT([.Q222]);MATCH(LARGE(INDIRECT([.Q222]);INDEX([.O222]));INDIRECT([.Q222]);0);1)" office:value-type="float" office:value="0.992986284289277" calcext:value-type="float">
            <text:p>0.993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57"/>
          <table:table-cell table:style-name="ce57" office:value-type="string" calcext:value-type="string">
            <text:p>F8</text:p>
          </table:table-cell>
          <table:table-cell table:style-name="ce57" office:value-type="float" office:value="0.024382669729185" calcext:value-type="float">
            <text:p>0.0244</text:p>
          </table:table-cell>
          <table:table-cell table:style-name="ce57" office:value-type="float" office:value="0.992055250783699" calcext:value-type="float">
            <text:p>0.9921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32819686811696" calcext:value-type="float">
            <text:p>0.0328</text:p>
          </table:table-cell>
          <table:table-cell table:style-name="ce57" office:value-type="float" office:value="0.988972880299252" calcext:value-type="float">
            <text:p>0.9890</text:p>
          </table:table-cell>
          <table:table-cell/>
          <table:table-cell table:style-name="ce28" table:formula="of:=INDEX([.$B$3:.$B$22];MATCH(LARGE(INDIRECT([.P223]);INDEX([.O223]));INDIRECT([.P223]);0);1)" office:value-type="string" office:string-value="Cz" calcext:value-type="string">
            <text:p>Cz</text:p>
          </table:table-cell>
          <table:table-cell table:style-name="ce90" table:formula="of:=INDEX(INDIRECT([.P223]);MATCH(LARGE(INDIRECT([.P223]);INDEX([.O223]));INDIRECT([.P223]);0);1)" office:value-type="float" office:value="0.995376175548589" calcext:value-type="float">
            <text:p>0.9954</text:p>
          </table:table-cell>
          <table:table-cell table:style-name="ce94" table:formula="of:=INDEX([.$B$3:.$B$22];MATCH(LARGE(INDIRECT([.Q223]);INDEX([.O223]));INDIRECT([.Q223]);0);1)" office:value-type="string" office:string-value="Pz" calcext:value-type="string">
            <text:p>Pz</text:p>
          </table:table-cell>
          <table:table-cell table:formula="of:=INDEX(INDIRECT([.Q223]);MATCH(LARGE(INDIRECT([.Q223]);INDEX([.O223]));INDIRECT([.Q223]);0);1)" office:value-type="float" office:value="0.992012157107232" calcext:value-type="float">
            <text:p>0.992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57"/>
          <table:table-cell table:style-name="ce57" office:value-type="string" calcext:value-type="string">
            <text:p>T7</text:p>
          </table:table-cell>
          <table:table-cell table:style-name="ce57" office:value-type="float" office:value="0.0570661824892879" calcext:value-type="float">
            <text:p>0.0571</text:p>
          </table:table-cell>
          <table:table-cell table:style-name="ce57" office:value-type="float" office:value="0.979682601880878" calcext:value-type="float">
            <text:p>0.9797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727054829101898" calcext:value-type="float">
            <text:p>0.0727</text:p>
          </table:table-cell>
          <table:table-cell table:style-name="ce57" office:value-type="float" office:value="0.975841645885287" calcext:value-type="float">
            <text:p>0.9758</text:p>
          </table:table-cell>
          <table:table-cell/>
          <table:table-cell table:style-name="ce28" table:formula="of:=INDEX([.$B$3:.$B$22];MATCH(LARGE(INDIRECT([.P224]);INDEX([.O224]));INDIRECT([.P224]);0);1)" office:value-type="string" office:string-value="Pz" calcext:value-type="string">
            <text:p>Pz</text:p>
          </table:table-cell>
          <table:table-cell table:style-name="ce90" table:formula="of:=INDEX(INDIRECT([.P224]);MATCH(LARGE(INDIRECT([.P224]);INDEX([.O224]));INDIRECT([.P224]);0);1)" office:value-type="float" office:value="0.995150862068966" calcext:value-type="float">
            <text:p>0.9952</text:p>
          </table:table-cell>
          <table:table-cell table:style-name="ce94" table:formula="of:=INDEX([.$B$3:.$B$22];MATCH(LARGE(INDIRECT([.Q224]);INDEX([.O224]));INDIRECT([.Q224]);0);1)" office:value-type="string" office:string-value="F7" calcext:value-type="string">
            <text:p>F7</text:p>
          </table:table-cell>
          <table:table-cell table:formula="of:=INDEX(INDIRECT([.Q224]);MATCH(LARGE(INDIRECT([.Q224]);INDEX([.O224]));INDIRECT([.Q224]);0);1)" office:value-type="float" office:value="0.991934226932668" calcext:value-type="float">
            <text:p>0.9919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57"/>
          <table:table-cell table:style-name="ce57" office:value-type="string" calcext:value-type="string">
            <text:p>C3</text:p>
          </table:table-cell>
          <table:table-cell table:style-name="ce57" office:value-type="float" office:value="0.0378997096876529" calcext:value-type="float">
            <text:p>0.0379</text:p>
          </table:table-cell>
          <table:table-cell table:style-name="ce57" office:value-type="float" office:value="0.988185736677116" calcext:value-type="float">
            <text:p>0.9882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526609676088813" calcext:value-type="float">
            <text:p>0.0527</text:p>
          </table:table-cell>
          <table:table-cell table:style-name="ce57" office:value-type="float" office:value="0.981920199501247" calcext:value-type="float">
            <text:p>0.9819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Cz</text:p>
          </table:table-cell>
          <table:table-cell table:style-name="ce57" office:value-type="float" office:value="0.0198417394533666" calcext:value-type="float">
            <text:p>0.0198</text:p>
          </table:table-cell>
          <table:table-cell table:style-name="ce57" office:value-type="float" office:value="0.995376175548589" calcext:value-type="float">
            <text:p>0.9954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319466603771224" calcext:value-type="float">
            <text:p>0.0319</text:p>
          </table:table-cell>
          <table:table-cell table:style-name="ce57" office:value-type="float" office:value="0.990336658354115" calcext:value-type="float">
            <text:p>0.9903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C4</text:p>
          </table:table-cell>
          <table:table-cell table:style-name="ce57" office:value-type="float" office:value="0.022874231395154" calcext:value-type="float">
            <text:p>0.0229</text:p>
          </table:table-cell>
          <table:table-cell table:style-name="ce57" office:value-type="float" office:value="0.993985109717868" calcext:value-type="float">
            <text:p>0.9940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323694648161331" calcext:value-type="float">
            <text:p>0.0324</text:p>
          </table:table-cell>
          <table:table-cell table:style-name="ce57" office:value-type="float" office:value="0.990336658354115" calcext:value-type="float">
            <text:p>0.9903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T8</text:p>
          </table:table-cell>
          <table:table-cell table:style-name="ce57" office:value-type="float" office:value="0.0257981133767328" calcext:value-type="float">
            <text:p>0.0258</text:p>
          </table:table-cell>
          <table:table-cell table:style-name="ce57" office:value-type="float" office:value="0.992221786833856" calcext:value-type="float">
            <text:p>0.9922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357240737686421" calcext:value-type="float">
            <text:p>0.0357</text:p>
          </table:table-cell>
          <table:table-cell table:style-name="ce57" office:value-type="float" office:value="0.988310473815461" calcext:value-type="float">
            <text:p>0.9883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P7</text:p>
          </table:table-cell>
          <table:table-cell table:style-name="ce57" office:value-type="float" office:value="0.0527484590319047" calcext:value-type="float">
            <text:p>0.0527</text:p>
          </table:table-cell>
          <table:table-cell table:style-name="ce57" office:value-type="float" office:value="0.981867163009404" calcext:value-type="float">
            <text:p>0.9819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687412806168812" calcext:value-type="float">
            <text:p>0.0687</text:p>
          </table:table-cell>
          <table:table-cell table:style-name="ce57" office:value-type="float" office:value="0.975724750623441" calcext:value-type="float">
            <text:p>0.9757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P3</text:p>
          </table:table-cell>
          <table:table-cell table:style-name="ce57" office:value-type="float" office:value="0.0474591248400866" calcext:value-type="float">
            <text:p>0.0475</text:p>
          </table:table-cell>
          <table:table-cell table:style-name="ce57" office:value-type="float" office:value="0.983346394984326" calcext:value-type="float">
            <text:p>0.9833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597477645759571" calcext:value-type="float">
            <text:p>0.0597</text:p>
          </table:table-cell>
          <table:table-cell table:style-name="ce57" office:value-type="float" office:value="0.979777119700748" calcext:value-type="float">
            <text:p>0.9798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Pz</text:p>
          </table:table-cell>
          <table:table-cell table:style-name="ce57" office:value-type="float" office:value="0.0175841959702073" calcext:value-type="float">
            <text:p>0.0176</text:p>
          </table:table-cell>
          <table:table-cell table:style-name="ce57" office:value-type="float" office:value="0.995150862068966" calcext:value-type="float">
            <text:p>0.9952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251379037160366" calcext:value-type="float">
            <text:p>0.0251</text:p>
          </table:table-cell>
          <table:table-cell table:style-name="ce57" office:value-type="float" office:value="0.992012157107232" calcext:value-type="float">
            <text:p>0.9920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P4</text:p>
          </table:table-cell>
          <table:table-cell table:style-name="ce57" office:value-type="float" office:value="0.0228009303709854" calcext:value-type="float">
            <text:p>0.0228</text:p>
          </table:table-cell>
          <table:table-cell table:style-name="ce57" office:value-type="float" office:value="0.993779388714734" calcext:value-type="float">
            <text:p>0.9938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331940737920477" calcext:value-type="float">
            <text:p>0.0332</text:p>
          </table:table-cell>
          <table:table-cell table:style-name="ce57" office:value-type="float" office:value="0.989752182044888" calcext:value-type="float">
            <text:p>0.9898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P8</text:p>
          </table:table-cell>
          <table:table-cell table:style-name="ce57" office:value-type="float" office:value="0.0328081842176149" calcext:value-type="float">
            <text:p>0.0328</text:p>
          </table:table-cell>
          <table:table-cell table:style-name="ce57" office:value-type="float" office:value="0.989449451410658" calcext:value-type="float">
            <text:p>0.9894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484375634934391" calcext:value-type="float">
            <text:p>0.0484</text:p>
          </table:table-cell>
          <table:table-cell table:style-name="ce57" office:value-type="float" office:value="0.983322942643392" calcext:value-type="float">
            <text:p>0.9833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O1</text:p>
          </table:table-cell>
          <table:table-cell table:style-name="ce57" office:value-type="float" office:value="0.0162541163451006" calcext:value-type="float">
            <text:p>0.0163</text:p>
          </table:table-cell>
          <table:table-cell table:style-name="ce57" office:value-type="float" office:value="0.995728840125392" calcext:value-type="float">
            <text:p>0.9957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215036559390122" calcext:value-type="float">
            <text:p>0.0215</text:p>
          </table:table-cell>
          <table:table-cell table:style-name="ce57" office:value-type="float" office:value="0.993765586034913" calcext:value-type="float">
            <text:p>0.9938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Oz</text:p>
          </table:table-cell>
          <table:table-cell table:style-name="ce57" office:value-type="float" office:value="0.1" calcext:value-type="float">
            <text:p>0.1000</text:p>
          </table:table-cell>
          <table:table-cell table:number-columns-repeated="5" table:style-name="ce57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57"/>
          <table:table-cell table:style-name="ce57" office:value-type="string" calcext:value-type="string">
            <text:p>O2</text:p>
          </table:table-cell>
          <table:table-cell table:style-name="ce57" office:value-type="float" office:value="0.0202778908108043" calcext:value-type="float">
            <text:p>0.0203</text:p>
          </table:table-cell>
          <table:table-cell table:style-name="ce57" office:value-type="float" office:value="0.994210423197492" calcext:value-type="float">
            <text:p>0.9942</text:p>
          </table:table-cell>
          <table:table-cell table:number-columns-repeated="2" table:style-name="ce57" office:value-type="float" office:value="0" calcext:value-type="float">
            <text:p>0.0000</text:p>
          </table:table-cell>
          <table:table-cell table:style-name="ce57" office:value-type="float" office:value="0.0278932817420804" calcext:value-type="float">
            <text:p>0.0279</text:p>
          </table:table-cell>
          <table:table-cell table:style-name="ce57" office:value-type="float" office:value="0.991154925187032" calcext:value-type="float">
            <text:p>0.9912</text:p>
          </table:table-cell>
          <table:table-cell table:number-columns-repeated="1016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number-columns-repeated="1008" table:default-cell-style-name="ce55"/>
        <table:table-column table:style-name="co13" table:number-columns-repeated="5" table:default-cell-style-name="Default"/>
        <table:table-row table:style-name="ro1">
          <table:table-cell table:style-name="ce3" office:value-type="string" calcext:value-type="string">
            <text:p>Oz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1" calcext:value-type="float">
            <text:p>0.100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" calcext:value-type="float">
            <text:p>0.0000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" calcext:value-type="float">
            <text:p>0.000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" calcext:value-type="float">
            <text:p>0.000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" calcext:value-type="float">
            <text:p>0.0000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" calcext:value-type="float">
            <text:p>0.0000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434093215956198" calcext:value-type="float">
            <text:p>0.043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5945336990596" calcext:value-type="float">
            <text:p>0.9859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53750619124278" calcext:value-type="float">
            <text:p>0.005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565573921432937" calcext:value-type="float">
            <text:p>0.056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0646041147132" calcext:value-type="float">
            <text:p>0.9806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599463371652145" calcext:value-type="float">
            <text:p>0.0060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O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511152294711108" calcext:value-type="float">
            <text:p>0.051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4468064263323" calcext:value-type="float">
            <text:p>0.9845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239001166033242" calcext:value-type="float">
            <text:p>0.023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60430517779478" calcext:value-type="float">
            <text:p>0.060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1253896508728" calcext:value-type="float">
            <text:p>0.9813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248399601130793" calcext:value-type="float">
            <text:p>0.0248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Cz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95536409133277" calcext:value-type="float">
            <text:p>0.039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7167907523511" calcext:value-type="float">
            <text:p>0.9872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828409207628422" calcext:value-type="float">
            <text:p>0.008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507785227040277" calcext:value-type="float">
            <text:p>0.050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2796913965087" calcext:value-type="float">
            <text:p>0.9828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885559180421301" calcext:value-type="float">
            <text:p>0.0089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Fp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50036149821919" calcext:value-type="float">
            <text:p>0.035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8930250783699" calcext:value-type="float">
            <text:p>0.9889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31174698749492" calcext:value-type="float">
            <text:p>0.013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474655230218537" calcext:value-type="float">
            <text:p>0.047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4530860349127" calcext:value-type="float">
            <text:p>0.9845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46887411458046" calcext:value-type="float">
            <text:p>0.0147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O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71846535164085" calcext:value-type="float">
            <text:p>0.037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8149490595611" calcext:value-type="float">
            <text:p>0.9881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03402098824712" calcext:value-type="float">
            <text:p>0.010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474852060206163" calcext:value-type="float">
            <text:p>0.047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4534756857856" calcext:value-type="float">
            <text:p>0.9845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15412172369796" calcext:value-type="float">
            <text:p>0.0115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Pz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51622483132007" calcext:value-type="float">
            <text:p>0.035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8894984326019" calcext:value-type="float">
            <text:p>0.9889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10510658844132" calcext:value-type="float">
            <text:p>0.011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466386310781754" calcext:value-type="float">
            <text:p>0.046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4671134663342" calcext:value-type="float">
            <text:p>0.9847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18607034680477" calcext:value-type="float">
            <text:p>0.0119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42258096081139" calcext:value-type="float">
            <text:p>0.034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9239811912226" calcext:value-type="float">
            <text:p>0.9892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982979840091035" calcext:value-type="float">
            <text:p>0.009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441622942732241" calcext:value-type="float">
            <text:p>0.044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5212749376558" calcext:value-type="float">
            <text:p>0.9852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15358778865935" calcext:value-type="float">
            <text:p>0.0115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T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14400524531307" calcext:value-type="float">
            <text:p>0.031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018710815047" calcext:value-type="float">
            <text:p>0.9902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560451200298287" calcext:value-type="float">
            <text:p>0.005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423456268033629" calcext:value-type="float">
            <text:p>0.042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6206359102244" calcext:value-type="float">
            <text:p>0.9862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597258516422657" calcext:value-type="float">
            <text:p>0.0060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08913940869297" calcext:value-type="float">
            <text:p>0.030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0331112852664" calcext:value-type="float">
            <text:p>0.9903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996030111449012" calcext:value-type="float">
            <text:p>0.010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411104523355941" calcext:value-type="float">
            <text:p>0.041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6576527431422" calcext:value-type="float">
            <text:p>0.9866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22681150857854" calcext:value-type="float">
            <text:p>0.0123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06886756983235" calcext:value-type="float">
            <text:p>0.030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0602468652038" calcext:value-type="float">
            <text:p>0.9906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731469081308763" calcext:value-type="float">
            <text:p>0.007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411016937835604" calcext:value-type="float">
            <text:p>0.041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6662250623441" calcext:value-type="float">
            <text:p>0.9867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846131852222268" calcext:value-type="float">
            <text:p>0.0085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T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08625305113879" calcext:value-type="float">
            <text:p>0.030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040262539185" calcext:value-type="float">
            <text:p>0.9904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472533556400543" calcext:value-type="float">
            <text:p>0.004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412192164377241" calcext:value-type="float">
            <text:p>0.041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689993765586" calcext:value-type="float">
            <text:p>0.9869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532525393826462" calcext:value-type="float">
            <text:p>0.0053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292718935217292" calcext:value-type="float">
            <text:p>0.029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0850313479624" calcext:value-type="float">
            <text:p>0.9909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35000167779126" calcext:value-type="float">
            <text:p>0.003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93488180336335" calcext:value-type="float">
            <text:p>0.039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6923316708229" calcext:value-type="float">
            <text:p>0.9869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407218615593448" calcext:value-type="float">
            <text:p>0.0041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17880069743787" calcext:value-type="float">
            <text:p>0.031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0324255485893" calcext:value-type="float">
            <text:p>0.9903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898226795827411" calcext:value-type="float">
            <text:p>0.009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407694011968311" calcext:value-type="float">
            <text:p>0.040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7141521197007" calcext:value-type="float">
            <text:p>0.9871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06636116633126" calcext:value-type="float">
            <text:p>0.0107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Fp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286800769022681" calcext:value-type="float">
            <text:p>0.028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0645572100314" calcext:value-type="float">
            <text:p>0.9906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14957235603403" calcext:value-type="float">
            <text:p>0.011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70998174773832" calcext:value-type="float">
            <text:p>0.037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7379208229426" calcext:value-type="float">
            <text:p>0.9874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119441739333553" calcext:value-type="float">
            <text:p>0.0119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295406936934192" calcext:value-type="float">
            <text:p>0.029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1198079937304" calcext:value-type="float">
            <text:p>0.9912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767586961875625" calcext:value-type="float">
            <text:p>0.007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89094660412799" calcext:value-type="float">
            <text:p>0.038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741427680798" calcext:value-type="float">
            <text:p>0.9874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828840724021842" calcext:value-type="float">
            <text:p>0.0083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Fz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298541794632829" calcext:value-type="float">
            <text:p>0.029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0726880877743" calcext:value-type="float">
            <text:p>0.9907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704958401581005" calcext:value-type="float">
            <text:p>0.007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90434939689334" calcext:value-type="float">
            <text:p>0.039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7425966334165" calcext:value-type="float">
            <text:p>0.9874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812689735504372" calcext:value-type="float">
            <text:p>0.0081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270474374959746" calcext:value-type="float">
            <text:p>0.027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1776057993731" calcext:value-type="float">
            <text:p>0.9918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563651340279596" calcext:value-type="float">
            <text:p>0.005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77218472200302" calcext:value-type="float">
            <text:p>0.037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7831203241895" calcext:value-type="float">
            <text:p>0.9878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683716206711361" calcext:value-type="float">
            <text:p>0.0068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244985573801145" calcext:value-type="float">
            <text:p>0.024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2590125391849" calcext:value-type="float">
            <text:p>0.9926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384841381645756" calcext:value-type="float">
            <text:p>0.003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344120480277241" calcext:value-type="float">
            <text:p>0.034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88781951371571" calcext:value-type="float">
            <text:p>0.9888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419604320970518" calcext:value-type="float">
            <text:p>0.0042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19952554205596" calcext:value-type="float">
            <text:p>0.020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4386755485893" calcext:value-type="float">
            <text:p>0.9944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338327963505346" calcext:value-type="float">
            <text:p>0.003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0285504153054359" calcext:value-type="float">
            <text:p>0.028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0.991119856608479" calcext:value-type="float">
            <text:p>0.9911</text:p>
          </table:table-cell>
          <table:table-cell table:style-name="ce3" office:value-type="string" calcext:value-type="string">
            <text:p>\pm</text:p>
          </table:table-cell>
          <table:table-cell table:style-name="ce3" office:value-type="float" office:value="0.00413374708075355" calcext:value-type="float">
            <text:p>0.0041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6"/>
          <table:table-cell table:number-columns-repeated="978"/>
          <table:table-cell table:style-name="ce55" table:number-columns-repeated="5"/>
        </table:table-row>
        <table:table-row table:style-name="ro1" table:number-rows-repeated="4">
          <table:table-cell table:number-columns-repeated="1013"/>
        </table:table-row>
        <table:table-row table:style-name="ro1" table:number-rows-repeated="8">
          <table:table-cell table:style-name="Default" table:number-columns-repeated="6"/>
          <table:table-cell table:number-columns-repeated="1007"/>
        </table:table-row>
        <table:table-row table:style-name="ro1" table:number-rows-repeated="1048543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heet3" table:style-name="ta1">
        <table:table-column table:style-name="co14" table:default-cell-style-name="ce49"/>
        <table:table-column table:style-name="co15" table:default-cell-style-name="ce49"/>
        <table:table-column table:style-name="co16" table:default-cell-style-name="ce54"/>
        <table:table-column table:style-name="co15" table:default-cell-style-name="ce54"/>
        <table:table-column table:style-name="co17" table:default-cell-style-name="ce58"/>
        <table:table-column table:style-name="co15" table:default-cell-style-name="ce58"/>
        <table:table-column table:style-name="co17" table:default-cell-style-name="ce61"/>
        <table:table-column table:style-name="co15" table:default-cell-style-name="ce61"/>
        <table:table-column table:style-name="co16" table:default-cell-style-name="ce64"/>
        <table:table-column table:style-name="co15" table:default-cell-style-name="ce64"/>
        <table:table-column table:style-name="co16" table:default-cell-style-name="ce66"/>
        <table:table-column table:style-name="co15" table:default-cell-style-name="ce66"/>
        <table:table-column table:style-name="co16" table:default-cell-style-name="ce69"/>
        <table:table-column table:style-name="co15" table:default-cell-style-name="ce69"/>
        <table:table-column table:style-name="co16" table:default-cell-style-name="ce69"/>
        <table:table-column table:style-name="co15" table:default-cell-style-name="ce69"/>
        <table:table-column table:style-name="co16" table:default-cell-style-name="ce73"/>
        <table:table-column table:style-name="co15" table:default-cell-style-name="ce73"/>
        <table:table-column table:style-name="co16" table:default-cell-style-name="ce73"/>
        <table:table-column table:style-name="co15" table:default-cell-style-name="ce73"/>
        <table:table-column table:style-name="co16" table:default-cell-style-name="ce112"/>
        <table:table-column table:style-name="co15" table:default-cell-style-name="ce112"/>
        <table:table-column table:style-name="co16" table:default-cell-style-name="ce112"/>
        <table:table-column table:style-name="co17" table:default-cell-style-name="ce116"/>
        <table:table-column table:style-name="co15" table:default-cell-style-name="ce116"/>
        <table:table-column table:style-name="co17" table:default-cell-style-name="ce116"/>
        <table:table-column table:style-name="co15" table:default-cell-style-name="ce116"/>
        <table:table-column table:style-name="co16" table:default-cell-style-name="ce120"/>
        <table:table-column table:style-name="co15" table:default-cell-style-name="ce120"/>
        <table:table-column table:style-name="co16" table:default-cell-style-name="ce120"/>
        <table:table-column table:style-name="co15" table:default-cell-style-name="ce120"/>
        <table:table-column table:style-name="co16" table:default-cell-style-name="ce124"/>
        <table:table-column table:style-name="co15" table:default-cell-style-name="ce124"/>
        <table:table-column table:style-name="co16" table:default-cell-style-name="ce124"/>
        <table:table-column table:style-name="co15" table:default-cell-style-name="ce124"/>
        <table:table-column table:style-name="co17" table:default-cell-style-name="ce128"/>
        <table:table-column table:style-name="co15" table:default-cell-style-name="ce128"/>
        <table:table-column table:style-name="co17" table:default-cell-style-name="ce128"/>
        <table:table-column table:style-name="co13" table:default-cell-style-name="Default"/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'SearchSpaceResult_2Ch_(61)_S109_RemoveBaseLineOff_OrthogonalOn_SamplesIn4Out8_Avg_E30_20191031'.A1:'SearchSpaceResult_2Ch_(61)_S109_RemoveBaseLineOff_OrthogonalOn_SamplesIn4Out8_Avg_E30_20191031'.H22" table:contains-header="false" table:orientation="column"/>
        <table:database-range table:name="__Anonymous_Sheet_DB__1" table:target-range-address="Sheet2.A1:Sheet2.N20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20:40:53.920933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9-11-06T16:22:04.554536759</dc:date>
    <meta:editing-duration>P1DT9H13M51S</meta:editing-duration>
    <meta:editing-cycles>26</meta:editing-cycles>
    <meta:document-statistic meta:table-count="3" meta:cell-count="2669" meta:object-count="0"/>
  </office:meta>
</office:document-meta>
</file>